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487480" calcext:value-type="float">
            <text:p><text:s text:c="3"/>9,487,480</text:p>
          </table:table-cell>
          <table:table-cell table:style-name="ce18" office:value-type="float" office:value="23400220" calcext:value-type="float">
            <text:p><text:s text:c="3"/>23,400,220</text:p>
          </table:table-cell>
          <table:table-cell table:style-name="ce18" office:value-type="float" office:value="11526193" calcext:value-type="float">
            <text:p><text:s text:c="3"/>11,526,193</text:p>
          </table:table-cell>
          <table:table-cell table:style-name="ce24" office:value-type="float" office:value="11874027" calcext:value-type="float">
            <text:p><text:s text:c="3"/>11,874,02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717815" calcext:value-type="float">
            <text:p><text:s text:c="3"/>1,717,815</text:p>
          </table:table-cell>
          <table:table-cell table:style-name="ce18" office:value-type="float" office:value="4047001" calcext:value-type="float">
            <text:p><text:s text:c="3"/>4,047,001</text:p>
          </table:table-cell>
          <table:table-cell table:style-name="ce18" office:value-type="float" office:value="1965488" calcext:value-type="float">
            <text:p><text:s text:c="3"/>1,965,488</text:p>
          </table:table-cell>
          <table:table-cell table:style-name="ce24" office:value-type="float" office:value="2081513" calcext:value-type="float">
            <text:p><text:s text:c="3"/>2,081,51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71493" calcext:value-type="float">
            <text:p><text:s text:c="3"/>1,071,493</text:p>
          </table:table-cell>
          <table:table-cell table:style-name="ce18" office:value-type="float" office:value="2490869" calcext:value-type="float">
            <text:p><text:s text:c="3"/>2,490,869</text:p>
          </table:table-cell>
          <table:table-cell table:style-name="ce18" office:value-type="float" office:value="1174537" calcext:value-type="float">
            <text:p><text:s text:c="3"/>1,174,537</text:p>
          </table:table-cell>
          <table:table-cell table:style-name="ce24" office:value-type="float" office:value="1316332" calcext:value-type="float">
            <text:p><text:s text:c="3"/>1,316,33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38118" calcext:value-type="float">
            <text:p><text:s text:c="3"/>938,118</text:p>
          </table:table-cell>
          <table:table-cell table:style-name="ce18" office:value-type="float" office:value="2338648" calcext:value-type="float">
            <text:p><text:s text:c="3"/>2,338,648</text:p>
          </table:table-cell>
          <table:table-cell table:style-name="ce18" office:value-type="float" office:value="1151696" calcext:value-type="float">
            <text:p><text:s text:c="3"/>1,151,696</text:p>
          </table:table-cell>
          <table:table-cell table:style-name="ce24" office:value-type="float" office:value="1186952" calcext:value-type="float">
            <text:p><text:s text:c="3"/>1,186,952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108045" calcext:value-type="float">
            <text:p><text:s text:c="3"/>1,108,045</text:p>
          </table:table-cell>
          <table:table-cell table:style-name="ce18" office:value-type="float" office:value="2860601" calcext:value-type="float">
            <text:p><text:s text:c="3"/>2,860,601</text:p>
          </table:table-cell>
          <table:table-cell table:style-name="ce18" office:value-type="float" office:value="1396597" calcext:value-type="float">
            <text:p><text:s text:c="3"/>1,396,597</text:p>
          </table:table-cell>
          <table:table-cell table:style-name="ce24" office:value-type="float" office:value="1464004" calcext:value-type="float">
            <text:p><text:s text:c="3"/>1,464,00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46132" calcext:value-type="float">
            <text:p><text:s text:c="3"/>746,132</text:p>
          </table:table-cell>
          <table:table-cell table:style-name="ce18" office:value-type="float" office:value="1858651" calcext:value-type="float">
            <text:p><text:s text:c="3"/>1,858,651</text:p>
          </table:table-cell>
          <table:table-cell table:style-name="ce18" office:value-type="float" office:value="921613" calcext:value-type="float">
            <text:p><text:s text:c="3"/>921,613</text:p>
          </table:table-cell>
          <table:table-cell table:style-name="ce24" office:value-type="float" office:value="937038" calcext:value-type="float">
            <text:p><text:s text:c="3"/>937,038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74755" calcext:value-type="float">
            <text:p><text:s text:c="3"/>1,174,755</text:p>
          </table:table-cell>
          <table:table-cell table:style-name="ce18" office:value-type="float" office:value="2731412" calcext:value-type="float">
            <text:p><text:s text:c="3"/>2,731,412</text:p>
          </table:table-cell>
          <table:table-cell table:style-name="ce18" office:value-type="float" office:value="1337224" calcext:value-type="float">
            <text:p><text:s text:c="3"/>1,337,224</text:p>
          </table:table-cell>
          <table:table-cell table:style-name="ce24" office:value-type="float" office:value="1394188" calcext:value-type="float">
            <text:p><text:s text:c="3"/>1,394,188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82251" calcext:value-type="float">
            <text:p><text:s text:c="3"/>2,682,251</text:p>
          </table:table-cell>
          <table:table-cell table:style-name="ce18" office:value-type="float" office:value="6915487" calcext:value-type="float">
            <text:p><text:s text:c="3"/>6,915,487</text:p>
          </table:table-cell>
          <table:table-cell table:style-name="ce18" office:value-type="float" office:value="3499730" calcext:value-type="float">
            <text:p><text:s text:c="3"/>3,499,730</text:p>
          </table:table-cell>
          <table:table-cell table:style-name="ce24" office:value-type="float" office:value="3415757" calcext:value-type="float">
            <text:p><text:s text:c="3"/>3,415,757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3842" calcext:value-type="float">
            <text:p><text:s text:c="3"/>183,842</text:p>
          </table:table-cell>
          <table:table-cell table:style-name="ce19" office:value-type="float" office:value="449212" calcext:value-type="float">
            <text:p><text:s text:c="3"/>449,212</text:p>
          </table:table-cell>
          <table:table-cell table:style-name="ce19" office:value-type="float" office:value="225131" calcext:value-type="float">
            <text:p><text:s text:c="3"/>225,131</text:p>
          </table:table-cell>
          <table:table-cell table:style-name="ce25" office:value-type="float" office:value="224081" calcext:value-type="float">
            <text:p><text:s text:c="3"/>224,08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30101" calcext:value-type="float">
            <text:p><text:s text:c="3"/>230,101</text:p>
          </table:table-cell>
          <table:table-cell table:style-name="ce19" office:value-type="float" office:value="594641" calcext:value-type="float">
            <text:p><text:s text:c="3"/>594,641</text:p>
          </table:table-cell>
          <table:table-cell table:style-name="ce19" office:value-type="float" office:value="302644" calcext:value-type="float">
            <text:p><text:s text:c="3"/>302,644</text:p>
          </table:table-cell>
          <table:table-cell table:style-name="ce25" office:value-type="float" office:value="291997" calcext:value-type="float">
            <text:p><text:s text:c="3"/>291,99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4757" calcext:value-type="float">
            <text:p><text:s text:c="3"/>204,757</text:p>
          </table:table-cell>
          <table:table-cell table:style-name="ce19" office:value-type="float" office:value="532854" calcext:value-type="float">
            <text:p><text:s text:c="3"/>532,854</text:p>
          </table:table-cell>
          <table:table-cell table:style-name="ce19" office:value-type="float" office:value="273824" calcext:value-type="float">
            <text:p><text:s text:c="3"/>273,824</text:p>
          </table:table-cell>
          <table:table-cell table:style-name="ce25" office:value-type="float" office:value="259030" calcext:value-type="float">
            <text:p><text:s text:c="3"/>259,03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20864" calcext:value-type="float">
            <text:p><text:s text:c="3"/>420,864</text:p>
          </table:table-cell>
          <table:table-cell table:style-name="ce19" office:value-type="float" office:value="1225675" calcext:value-type="float">
            <text:p><text:s text:c="3"/>1,225,675</text:p>
          </table:table-cell>
          <table:table-cell table:style-name="ce19" office:value-type="float" office:value="621327" calcext:value-type="float">
            <text:p><text:s text:c="3"/>621,327</text:p>
          </table:table-cell>
          <table:table-cell table:style-name="ce25" office:value-type="float" office:value="604348" calcext:value-type="float">
            <text:p><text:s text:c="3"/>604,34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4093" calcext:value-type="float">
            <text:p><text:s text:c="3"/>184,093</text:p>
          </table:table-cell>
          <table:table-cell table:style-name="ce19" office:value-type="float" office:value="472299" calcext:value-type="float">
            <text:p><text:s text:c="3"/>472,299</text:p>
          </table:table-cell>
          <table:table-cell table:style-name="ce19" office:value-type="float" office:value="240207" calcext:value-type="float">
            <text:p><text:s text:c="3"/>240,207</text:p>
          </table:table-cell>
          <table:table-cell table:style-name="ce25" office:value-type="float" office:value="232092" calcext:value-type="float">
            <text:p><text:s text:c="3"/>232,0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53144" calcext:value-type="float">
            <text:p><text:s text:c="3"/>253,144</text:p>
          </table:table-cell>
          <table:table-cell table:style-name="ce19" office:value-type="float" office:value="658427" calcext:value-type="float">
            <text:p><text:s text:c="3"/>658,427</text:p>
          </table:table-cell>
          <table:table-cell table:style-name="ce19" office:value-type="float" office:value="338587" calcext:value-type="float">
            <text:p><text:s text:c="3"/>338,587</text:p>
          </table:table-cell>
          <table:table-cell table:style-name="ce25" office:value-type="float" office:value="319840" calcext:value-type="float">
            <text:p><text:s text:c="3"/>319,84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9096" calcext:value-type="float">
            <text:p><text:s text:c="3"/>189,096</text:p>
          </table:table-cell>
          <table:table-cell table:style-name="ce19" office:value-type="float" office:value="478786" calcext:value-type="float">
            <text:p><text:s text:c="3"/>478,786</text:p>
          </table:table-cell>
          <table:table-cell table:style-name="ce19" office:value-type="float" office:value="247718" calcext:value-type="float">
            <text:p><text:s text:c="3"/>247,718</text:p>
          </table:table-cell>
          <table:table-cell table:style-name="ce25" office:value-type="float" office:value="231068" calcext:value-type="float">
            <text:p><text:s text:c="3"/>231,06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303781" calcext:value-type="float">
            <text:p><text:s text:c="3"/>303,781</text:p>
          </table:table-cell>
          <table:table-cell table:style-name="ce19" office:value-type="float" office:value="789239" calcext:value-type="float">
            <text:p><text:s text:c="3"/>789,239</text:p>
          </table:table-cell>
          <table:table-cell table:style-name="ce19" office:value-type="float" office:value="399227" calcext:value-type="float">
            <text:p><text:s text:c="3"/>399,227</text:p>
          </table:table-cell>
          <table:table-cell table:style-name="ce25" office:value-type="float" office:value="390012" calcext:value-type="float">
            <text:p><text:s text:c="3"/>390,0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885" calcext:value-type="float">
            <text:p><text:s text:c="3"/>85,885</text:p>
          </table:table-cell>
          <table:table-cell table:style-name="ce19" office:value-type="float" office:value="210219" calcext:value-type="float">
            <text:p><text:s text:c="3"/>210,219</text:p>
          </table:table-cell>
          <table:table-cell table:style-name="ce19" office:value-type="float" office:value="107085" calcext:value-type="float">
            <text:p><text:s text:c="3"/>107,085</text:p>
          </table:table-cell>
          <table:table-cell table:style-name="ce25" office:value-type="float" office:value="103134" calcext:value-type="float">
            <text:p><text:s text:c="3"/>103,13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30490" calcext:value-type="float">
            <text:p><text:s text:c="3"/>130,490</text:p>
          </table:table-cell>
          <table:table-cell table:style-name="ce19" office:value-type="float" office:value="315374" calcext:value-type="float">
            <text:p><text:s text:c="3"/>315,374</text:p>
          </table:table-cell>
          <table:table-cell table:style-name="ce19" office:value-type="float" office:value="158193" calcext:value-type="float">
            <text:p><text:s text:c="3"/>158,193</text:p>
          </table:table-cell>
          <table:table-cell table:style-name="ce25" office:value-type="float" office:value="157181" calcext:value-type="float">
            <text:p><text:s text:c="3"/>157,18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918" calcext:value-type="float">
            <text:p><text:s text:c="3"/>43,918</text:p>
          </table:table-cell>
          <table:table-cell table:style-name="ce19" office:value-type="float" office:value="107901" calcext:value-type="float">
            <text:p><text:s text:c="3"/>107,901</text:p>
          </table:table-cell>
          <table:table-cell table:style-name="ce19" office:value-type="float" office:value="55167" calcext:value-type="float">
            <text:p><text:s text:c="3"/>55,167</text:p>
          </table:table-cell>
          <table:table-cell table:style-name="ce25" office:value-type="float" office:value="52734" calcext:value-type="float">
            <text:p><text:s text:c="3"/>52,734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2896" calcext:value-type="float">
            <text:p><text:s text:c="3"/>162,896</text:p>
          </table:table-cell>
          <table:table-cell table:style-name="ce19" office:value-type="float" office:value="361441" calcext:value-type="float">
            <text:p><text:s text:c="3"/>361,441</text:p>
          </table:table-cell>
          <table:table-cell table:style-name="ce19" office:value-type="float" office:value="179315" calcext:value-type="float">
            <text:p><text:s text:c="3"/>179,315</text:p>
          </table:table-cell>
          <table:table-cell table:style-name="ce25" office:value-type="float" office:value="182126" calcext:value-type="float">
            <text:p><text:s text:c="3"/>182,12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3977" calcext:value-type="float">
            <text:p><text:s text:c="3"/>183,977</text:p>
          </table:table-cell>
          <table:table-cell table:style-name="ce19" office:value-type="float" office:value="457242" calcext:value-type="float">
            <text:p><text:s text:c="3"/>457,242</text:p>
          </table:table-cell>
          <table:table-cell table:style-name="ce19" office:value-type="float" office:value="225641" calcext:value-type="float">
            <text:p><text:s text:c="3"/>225,641</text:p>
          </table:table-cell>
          <table:table-cell table:style-name="ce25" office:value-type="float" office:value="231601" calcext:value-type="float">
            <text:p><text:s text:c="3"/>231,60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5407" calcext:value-type="float">
            <text:p><text:s text:c="3"/>105,407</text:p>
          </table:table-cell>
          <table:table-cell table:style-name="ce19" office:value-type="float" office:value="262177" calcext:value-type="float">
            <text:p><text:s text:c="3"/>262,177</text:p>
          </table:table-cell>
          <table:table-cell table:style-name="ce19" office:value-type="float" office:value="125664" calcext:value-type="float">
            <text:p><text:s text:c="3"/>125,664</text:p>
          </table:table-cell>
          <table:table-cell table:style-name="ce25" office:value-type="float" office:value="136513" calcext:value-type="float">
            <text:p><text:s text:c="3"/>136,513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8871" calcext:value-type="float">
            <text:p><text:s text:c="3"/>48,871</text:p>
          </table:table-cell>
          <table:table-cell table:style-name="ce18" office:value-type="float" office:value="157551" calcext:value-type="float">
            <text:p><text:s text:c="3"/>157,551</text:p>
          </table:table-cell>
          <table:table-cell table:style-name="ce18" office:value-type="float" office:value="79308" calcext:value-type="float">
            <text:p><text:s text:c="3"/>79,308</text:p>
          </table:table-cell>
          <table:table-cell table:style-name="ce24" office:value-type="float" office:value="78243" calcext:value-type="float">
            <text:p><text:s text:c="3"/>78,24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975" calcext:value-type="float">
            <text:p><text:s text:c="3"/>44,975</text:p>
          </table:table-cell>
          <table:table-cell table:style-name="ce19" office:value-type="float" office:value="143601" calcext:value-type="float">
            <text:p><text:s text:c="3"/>143,601</text:p>
          </table:table-cell>
          <table:table-cell table:style-name="ce19" office:value-type="float" office:value="71254" calcext:value-type="float">
            <text:p><text:s text:c="3"/>71,254</text:p>
          </table:table-cell>
          <table:table-cell table:style-name="ce25" office:value-type="float" office:value="72347" calcext:value-type="float">
            <text:p><text:s text:c="3"/>72,347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896" calcext:value-type="float">
            <text:p><text:s text:c="3"/>3,896</text:p>
          </table:table-cell>
          <table:table-cell table:style-name="ce20" office:value-type="float" office:value="13950" calcext:value-type="float">
            <text:p><text:s text:c="3"/>13,950</text:p>
          </table:table-cell>
          <table:table-cell table:style-name="ce20" office:value-type="float" office:value="8054" calcext:value-type="float">
            <text:p><text:s text:c="3"/>8,054</text:p>
          </table:table-cell>
          <table:table-cell table:style-name="ce26" office:value-type="float" office:value="5896" calcext:value-type="float">
            <text:p><text:s text:c="3"/>5,896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717815" calcext:value-type="float">
            <text:p>1,717,815</text:p>
          </table:table-cell>
          <table:table-cell table:style-name="ce39" office:value-type="float" office:value="4047001" calcext:value-type="float">
            <text:p>4,047,001</text:p>
          </table:table-cell>
          <table:table-cell table:style-name="ce39" office:value-type="float" office:value="1965488" calcext:value-type="float">
            <text:p>1,965,488</text:p>
          </table:table-cell>
          <table:table-cell table:style-name="ce43" office:value-type="float" office:value="2081513" calcext:value-type="float">
            <text:p>2,081,5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31201" calcext:value-type="float">
            <text:p>231,201</text:p>
          </table:table-cell>
          <table:table-cell table:style-name="ce40" office:value-type="float" office:value="553538" calcext:value-type="float">
            <text:p>553,538</text:p>
          </table:table-cell>
          <table:table-cell table:style-name="ce40" office:value-type="float" office:value="267488" calcext:value-type="float">
            <text:p>267,488</text:p>
          </table:table-cell>
          <table:table-cell table:style-name="ce44" office:value-type="float" office:value="286050" calcext:value-type="float">
            <text:p>286,05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5752" calcext:value-type="float">
            <text:p>165,752</text:p>
          </table:table-cell>
          <table:table-cell table:style-name="ce40" office:value-type="float" office:value="383355" calcext:value-type="float">
            <text:p>383,355</text:p>
          </table:table-cell>
          <table:table-cell table:style-name="ce40" office:value-type="float" office:value="187023" calcext:value-type="float">
            <text:p>187,023</text:p>
          </table:table-cell>
          <table:table-cell table:style-name="ce44" office:value-type="float" office:value="196332" calcext:value-type="float">
            <text:p>196,3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7153" calcext:value-type="float">
            <text:p>177,153</text:p>
          </table:table-cell>
          <table:table-cell table:style-name="ce40" office:value-type="float" office:value="405956" calcext:value-type="float">
            <text:p>405,956</text:p>
          </table:table-cell>
          <table:table-cell table:style-name="ce40" office:value-type="float" office:value="194887" calcext:value-type="float">
            <text:p>194,887</text:p>
          </table:table-cell>
          <table:table-cell table:style-name="ce44" office:value-type="float" office:value="211069" calcext:value-type="float">
            <text:p>211,06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3645" calcext:value-type="float">
            <text:p>93,645</text:p>
          </table:table-cell>
          <table:table-cell table:style-name="ce40" office:value-type="float" office:value="213742" calcext:value-type="float">
            <text:p>213,742</text:p>
          </table:table-cell>
          <table:table-cell table:style-name="ce40" office:value-type="float" office:value="100719" calcext:value-type="float">
            <text:p>100,719</text:p>
          </table:table-cell>
          <table:table-cell table:style-name="ce44" office:value-type="float" office:value="113023" calcext:value-type="float">
            <text:p>113,02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71874" calcext:value-type="float">
            <text:p>171,874</text:p>
          </table:table-cell>
          <table:table-cell table:style-name="ce40" office:value-type="float" office:value="423503" calcext:value-type="float">
            <text:p>423,503</text:p>
          </table:table-cell>
          <table:table-cell table:style-name="ce40" office:value-type="float" office:value="205296" calcext:value-type="float">
            <text:p>205,296</text:p>
          </table:table-cell>
          <table:table-cell table:style-name="ce44" office:value-type="float" office:value="218207" calcext:value-type="float">
            <text:p>218,2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8508" calcext:value-type="float">
            <text:p>138,508</text:p>
          </table:table-cell>
          <table:table-cell table:style-name="ce40" office:value-type="float" office:value="306571" calcext:value-type="float">
            <text:p>306,571</text:p>
          </table:table-cell>
          <table:table-cell table:style-name="ce40" office:value-type="float" office:value="146228" calcext:value-type="float">
            <text:p>146,228</text:p>
          </table:table-cell>
          <table:table-cell table:style-name="ce44" office:value-type="float" office:value="160343" calcext:value-type="float">
            <text:p>160,3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770" calcext:value-type="float">
            <text:p>69,770</text:p>
          </table:table-cell>
          <table:table-cell table:style-name="ce40" office:value-type="float" office:value="178981" calcext:value-type="float">
            <text:p>178,981</text:p>
          </table:table-cell>
          <table:table-cell table:style-name="ce40" office:value-type="float" office:value="88804" calcext:value-type="float">
            <text:p>88,804</text:p>
          </table:table-cell>
          <table:table-cell table:style-name="ce44" office:value-type="float" office:value="90177" calcext:value-type="float">
            <text:p>90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5294" calcext:value-type="float">
            <text:p>35,294</text:p>
          </table:table-cell>
          <table:table-cell table:style-name="ce40" office:value-type="float" office:value="89339" calcext:value-type="float">
            <text:p>89,339</text:p>
          </table:table-cell>
          <table:table-cell table:style-name="ce40" office:value-type="float" office:value="44555" calcext:value-type="float">
            <text:p>44,555</text:p>
          </table:table-cell>
          <table:table-cell table:style-name="ce44" office:value-type="float" office:value="44784" calcext:value-type="float">
            <text:p>44,7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754" calcext:value-type="float">
            <text:p>46,754</text:p>
          </table:table-cell>
          <table:table-cell table:style-name="ce40" office:value-type="float" office:value="115335" calcext:value-type="float">
            <text:p>115,335</text:p>
          </table:table-cell>
          <table:table-cell table:style-name="ce40" office:value-type="float" office:value="57359" calcext:value-type="float">
            <text:p>57,359</text:p>
          </table:table-cell>
          <table:table-cell table:style-name="ce44" office:value-type="float" office:value="57976" calcext:value-type="float">
            <text:p>57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6988" calcext:value-type="float">
            <text:p>96,988</text:p>
          </table:table-cell>
          <table:table-cell table:style-name="ce40" office:value-type="float" office:value="200726" calcext:value-type="float">
            <text:p>200,726</text:p>
          </table:table-cell>
          <table:table-cell table:style-name="ce40" office:value-type="float" office:value="95295" calcext:value-type="float">
            <text:p>95,295</text:p>
          </table:table-cell>
          <table:table-cell table:style-name="ce44" office:value-type="float" office:value="105431" calcext:value-type="float">
            <text:p>105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7707" calcext:value-type="float">
            <text:p>97,707</text:p>
          </table:table-cell>
          <table:table-cell table:style-name="ce40" office:value-type="float" office:value="210817" calcext:value-type="float">
            <text:p>210,817</text:p>
          </table:table-cell>
          <table:table-cell table:style-name="ce40" office:value-type="float" office:value="102233" calcext:value-type="float">
            <text:p>102,233</text:p>
          </table:table-cell>
          <table:table-cell table:style-name="ce44" office:value-type="float" office:value="108584" calcext:value-type="float">
            <text:p>108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42" calcext:value-type="float">
            <text:p>16,042</text:p>
          </table:table-cell>
          <table:table-cell table:style-name="ce40" office:value-type="float" office:value="36330" calcext:value-type="float">
            <text:p>36,330</text:p>
          </table:table-cell>
          <table:table-cell table:style-name="ce40" office:value-type="float" office:value="18310" calcext:value-type="float">
            <text:p>18,310</text:p>
          </table:table-cell>
          <table:table-cell table:style-name="ce44" office:value-type="float" office:value="18020" calcext:value-type="float">
            <text:p>18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7113" calcext:value-type="float">
            <text:p>97,113</text:p>
          </table:table-cell>
          <table:table-cell table:style-name="ce40" office:value-type="float" office:value="241224" calcext:value-type="float">
            <text:p>241,224</text:p>
          </table:table-cell>
          <table:table-cell table:style-name="ce40" office:value-type="float" office:value="117779" calcext:value-type="float">
            <text:p>117,779</text:p>
          </table:table-cell>
          <table:table-cell table:style-name="ce44" office:value-type="float" office:value="123445" calcext:value-type="float">
            <text:p>123,4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6666" calcext:value-type="float">
            <text:p>76,666</text:p>
          </table:table-cell>
          <table:table-cell table:style-name="ce40" office:value-type="float" office:value="198359" calcext:value-type="float">
            <text:p>198,359</text:p>
          </table:table-cell>
          <table:table-cell table:style-name="ce40" office:value-type="float" office:value="96796" calcext:value-type="float">
            <text:p>96,796</text:p>
          </table:table-cell>
          <table:table-cell table:style-name="ce44" office:value-type="float" office:value="101563" calcext:value-type="float">
            <text:p>101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9187" calcext:value-type="float">
            <text:p>39,187</text:p>
          </table:table-cell>
          <table:table-cell table:style-name="ce40" office:value-type="float" office:value="93860" calcext:value-type="float">
            <text:p>93,860</text:p>
          </table:table-cell>
          <table:table-cell table:style-name="ce40" office:value-type="float" office:value="46641" calcext:value-type="float">
            <text:p>46,641</text:p>
          </table:table-cell>
          <table:table-cell table:style-name="ce44" office:value-type="float" office:value="47219" calcext:value-type="float">
            <text:p>47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839" calcext:value-type="float">
            <text:p>30,839</text:p>
          </table:table-cell>
          <table:table-cell table:style-name="ce40" office:value-type="float" office:value="77667" calcext:value-type="float">
            <text:p>77,667</text:p>
          </table:table-cell>
          <table:table-cell table:style-name="ce40" office:value-type="float" office:value="38166" calcext:value-type="float">
            <text:p>38,166</text:p>
          </table:table-cell>
          <table:table-cell table:style-name="ce44" office:value-type="float" office:value="39501" calcext:value-type="float">
            <text:p>39,5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7446" calcext:value-type="float">
            <text:p>57,446</text:p>
          </table:table-cell>
          <table:table-cell table:style-name="ce40" office:value-type="float" office:value="136075" calcext:value-type="float">
            <text:p>136,075</text:p>
          </table:table-cell>
          <table:table-cell table:style-name="ce40" office:value-type="float" office:value="65856" calcext:value-type="float">
            <text:p>65,856</text:p>
          </table:table-cell>
          <table:table-cell table:style-name="ce44" office:value-type="float" office:value="70219" calcext:value-type="float">
            <text:p>70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239" calcext:value-type="float">
            <text:p>10,239</text:p>
          </table:table-cell>
          <table:table-cell table:style-name="ce40" office:value-type="float" office:value="23636" calcext:value-type="float">
            <text:p>23,636</text:p>
          </table:table-cell>
          <table:table-cell table:style-name="ce40" office:value-type="float" office:value="11726" calcext:value-type="float">
            <text:p>11,726</text:p>
          </table:table-cell>
          <table:table-cell table:style-name="ce44" office:value-type="float" office:value="11910" calcext:value-type="float">
            <text:p>11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40" calcext:value-type="float">
            <text:p>3,340</text:p>
          </table:table-cell>
          <table:table-cell table:style-name="ce40" office:value-type="float" office:value="7068" calcext:value-type="float">
            <text:p>7,068</text:p>
          </table:table-cell>
          <table:table-cell table:style-name="ce40" office:value-type="float" office:value="3853" calcext:value-type="float">
            <text:p>3,853</text:p>
          </table:table-cell>
          <table:table-cell table:style-name="ce44" office:value-type="float" office:value="3215" calcext:value-type="float">
            <text:p>3,2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0" calcext:value-type="float">
            <text:p>2,560</text:p>
          </table:table-cell>
          <table:table-cell table:style-name="ce40" office:value-type="float" office:value="6324" calcext:value-type="float">
            <text:p>6,324</text:p>
          </table:table-cell>
          <table:table-cell table:style-name="ce40" office:value-type="float" office:value="3401" calcext:value-type="float">
            <text:p>3,401</text:p>
          </table:table-cell>
          <table:table-cell table:style-name="ce44" office:value-type="float" office:value="2923" calcext:value-type="float">
            <text:p>2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10090" calcext:value-type="float">
            <text:p>10,090</text:p>
          </table:table-cell>
          <table:table-cell table:style-name="ce40" office:value-type="float" office:value="22080" calcext:value-type="float">
            <text:p>22,080</text:p>
          </table:table-cell>
          <table:table-cell table:style-name="ce40" office:value-type="float" office:value="11349" calcext:value-type="float">
            <text:p>11,349</text:p>
          </table:table-cell>
          <table:table-cell table:style-name="ce44" office:value-type="float" office:value="10731" calcext:value-type="float">
            <text:p>10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0" office:value-type="float" office:value="10397" calcext:value-type="float">
            <text:p>10,397</text:p>
          </table:table-cell>
          <table:table-cell table:style-name="ce40" office:value-type="float" office:value="5431" calcext:value-type="float">
            <text:p>5,431</text:p>
          </table:table-cell>
          <table:table-cell table:style-name="ce44" office:value-type="float" office:value="4966" calcext:value-type="float">
            <text:p>4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8446" calcext:value-type="float">
            <text:p>18,446</text:p>
          </table:table-cell>
          <table:table-cell table:style-name="ce40" office:value-type="float" office:value="42674" calcext:value-type="float">
            <text:p>42,674</text:p>
          </table:table-cell>
          <table:table-cell table:style-name="ce40" office:value-type="float" office:value="21151" calcext:value-type="float">
            <text:p>21,151</text:p>
          </table:table-cell>
          <table:table-cell table:style-name="ce44" office:value-type="float" office:value="21523" calcext:value-type="float">
            <text:p>21,5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26" calcext:value-type="float">
            <text:p>2,126</text:p>
          </table:table-cell>
          <table:table-cell table:style-name="ce40" office:value-type="float" office:value="4049" calcext:value-type="float">
            <text:p>4,049</text:p>
          </table:table-cell>
          <table:table-cell table:style-name="ce40" office:value-type="float" office:value="2272" calcext:value-type="float">
            <text:p>2,272</text:p>
          </table:table-cell>
          <table:table-cell table:style-name="ce44" office:value-type="float" office:value="1777" calcext:value-type="float">
            <text:p>1,7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2" calcext:value-type="float">
            <text:p>3,532</text:p>
          </table:table-cell>
          <table:table-cell table:style-name="ce40" office:value-type="float" office:value="7686" calcext:value-type="float">
            <text:p>7,686</text:p>
          </table:table-cell>
          <table:table-cell table:style-name="ce40" office:value-type="float" office:value="4192" calcext:value-type="float">
            <text:p>4,192</text:p>
          </table:table-cell>
          <table:table-cell table:style-name="ce44" office:value-type="float" office:value="3494" calcext:value-type="float">
            <text:p>3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0" calcext:value-type="float">
            <text:p>4,240</text:p>
          </table:table-cell>
          <table:table-cell table:style-name="ce40" office:value-type="float" office:value="10719" calcext:value-type="float">
            <text:p>10,719</text:p>
          </table:table-cell>
          <table:table-cell table:style-name="ce40" office:value-type="float" office:value="5449" calcext:value-type="float">
            <text:p>5,449</text:p>
          </table:table-cell>
          <table:table-cell table:style-name="ce44" office:value-type="float" office:value="5270" calcext:value-type="float">
            <text:p>5,2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414" calcext:value-type="float">
            <text:p>7,414</text:p>
          </table:table-cell>
          <table:table-cell table:style-name="ce40" office:value-type="float" office:value="20059" calcext:value-type="float">
            <text:p>20,059</text:p>
          </table:table-cell>
          <table:table-cell table:style-name="ce40" office:value-type="float" office:value="9909" calcext:value-type="float">
            <text:p>9,909</text:p>
          </table:table-cell>
          <table:table-cell table:style-name="ce44" office:value-type="float" office:value="10150" calcext:value-type="float">
            <text:p>10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728" calcext:value-type="float">
            <text:p>7,728</text:p>
          </table:table-cell>
          <table:table-cell table:style-name="ce40" office:value-type="float" office:value="20622" calcext:value-type="float">
            <text:p>20,622</text:p>
          </table:table-cell>
          <table:table-cell table:style-name="ce40" office:value-type="float" office:value="10252" calcext:value-type="float">
            <text:p>10,252</text:p>
          </table:table-cell>
          <table:table-cell table:style-name="ce44" office:value-type="float" office:value="10370" calcext:value-type="float">
            <text:p>10,37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1" calcext:value-type="float">
            <text:p>1,911</text:p>
          </table:table-cell>
          <table:table-cell table:style-name="ce41" office:value-type="float" office:value="6309" calcext:value-type="float">
            <text:p>6,309</text:p>
          </table:table-cell>
          <table:table-cell table:style-name="ce41" office:value-type="float" office:value="3068" calcext:value-type="float">
            <text:p>3,068</text:p>
          </table:table-cell>
          <table:table-cell table:style-name="ce45" office:value-type="float" office:value="3241" calcext:value-type="float">
            <text:p>3,241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71493" calcext:value-type="float">
            <text:p>1,071,493</text:p>
          </table:table-cell>
          <table:table-cell table:style-name="ce39" office:value-type="float" office:value="2490869" calcext:value-type="float">
            <text:p>2,490,869</text:p>
          </table:table-cell>
          <table:table-cell table:style-name="ce39" office:value-type="float" office:value="1174537" calcext:value-type="float">
            <text:p>1,174,537</text:p>
          </table:table-cell>
          <table:table-cell table:style-name="ce51" office:value-type="float" office:value="1316332" calcext:value-type="float">
            <text:p>1,316,3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793" calcext:value-type="float">
            <text:p>80,793</text:p>
          </table:table-cell>
          <table:table-cell table:style-name="ce40" office:value-type="float" office:value="191826" calcext:value-type="float">
            <text:p>191,826</text:p>
          </table:table-cell>
          <table:table-cell table:style-name="ce40" office:value-type="float" office:value="89199" calcext:value-type="float">
            <text:p>89,199</text:p>
          </table:table-cell>
          <table:table-cell table:style-name="ce52" office:value-type="float" office:value="102627" calcext:value-type="float">
            <text:p>102,6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966" calcext:value-type="float">
            <text:p>89,966</text:p>
          </table:table-cell>
          <table:table-cell table:style-name="ce40" office:value-type="float" office:value="205067" calcext:value-type="float">
            <text:p>205,067</text:p>
          </table:table-cell>
          <table:table-cell table:style-name="ce40" office:value-type="float" office:value="96382" calcext:value-type="float">
            <text:p>96,382</text:p>
          </table:table-cell>
          <table:table-cell table:style-name="ce52" office:value-type="float" office:value="108685" calcext:value-type="float">
            <text:p>108,6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306" calcext:value-type="float">
            <text:p>120,306</text:p>
          </table:table-cell>
          <table:table-cell table:style-name="ce40" office:value-type="float" office:value="289908" calcext:value-type="float">
            <text:p>289,908</text:p>
          </table:table-cell>
          <table:table-cell table:style-name="ce40" office:value-type="float" office:value="133965" calcext:value-type="float">
            <text:p>133,965</text:p>
          </table:table-cell>
          <table:table-cell table:style-name="ce52" office:value-type="float" office:value="155943" calcext:value-type="float">
            <text:p>155,9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946" calcext:value-type="float">
            <text:p>101,946</text:p>
          </table:table-cell>
          <table:table-cell table:style-name="ce40" office:value-type="float" office:value="215245" calcext:value-type="float">
            <text:p>215,245</text:p>
          </table:table-cell>
          <table:table-cell table:style-name="ce40" office:value-type="float" office:value="98555" calcext:value-type="float">
            <text:p>98,555</text:p>
          </table:table-cell>
          <table:table-cell table:style-name="ce52" office:value-type="float" office:value="116690" calcext:value-type="float">
            <text:p>116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637" calcext:value-type="float">
            <text:p>65,637</text:p>
          </table:table-cell>
          <table:table-cell table:style-name="ce40" office:value-type="float" office:value="148375" calcext:value-type="float">
            <text:p>148,375</text:p>
          </table:table-cell>
          <table:table-cell table:style-name="ce40" office:value-type="float" office:value="69986" calcext:value-type="float">
            <text:p>69,986</text:p>
          </table:table-cell>
          <table:table-cell table:style-name="ce52" office:value-type="float" office:value="78389" calcext:value-type="float">
            <text:p>78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751" calcext:value-type="float">
            <text:p>53,751</text:p>
          </table:table-cell>
          <table:table-cell table:style-name="ce40" office:value-type="float" office:value="118992" calcext:value-type="float">
            <text:p>118,992</text:p>
          </table:table-cell>
          <table:table-cell table:style-name="ce40" office:value-type="float" office:value="56827" calcext:value-type="float">
            <text:p>56,827</text:p>
          </table:table-cell>
          <table:table-cell table:style-name="ce52" office:value-type="float" office:value="62165" calcext:value-type="float">
            <text:p>62,1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80322" calcext:value-type="float">
            <text:p>80,322</text:p>
          </table:table-cell>
          <table:table-cell table:style-name="ce40" office:value-type="float" office:value="171915" calcext:value-type="float">
            <text:p>171,915</text:p>
          </table:table-cell>
          <table:table-cell table:style-name="ce40" office:value-type="float" office:value="82979" calcext:value-type="float">
            <text:p>82,979</text:p>
          </table:table-cell>
          <table:table-cell table:style-name="ce52" office:value-type="float" office:value="88936" calcext:value-type="float">
            <text:p>88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543" calcext:value-type="float">
            <text:p>109,543</text:p>
          </table:table-cell>
          <table:table-cell table:style-name="ce40" office:value-type="float" office:value="258333" calcext:value-type="float">
            <text:p>258,333</text:p>
          </table:table-cell>
          <table:table-cell table:style-name="ce40" office:value-type="float" office:value="122444" calcext:value-type="float">
            <text:p>122,444</text:p>
          </table:table-cell>
          <table:table-cell table:style-name="ce52" office:value-type="float" office:value="135889" calcext:value-type="float">
            <text:p>135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459" calcext:value-type="float">
            <text:p>48,459</text:p>
          </table:table-cell>
          <table:table-cell table:style-name="ce40" office:value-type="float" office:value="112643" calcext:value-type="float">
            <text:p>112,643</text:p>
          </table:table-cell>
          <table:table-cell table:style-name="ce40" office:value-type="float" office:value="54237" calcext:value-type="float">
            <text:p>54,237</text:p>
          </table:table-cell>
          <table:table-cell table:style-name="ce52" office:value-type="float" office:value="58406" calcext:value-type="float">
            <text:p>58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67" calcext:value-type="float">
            <text:p>111,767</text:p>
          </table:table-cell>
          <table:table-cell table:style-name="ce40" office:value-type="float" office:value="273748" calcext:value-type="float">
            <text:p>273,748</text:p>
          </table:table-cell>
          <table:table-cell table:style-name="ce40" office:value-type="float" office:value="129323" calcext:value-type="float">
            <text:p>129,323</text:p>
          </table:table-cell>
          <table:table-cell table:style-name="ce52" office:value-type="float" office:value="144425" calcext:value-type="float">
            <text:p>144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840" calcext:value-type="float">
            <text:p>108,840</text:p>
          </table:table-cell>
          <table:table-cell table:style-name="ce40" office:value-type="float" office:value="264194" calcext:value-type="float">
            <text:p>264,194</text:p>
          </table:table-cell>
          <table:table-cell table:style-name="ce40" office:value-type="float" office:value="126255" calcext:value-type="float">
            <text:p>126,255</text:p>
          </table:table-cell>
          <table:table-cell table:style-name="ce52" office:value-type="float" office:value="137939" calcext:value-type="float">
            <text:p>137,93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100163" calcext:value-type="float">
            <text:p>100,163</text:p>
          </table:table-cell>
          <table:table-cell table:style-name="ce41" office:value-type="float" office:value="240623" calcext:value-type="float">
            <text:p>240,623</text:p>
          </table:table-cell>
          <table:table-cell table:style-name="ce41" office:value-type="float" office:value="114385" calcext:value-type="float">
            <text:p>114,385</text:p>
          </table:table-cell>
          <table:table-cell table:style-name="ce53" office:value-type="float" office:value="126238" calcext:value-type="float">
            <text:p>126,238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38118" calcext:value-type="float">
            <text:p>938,118</text:p>
          </table:table-cell>
          <table:table-cell table:style-name="ce54" office:value-type="float" office:value="2338648" calcext:value-type="float">
            <text:p>2,338,648</text:p>
          </table:table-cell>
          <table:table-cell table:style-name="ce54" office:value-type="float" office:value="1151696" calcext:value-type="float">
            <text:p>1,151,696</text:p>
          </table:table-cell>
          <table:table-cell table:style-name="ce43" office:value-type="float" office:value="1186952" calcext:value-type="float">
            <text:p>1,186,95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8430" calcext:value-type="float">
            <text:p>198,430</text:p>
          </table:table-cell>
          <table:table-cell table:style-name="ce55" office:value-type="float" office:value="475798" calcext:value-type="float">
            <text:p>475,798</text:p>
          </table:table-cell>
          <table:table-cell table:style-name="ce55" office:value-type="float" office:value="228439" calcext:value-type="float">
            <text:p>228,439</text:p>
          </table:table-cell>
          <table:table-cell table:style-name="ce44" office:value-type="float" office:value="247359" calcext:value-type="float">
            <text:p>247,3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9118" calcext:value-type="float">
            <text:p>179,118</text:p>
          </table:table-cell>
          <table:table-cell table:style-name="ce55" office:value-type="float" office:value="435050" calcext:value-type="float">
            <text:p>435,050</text:p>
          </table:table-cell>
          <table:table-cell table:style-name="ce55" office:value-type="float" office:value="211904" calcext:value-type="float">
            <text:p>211,904</text:p>
          </table:table-cell>
          <table:table-cell table:style-name="ce44" office:value-type="float" office:value="223146" calcext:value-type="float">
            <text:p>223,14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6163" calcext:value-type="float">
            <text:p>36,163</text:p>
          </table:table-cell>
          <table:table-cell table:style-name="ce55" office:value-type="float" office:value="94404" calcext:value-type="float">
            <text:p>94,404</text:p>
          </table:table-cell>
          <table:table-cell table:style-name="ce55" office:value-type="float" office:value="47776" calcext:value-type="float">
            <text:p>47,776</text:p>
          </table:table-cell>
          <table:table-cell table:style-name="ce44" office:value-type="float" office:value="46628" calcext:value-type="float">
            <text:p>46,62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9998" calcext:value-type="float">
            <text:p>69,998</text:p>
          </table:table-cell>
          <table:table-cell table:style-name="ce55" office:value-type="float" office:value="181526" calcext:value-type="float">
            <text:p>181,526</text:p>
          </table:table-cell>
          <table:table-cell table:style-name="ce55" office:value-type="float" office:value="90445" calcext:value-type="float">
            <text:p>90,445</text:p>
          </table:table-cell>
          <table:table-cell table:style-name="ce44" office:value-type="float" office:value="91081" calcext:value-type="float">
            <text:p>91,08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6419" calcext:value-type="float">
            <text:p>66,419</text:p>
          </table:table-cell>
          <table:table-cell table:style-name="ce55" office:value-type="float" office:value="169936" calcext:value-type="float">
            <text:p>169,936</text:p>
          </table:table-cell>
          <table:table-cell table:style-name="ce55" office:value-type="float" office:value="83656" calcext:value-type="float">
            <text:p>83,656</text:p>
          </table:table-cell>
          <table:table-cell table:style-name="ce44" office:value-type="float" office:value="86280" calcext:value-type="float">
            <text:p>86,28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5151" calcext:value-type="float">
            <text:p>35,151</text:p>
          </table:table-cell>
          <table:table-cell table:style-name="ce55" office:value-type="float" office:value="88166" calcext:value-type="float">
            <text:p>88,166</text:p>
          </table:table-cell>
          <table:table-cell table:style-name="ce55" office:value-type="float" office:value="44622" calcext:value-type="float">
            <text:p>44,622</text:p>
          </table:table-cell>
          <table:table-cell table:style-name="ce44" office:value-type="float" office:value="43544" calcext:value-type="float">
            <text:p>43,54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81103" calcext:value-type="float">
            <text:p>81,103</text:p>
          </table:table-cell>
          <table:table-cell table:style-name="ce55" office:value-type="float" office:value="183895" calcext:value-type="float">
            <text:p>183,895</text:p>
          </table:table-cell>
          <table:table-cell table:style-name="ce55" office:value-type="float" office:value="90530" calcext:value-type="float">
            <text:p>90,530</text:p>
          </table:table-cell>
          <table:table-cell table:style-name="ce44" office:value-type="float" office:value="93365" calcext:value-type="float">
            <text:p>93,36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3915" calcext:value-type="float">
            <text:p>83,915</text:p>
          </table:table-cell>
          <table:table-cell table:style-name="ce55" office:value-type="float" office:value="214690" calcext:value-type="float">
            <text:p>214,690</text:p>
          </table:table-cell>
          <table:table-cell table:style-name="ce55" office:value-type="float" office:value="106031" calcext:value-type="float">
            <text:p>106,031</text:p>
          </table:table-cell>
          <table:table-cell table:style-name="ce44" office:value-type="float" office:value="108659" calcext:value-type="float">
            <text:p>108,65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8604" calcext:value-type="float">
            <text:p>48,604</text:p>
          </table:table-cell>
          <table:table-cell table:style-name="ce55" office:value-type="float" office:value="127270" calcext:value-type="float">
            <text:p>127,270</text:p>
          </table:table-cell>
          <table:table-cell table:style-name="ce55" office:value-type="float" office:value="63091" calcext:value-type="float">
            <text:p>63,091</text:p>
          </table:table-cell>
          <table:table-cell table:style-name="ce44" office:value-type="float" office:value="64179" calcext:value-type="float">
            <text:p>64,17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6803" calcext:value-type="float">
            <text:p>86,803</text:p>
          </table:table-cell>
          <table:table-cell table:style-name="ce55" office:value-type="float" office:value="229389" calcext:value-type="float">
            <text:p>229,389</text:p>
          </table:table-cell>
          <table:table-cell table:style-name="ce55" office:value-type="float" office:value="113140" calcext:value-type="float">
            <text:p>113,140</text:p>
          </table:table-cell>
          <table:table-cell table:style-name="ce44" office:value-type="float" office:value="116249" calcext:value-type="float">
            <text:p>116,24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800" calcext:value-type="float">
            <text:p>18,800</text:p>
          </table:table-cell>
          <table:table-cell table:style-name="ce55" office:value-type="float" office:value="49389" calcext:value-type="float">
            <text:p>49,389</text:p>
          </table:table-cell>
          <table:table-cell table:style-name="ce55" office:value-type="float" office:value="26066" calcext:value-type="float">
            <text:p>26,066</text:p>
          </table:table-cell>
          <table:table-cell table:style-name="ce44" office:value-type="float" office:value="23323" calcext:value-type="float">
            <text:p>23,3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9576" calcext:value-type="float">
            <text:p>29,576</text:p>
          </table:table-cell>
          <table:table-cell table:style-name="ce55" office:value-type="float" office:value="75874" calcext:value-type="float">
            <text:p>75,874</text:p>
          </table:table-cell>
          <table:table-cell table:style-name="ce55" office:value-type="float" office:value="39082" calcext:value-type="float">
            <text:p>39,082</text:p>
          </table:table-cell>
          <table:table-cell table:style-name="ce44" office:value-type="float" office:value="36792" calcext:value-type="float">
            <text:p>36,792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38" calcext:value-type="float">
            <text:p>4,038</text:p>
          </table:table-cell>
          <table:table-cell table:style-name="ce56" office:value-type="float" office:value="13261" calcext:value-type="float">
            <text:p>13,261</text:p>
          </table:table-cell>
          <table:table-cell table:style-name="ce56" office:value-type="float" office:value="6914" calcext:value-type="float">
            <text:p>6,914</text:p>
          </table:table-cell>
          <table:table-cell table:style-name="ce45" office:value-type="float" office:value="6347" calcext:value-type="float">
            <text:p>6,34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1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108045" calcext:value-type="float">
            <text:p>1,108,045</text:p>
          </table:table-cell>
          <table:table-cell table:style-name="ce39" office:value-type="float" office:value="2860601" calcext:value-type="float">
            <text:p>2,860,601</text:p>
          </table:table-cell>
          <table:table-cell table:style-name="ce39" office:value-type="float" office:value="1396597" calcext:value-type="float">
            <text:p>1,396,597</text:p>
          </table:table-cell>
          <table:table-cell table:style-name="ce51" office:value-type="float" office:value="1464004" calcext:value-type="float">
            <text:p>1,464,00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506" calcext:value-type="float">
            <text:p>8,506</text:p>
          </table:table-cell>
          <table:table-cell table:style-name="ce65" office:value-type="float" office:value="17904" calcext:value-type="float">
            <text:p>17,904</text:p>
          </table:table-cell>
          <table:table-cell table:style-name="ce65" office:value-type="float" office:value="8739" calcext:value-type="float">
            <text:p>8,739</text:p>
          </table:table-cell>
          <table:table-cell table:style-name="ce67" office:value-type="float" office:value="9165" calcext:value-type="float">
            <text:p>9,16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2252" calcext:value-type="float">
            <text:p>32,252</text:p>
          </table:table-cell>
          <table:table-cell table:style-name="ce65" office:value-type="float" office:value="77688" calcext:value-type="float">
            <text:p>77,688</text:p>
          </table:table-cell>
          <table:table-cell table:style-name="ce65" office:value-type="float" office:value="38126" calcext:value-type="float">
            <text:p>38,126</text:p>
          </table:table-cell>
          <table:table-cell table:style-name="ce67" office:value-type="float" office:value="39562" calcext:value-type="float">
            <text:p>39,56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4361" calcext:value-type="float">
            <text:p>54,361</text:p>
          </table:table-cell>
          <table:table-cell table:style-name="ce65" office:value-type="float" office:value="127188" calcext:value-type="float">
            <text:p>127,188</text:p>
          </table:table-cell>
          <table:table-cell table:style-name="ce65" office:value-type="float" office:value="60576" calcext:value-type="float">
            <text:p>60,576</text:p>
          </table:table-cell>
          <table:table-cell table:style-name="ce67" office:value-type="float" office:value="66612" calcext:value-type="float">
            <text:p>66,612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9092" calcext:value-type="float">
            <text:p>49,092</text:p>
          </table:table-cell>
          <table:table-cell table:style-name="ce65" office:value-type="float" office:value="113890" calcext:value-type="float">
            <text:p>113,890</text:p>
          </table:table-cell>
          <table:table-cell table:style-name="ce65" office:value-type="float" office:value="53437" calcext:value-type="float">
            <text:p>53,437</text:p>
          </table:table-cell>
          <table:table-cell table:style-name="ce67" office:value-type="float" office:value="60453" calcext:value-type="float">
            <text:p>60,45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4113" calcext:value-type="float">
            <text:p>64,113</text:p>
          </table:table-cell>
          <table:table-cell table:style-name="ce65" office:value-type="float" office:value="143568" calcext:value-type="float">
            <text:p>143,568</text:p>
          </table:table-cell>
          <table:table-cell table:style-name="ce65" office:value-type="float" office:value="67944" calcext:value-type="float">
            <text:p>67,944</text:p>
          </table:table-cell>
          <table:table-cell table:style-name="ce67" office:value-type="float" office:value="75624" calcext:value-type="float">
            <text:p>75,62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9132" calcext:value-type="float">
            <text:p>99,132</text:p>
          </table:table-cell>
          <table:table-cell table:style-name="ce65" office:value-type="float" office:value="236821" calcext:value-type="float">
            <text:p>236,821</text:p>
          </table:table-cell>
          <table:table-cell table:style-name="ce65" office:value-type="float" office:value="112580" calcext:value-type="float">
            <text:p>112,580</text:p>
          </table:table-cell>
          <table:table-cell table:style-name="ce67" office:value-type="float" office:value="124241" calcext:value-type="float">
            <text:p>124,24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6143" calcext:value-type="float">
            <text:p>76,143</text:p>
          </table:table-cell>
          <table:table-cell table:style-name="ce65" office:value-type="float" office:value="185192" calcext:value-type="float">
            <text:p>185,192</text:p>
          </table:table-cell>
          <table:table-cell table:style-name="ce65" office:value-type="float" office:value="87706" calcext:value-type="float">
            <text:p>87,706</text:p>
          </table:table-cell>
          <table:table-cell table:style-name="ce67" office:value-type="float" office:value="97486" calcext:value-type="float">
            <text:p>97,48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7898" calcext:value-type="float">
            <text:p>127,898</text:p>
          </table:table-cell>
          <table:table-cell table:style-name="ce65" office:value-type="float" office:value="310965" calcext:value-type="float">
            <text:p>310,965</text:p>
          </table:table-cell>
          <table:table-cell table:style-name="ce65" office:value-type="float" office:value="147293" calcext:value-type="float">
            <text:p>147,293</text:p>
          </table:table-cell>
          <table:table-cell table:style-name="ce67" office:value-type="float" office:value="163672" calcext:value-type="float">
            <text:p>163,67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8448" calcext:value-type="float">
            <text:p>58,448</text:p>
          </table:table-cell>
          <table:table-cell table:style-name="ce65" office:value-type="float" office:value="163163" calcext:value-type="float">
            <text:p>163,163</text:p>
          </table:table-cell>
          <table:table-cell table:style-name="ce65" office:value-type="float" office:value="80045" calcext:value-type="float">
            <text:p>80,045</text:p>
          </table:table-cell>
          <table:table-cell table:style-name="ce67" office:value-type="float" office:value="83118" calcext:value-type="float">
            <text:p>83,1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8095" calcext:value-type="float">
            <text:p>18,095</text:p>
          </table:table-cell>
          <table:table-cell table:style-name="ce65" office:value-type="float" office:value="47088" calcext:value-type="float">
            <text:p>47,088</text:p>
          </table:table-cell>
          <table:table-cell table:style-name="ce65" office:value-type="float" office:value="23916" calcext:value-type="float">
            <text:p>23,916</text:p>
          </table:table-cell>
          <table:table-cell table:style-name="ce67" office:value-type="float" office:value="23172" calcext:value-type="float">
            <text:p>23,17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5637" calcext:value-type="float">
            <text:p>25,637</text:p>
          </table:table-cell>
          <table:table-cell table:style-name="ce65" office:value-type="float" office:value="74206" calcext:value-type="float">
            <text:p>74,206</text:p>
          </table:table-cell>
          <table:table-cell table:style-name="ce65" office:value-type="float" office:value="37098" calcext:value-type="float">
            <text:p>37,098</text:p>
          </table:table-cell>
          <table:table-cell table:style-name="ce67" office:value-type="float" office:value="37108" calcext:value-type="float">
            <text:p>37,1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3854" calcext:value-type="float">
            <text:p>33,854</text:p>
          </table:table-cell>
          <table:table-cell table:style-name="ce65" office:value-type="float" office:value="90501" calcext:value-type="float">
            <text:p>90,501</text:p>
          </table:table-cell>
          <table:table-cell table:style-name="ce65" office:value-type="float" office:value="46077" calcext:value-type="float">
            <text:p>46,077</text:p>
          </table:table-cell>
          <table:table-cell table:style-name="ce67" office:value-type="float" office:value="44424" calcext:value-type="float">
            <text:p>44,42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6201" calcext:value-type="float">
            <text:p>36,201</text:p>
          </table:table-cell>
          <table:table-cell table:style-name="ce65" office:value-type="float" office:value="100152" calcext:value-type="float">
            <text:p>100,152</text:p>
          </table:table-cell>
          <table:table-cell table:style-name="ce65" office:value-type="float" office:value="50105" calcext:value-type="float">
            <text:p>50,105</text:p>
          </table:table-cell>
          <table:table-cell table:style-name="ce67" office:value-type="float" office:value="50047" calcext:value-type="float">
            <text:p>50,04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2692" calcext:value-type="float">
            <text:p>22,692</text:p>
          </table:table-cell>
          <table:table-cell table:style-name="ce65" office:value-type="float" office:value="62701" calcext:value-type="float">
            <text:p>62,701</text:p>
          </table:table-cell>
          <table:table-cell table:style-name="ce65" office:value-type="float" office:value="31305" calcext:value-type="float">
            <text:p>31,305</text:p>
          </table:table-cell>
          <table:table-cell table:style-name="ce67" office:value-type="float" office:value="31396" calcext:value-type="float">
            <text:p>31,3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8047" calcext:value-type="float">
            <text:p>18,047</text:p>
          </table:table-cell>
          <table:table-cell table:style-name="ce65" office:value-type="float" office:value="53309" calcext:value-type="float">
            <text:p>53,309</text:p>
          </table:table-cell>
          <table:table-cell table:style-name="ce65" office:value-type="float" office:value="26725" calcext:value-type="float">
            <text:p>26,725</text:p>
          </table:table-cell>
          <table:table-cell table:style-name="ce67" office:value-type="float" office:value="26584" calcext:value-type="float">
            <text:p>26,5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1549" calcext:value-type="float">
            <text:p>21,549</text:p>
          </table:table-cell>
          <table:table-cell table:style-name="ce65" office:value-type="float" office:value="64007" calcext:value-type="float">
            <text:p>64,007</text:p>
          </table:table-cell>
          <table:table-cell table:style-name="ce65" office:value-type="float" office:value="32574" calcext:value-type="float">
            <text:p>32,574</text:p>
          </table:table-cell>
          <table:table-cell table:style-name="ce67" office:value-type="float" office:value="31433" calcext:value-type="float">
            <text:p>31,4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40478" calcext:value-type="float">
            <text:p>40,478</text:p>
          </table:table-cell>
          <table:table-cell table:style-name="ce65" office:value-type="float" office:value="109415" calcext:value-type="float">
            <text:p>109,415</text:p>
          </table:table-cell>
          <table:table-cell table:style-name="ce65" office:value-type="float" office:value="53810" calcext:value-type="float">
            <text:p>53,810</text:p>
          </table:table-cell>
          <table:table-cell table:style-name="ce67" office:value-type="float" office:value="55605" calcext:value-type="float">
            <text:p>55,60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2715" calcext:value-type="float">
            <text:p>32,715</text:p>
          </table:table-cell>
          <table:table-cell table:style-name="ce65" office:value-type="float" office:value="95229" calcext:value-type="float">
            <text:p>95,229</text:p>
          </table:table-cell>
          <table:table-cell table:style-name="ce65" office:value-type="float" office:value="47196" calcext:value-type="float">
            <text:p>47,196</text:p>
          </table:table-cell>
          <table:table-cell table:style-name="ce67" office:value-type="float" office:value="48033" calcext:value-type="float">
            <text:p>48,03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8145" calcext:value-type="float">
            <text:p>8,145</text:p>
          </table:table-cell>
          <table:table-cell table:style-name="ce65" office:value-type="float" office:value="22849" calcext:value-type="float">
            <text:p>22,849</text:p>
          </table:table-cell>
          <table:table-cell table:style-name="ce65" office:value-type="float" office:value="11788" calcext:value-type="float">
            <text:p>11,788</text:p>
          </table:table-cell>
          <table:table-cell table:style-name="ce67" office:value-type="float" office:value="11061" calcext:value-type="float">
            <text:p>11,0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5021" calcext:value-type="float">
            <text:p>5,021</text:p>
          </table:table-cell>
          <table:table-cell table:style-name="ce65" office:value-type="float" office:value="13877" calcext:value-type="float">
            <text:p>13,877</text:p>
          </table:table-cell>
          <table:table-cell table:style-name="ce65" office:value-type="float" office:value="7128" calcext:value-type="float">
            <text:p>7,128</text:p>
          </table:table-cell>
          <table:table-cell table:style-name="ce67" office:value-type="float" office:value="6749" calcext:value-type="float">
            <text:p>6,74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637" calcext:value-type="float">
            <text:p>10,637</text:p>
          </table:table-cell>
          <table:table-cell table:style-name="ce65" office:value-type="float" office:value="30902" calcext:value-type="float">
            <text:p>30,902</text:p>
          </table:table-cell>
          <table:table-cell table:style-name="ce65" office:value-type="float" office:value="15730" calcext:value-type="float">
            <text:p>15,730</text:p>
          </table:table-cell>
          <table:table-cell table:style-name="ce67" office:value-type="float" office:value="15172" calcext:value-type="float">
            <text:p>15,17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927" calcext:value-type="float">
            <text:p>5,927</text:p>
          </table:table-cell>
          <table:table-cell table:style-name="ce65" office:value-type="float" office:value="17793" calcext:value-type="float">
            <text:p>17,793</text:p>
          </table:table-cell>
          <table:table-cell table:style-name="ce65" office:value-type="float" office:value="9355" calcext:value-type="float">
            <text:p>9,355</text:p>
          </table:table-cell>
          <table:table-cell table:style-name="ce67" office:value-type="float" office:value="8438" calcext:value-type="float">
            <text:p>8,43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1544" calcext:value-type="float">
            <text:p>31,544</text:p>
          </table:table-cell>
          <table:table-cell table:style-name="ce65" office:value-type="float" office:value="81284" calcext:value-type="float">
            <text:p>81,284</text:p>
          </table:table-cell>
          <table:table-cell table:style-name="ce65" office:value-type="float" office:value="40259" calcext:value-type="float">
            <text:p>40,259</text:p>
          </table:table-cell>
          <table:table-cell table:style-name="ce67" office:value-type="float" office:value="41025" calcext:value-type="float">
            <text:p>41,0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823" calcext:value-type="float">
            <text:p>19,823</text:p>
          </table:table-cell>
          <table:table-cell table:style-name="ce65" office:value-type="float" office:value="55708" calcext:value-type="float">
            <text:p>55,708</text:p>
          </table:table-cell>
          <table:table-cell table:style-name="ce65" office:value-type="float" office:value="28276" calcext:value-type="float">
            <text:p>28,276</text:p>
          </table:table-cell>
          <table:table-cell table:style-name="ce67" office:value-type="float" office:value="27432" calcext:value-type="float">
            <text:p>27,43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7560" calcext:value-type="float">
            <text:p>27,560</text:p>
          </table:table-cell>
          <table:table-cell table:style-name="ce65" office:value-type="float" office:value="79030" calcext:value-type="float">
            <text:p>79,030</text:p>
          </table:table-cell>
          <table:table-cell table:style-name="ce65" office:value-type="float" office:value="39546" calcext:value-type="float">
            <text:p>39,546</text:p>
          </table:table-cell>
          <table:table-cell table:style-name="ce67" office:value-type="float" office:value="39484" calcext:value-type="float">
            <text:p>39,4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2280" calcext:value-type="float">
            <text:p>22,280</text:p>
          </table:table-cell>
          <table:table-cell table:style-name="ce65" office:value-type="float" office:value="63342" calcext:value-type="float">
            <text:p>63,342</text:p>
          </table:table-cell>
          <table:table-cell table:style-name="ce65" office:value-type="float" office:value="32085" calcext:value-type="float">
            <text:p>32,085</text:p>
          </table:table-cell>
          <table:table-cell table:style-name="ce67" office:value-type="float" office:value="31257" calcext:value-type="float">
            <text:p>31,25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5539" calcext:value-type="float">
            <text:p>75,539</text:p>
          </table:table-cell>
          <table:table-cell table:style-name="ce65" office:value-type="float" office:value="200007" calcext:value-type="float">
            <text:p>200,007</text:p>
          </table:table-cell>
          <table:table-cell table:style-name="ce65" office:value-type="float" office:value="98220" calcext:value-type="float">
            <text:p>98,220</text:p>
          </table:table-cell>
          <table:table-cell table:style-name="ce67" office:value-type="float" office:value="101787" calcext:value-type="float">
            <text:p>101,7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7618" calcext:value-type="float">
            <text:p>77,618</text:p>
          </table:table-cell>
          <table:table-cell table:style-name="ce65" office:value-type="float" office:value="212166" calcext:value-type="float">
            <text:p>212,166</text:p>
          </table:table-cell>
          <table:table-cell table:style-name="ce65" office:value-type="float" office:value="103284" calcext:value-type="float">
            <text:p>103,284</text:p>
          </table:table-cell>
          <table:table-cell table:style-name="ce67" office:value-type="float" office:value="108882" calcext:value-type="float">
            <text:p>108,882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8" calcext:value-type="float">
            <text:p>4,738</text:p>
          </table:table-cell>
          <table:table-cell table:style-name="ce66" office:value-type="float" office:value="10656" calcext:value-type="float">
            <text:p>10,656</text:p>
          </table:table-cell>
          <table:table-cell table:style-name="ce66" office:value-type="float" office:value="5674" calcext:value-type="float">
            <text:p>5,674</text:p>
          </table:table-cell>
          <table:table-cell table:style-name="ce68" office:value-type="float" office:value="4982" calcext:value-type="float">
            <text:p>4,982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46132" calcext:value-type="float">
            <text:p>746,132</text:p>
          </table:table-cell>
          <table:table-cell table:style-name="ce39" office:value-type="float" office:value="1858651" calcext:value-type="float">
            <text:p>1,858,651</text:p>
          </table:table-cell>
          <table:table-cell table:style-name="ce39" office:value-type="float" office:value="921613" calcext:value-type="float">
            <text:p>921,613</text:p>
          </table:table-cell>
          <table:table-cell table:style-name="ce51" office:value-type="float" office:value="937038" calcext:value-type="float">
            <text:p>937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762" calcext:value-type="float">
            <text:p>30,762</text:p>
          </table:table-cell>
          <table:table-cell table:style-name="ce40" office:value-type="float" office:value="74782" calcext:value-type="float">
            <text:p>74,782</text:p>
          </table:table-cell>
          <table:table-cell table:style-name="ce40" office:value-type="float" office:value="36652" calcext:value-type="float">
            <text:p>36,652</text:p>
          </table:table-cell>
          <table:table-cell table:style-name="ce52" office:value-type="float" office:value="38130" calcext:value-type="float">
            <text:p>38,1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285" calcext:value-type="float">
            <text:p>10,285</text:p>
          </table:table-cell>
          <table:table-cell table:style-name="ce40" office:value-type="float" office:value="23969" calcext:value-type="float">
            <text:p>23,969</text:p>
          </table:table-cell>
          <table:table-cell table:style-name="ce40" office:value-type="float" office:value="12462" calcext:value-type="float">
            <text:p>12,462</text:p>
          </table:table-cell>
          <table:table-cell table:style-name="ce52" office:value-type="float" office:value="11507" calcext:value-type="float">
            <text:p>11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96" calcext:value-type="float">
            <text:p>10,596</text:p>
          </table:table-cell>
          <table:table-cell table:style-name="ce40" office:value-type="float" office:value="25393" calcext:value-type="float">
            <text:p>25,393</text:p>
          </table:table-cell>
          <table:table-cell table:style-name="ce40" office:value-type="float" office:value="13241" calcext:value-type="float">
            <text:p>13,241</text:p>
          </table:table-cell>
          <table:table-cell table:style-name="ce52" office:value-type="float" office:value="12152" calcext:value-type="float">
            <text:p>12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185" calcext:value-type="float">
            <text:p>8,185</text:p>
          </table:table-cell>
          <table:table-cell table:style-name="ce40" office:value-type="float" office:value="20007" calcext:value-type="float">
            <text:p>20,007</text:p>
          </table:table-cell>
          <table:table-cell table:style-name="ce40" office:value-type="float" office:value="10416" calcext:value-type="float">
            <text:p>10,416</text:p>
          </table:table-cell>
          <table:table-cell table:style-name="ce52" office:value-type="float" office:value="9591" calcext:value-type="float">
            <text:p>9,5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894" calcext:value-type="float">
            <text:p>8,894</text:p>
          </table:table-cell>
          <table:table-cell table:style-name="ce40" office:value-type="float" office:value="21292" calcext:value-type="float">
            <text:p>21,292</text:p>
          </table:table-cell>
          <table:table-cell table:style-name="ce40" office:value-type="float" office:value="10955" calcext:value-type="float">
            <text:p>10,955</text:p>
          </table:table-cell>
          <table:table-cell table:style-name="ce52" office:value-type="float" office:value="10337" calcext:value-type="float">
            <text:p>10,3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92" calcext:value-type="float">
            <text:p>8,092</text:p>
          </table:table-cell>
          <table:table-cell table:style-name="ce40" office:value-type="float" office:value="18836" calcext:value-type="float">
            <text:p>18,836</text:p>
          </table:table-cell>
          <table:table-cell table:style-name="ce40" office:value-type="float" office:value="10050" calcext:value-type="float">
            <text:p>10,050</text:p>
          </table:table-cell>
          <table:table-cell table:style-name="ce52" office:value-type="float" office:value="8786" calcext:value-type="float">
            <text:p>8,7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7053" calcext:value-type="float">
            <text:p>17,053</text:p>
          </table:table-cell>
          <table:table-cell table:style-name="ce40" office:value-type="float" office:value="43036" calcext:value-type="float">
            <text:p>43,036</text:p>
          </table:table-cell>
          <table:table-cell table:style-name="ce40" office:value-type="float" office:value="21773" calcext:value-type="float">
            <text:p>21,773</text:p>
          </table:table-cell>
          <table:table-cell table:style-name="ce52" office:value-type="float" office:value="21263" calcext:value-type="float">
            <text:p>21,2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409" calcext:value-type="float">
            <text:p>9,409</text:p>
          </table:table-cell>
          <table:table-cell table:style-name="ce40" office:value-type="float" office:value="22077" calcext:value-type="float">
            <text:p>22,077</text:p>
          </table:table-cell>
          <table:table-cell table:style-name="ce40" office:value-type="float" office:value="11381" calcext:value-type="float">
            <text:p>11,381</text:p>
          </table:table-cell>
          <table:table-cell table:style-name="ce52" office:value-type="float" office:value="10696" calcext:value-type="float">
            <text:p>10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352" calcext:value-type="float">
            <text:p>8,352</text:p>
          </table:table-cell>
          <table:table-cell table:style-name="ce40" office:value-type="float" office:value="21110" calcext:value-type="float">
            <text:p>21,110</text:p>
          </table:table-cell>
          <table:table-cell table:style-name="ce40" office:value-type="float" office:value="10874" calcext:value-type="float">
            <text:p>10,874</text:p>
          </table:table-cell>
          <table:table-cell table:style-name="ce52" office:value-type="float" office:value="10236" calcext:value-type="float">
            <text:p>10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439" calcext:value-type="float">
            <text:p>8,439</text:p>
          </table:table-cell>
          <table:table-cell table:style-name="ce40" office:value-type="float" office:value="20669" calcext:value-type="float">
            <text:p>20,669</text:p>
          </table:table-cell>
          <table:table-cell table:style-name="ce40" office:value-type="float" office:value="10549" calcext:value-type="float">
            <text:p>10,549</text:p>
          </table:table-cell>
          <table:table-cell table:style-name="ce52" office:value-type="float" office:value="10120" calcext:value-type="float">
            <text:p>10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34" calcext:value-type="float">
            <text:p>3,634</text:p>
          </table:table-cell>
          <table:table-cell table:style-name="ce40" office:value-type="float" office:value="8588" calcext:value-type="float">
            <text:p>8,588</text:p>
          </table:table-cell>
          <table:table-cell table:style-name="ce40" office:value-type="float" office:value="4599" calcext:value-type="float">
            <text:p>4,599</text:p>
          </table:table-cell>
          <table:table-cell table:style-name="ce52" office:value-type="float" office:value="3989" calcext:value-type="float">
            <text:p>3,9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640" calcext:value-type="float">
            <text:p>22,640</text:p>
          </table:table-cell>
          <table:table-cell table:style-name="ce40" office:value-type="float" office:value="58470" calcext:value-type="float">
            <text:p>58,470</text:p>
          </table:table-cell>
          <table:table-cell table:style-name="ce40" office:value-type="float" office:value="28760" calcext:value-type="float">
            <text:p>28,760</text:p>
          </table:table-cell>
          <table:table-cell table:style-name="ce52" office:value-type="float" office:value="29710" calcext:value-type="float">
            <text:p>29,7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10048" calcext:value-type="float">
            <text:p>10,048</text:p>
          </table:table-cell>
          <table:table-cell table:style-name="ce40" office:value-type="float" office:value="24537" calcext:value-type="float">
            <text:p>24,537</text:p>
          </table:table-cell>
          <table:table-cell table:style-name="ce40" office:value-type="float" office:value="12590" calcext:value-type="float">
            <text:p>12,590</text:p>
          </table:table-cell>
          <table:table-cell table:style-name="ce52" office:value-type="float" office:value="11947" calcext:value-type="float">
            <text:p>11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319" calcext:value-type="float">
            <text:p>9,319</text:p>
          </table:table-cell>
          <table:table-cell table:style-name="ce40" office:value-type="float" office:value="25004" calcext:value-type="float">
            <text:p>25,004</text:p>
          </table:table-cell>
          <table:table-cell table:style-name="ce40" office:value-type="float" office:value="12590" calcext:value-type="float">
            <text:p>12,590</text:p>
          </table:table-cell>
          <table:table-cell table:style-name="ce52" office:value-type="float" office:value="12414" calcext:value-type="float">
            <text:p>12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57" calcext:value-type="float">
            <text:p>7,957</text:p>
          </table:table-cell>
          <table:table-cell table:style-name="ce40" office:value-type="float" office:value="20760" calcext:value-type="float">
            <text:p>20,760</text:p>
          </table:table-cell>
          <table:table-cell table:style-name="ce40" office:value-type="float" office:value="10733" calcext:value-type="float">
            <text:p>10,733</text:p>
          </table:table-cell>
          <table:table-cell table:style-name="ce52" office:value-type="float" office:value="10027" calcext:value-type="float">
            <text:p>10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78" calcext:value-type="float">
            <text:p>7,078</text:p>
          </table:table-cell>
          <table:table-cell table:style-name="ce40" office:value-type="float" office:value="18070" calcext:value-type="float">
            <text:p>18,070</text:p>
          </table:table-cell>
          <table:table-cell table:style-name="ce40" office:value-type="float" office:value="9216" calcext:value-type="float">
            <text:p>9,216</text:p>
          </table:table-cell>
          <table:table-cell table:style-name="ce52" office:value-type="float" office:value="8854" calcext:value-type="float">
            <text:p>8,8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3" calcext:value-type="float">
            <text:p>3,943</text:p>
          </table:table-cell>
          <table:table-cell table:style-name="ce40" office:value-type="float" office:value="9712" calcext:value-type="float">
            <text:p>9,712</text:p>
          </table:table-cell>
          <table:table-cell table:style-name="ce40" office:value-type="float" office:value="4896" calcext:value-type="float">
            <text:p>4,896</text:p>
          </table:table-cell>
          <table:table-cell table:style-name="ce52" office:value-type="float" office:value="4816" calcext:value-type="float">
            <text:p>4,8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606" calcext:value-type="float">
            <text:p>15,606</text:p>
          </table:table-cell>
          <table:table-cell table:style-name="ce40" office:value-type="float" office:value="42292" calcext:value-type="float">
            <text:p>42,292</text:p>
          </table:table-cell>
          <table:table-cell table:style-name="ce40" office:value-type="float" office:value="21337" calcext:value-type="float">
            <text:p>21,337</text:p>
          </table:table-cell>
          <table:table-cell table:style-name="ce52" office:value-type="float" office:value="20955" calcext:value-type="float">
            <text:p>20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782" calcext:value-type="float">
            <text:p>21,782</text:p>
          </table:table-cell>
          <table:table-cell table:style-name="ce40" office:value-type="float" office:value="53300" calcext:value-type="float">
            <text:p>53,300</text:p>
          </table:table-cell>
          <table:table-cell table:style-name="ce40" office:value-type="float" office:value="26776" calcext:value-type="float">
            <text:p>26,776</text:p>
          </table:table-cell>
          <table:table-cell table:style-name="ce52" office:value-type="float" office:value="26524" calcext:value-type="float">
            <text:p>26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730" calcext:value-type="float">
            <text:p>14,730</text:p>
          </table:table-cell>
          <table:table-cell table:style-name="ce40" office:value-type="float" office:value="37913" calcext:value-type="float">
            <text:p>37,913</text:p>
          </table:table-cell>
          <table:table-cell table:style-name="ce40" office:value-type="float" office:value="19023" calcext:value-type="float">
            <text:p>19,023</text:p>
          </table:table-cell>
          <table:table-cell table:style-name="ce52" office:value-type="float" office:value="18890" calcext:value-type="float">
            <text:p>18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345" calcext:value-type="float">
            <text:p>11,345</text:p>
          </table:table-cell>
          <table:table-cell table:style-name="ce40" office:value-type="float" office:value="29842" calcext:value-type="float">
            <text:p>29,842</text:p>
          </table:table-cell>
          <table:table-cell table:style-name="ce40" office:value-type="float" office:value="15335" calcext:value-type="float">
            <text:p>15,335</text:p>
          </table:table-cell>
          <table:table-cell table:style-name="ce52" office:value-type="float" office:value="14507" calcext:value-type="float">
            <text:p>14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62" calcext:value-type="float">
            <text:p>2,762</text:p>
          </table:table-cell>
          <table:table-cell table:style-name="ce40" office:value-type="float" office:value="6916" calcext:value-type="float">
            <text:p>6,916</text:p>
          </table:table-cell>
          <table:table-cell table:style-name="ce40" office:value-type="float" office:value="3643" calcext:value-type="float">
            <text:p>3,643</text:p>
          </table:table-cell>
          <table:table-cell table:style-name="ce52" office:value-type="float" office:value="3273" calcext:value-type="float">
            <text:p>3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2830" calcext:value-type="float">
            <text:p>12,830</text:p>
          </table:table-cell>
          <table:table-cell table:style-name="ce40" office:value-type="float" office:value="6630" calcext:value-type="float">
            <text:p>6,630</text:p>
          </table:table-cell>
          <table:table-cell table:style-name="ce52" office:value-type="float" office:value="6200" calcext:value-type="float">
            <text:p>6,2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0" office:value-type="float" office:value="8532" calcext:value-type="float">
            <text:p>8,532</text:p>
          </table:table-cell>
          <table:table-cell table:style-name="ce40" office:value-type="float" office:value="4511" calcext:value-type="float">
            <text:p>4,511</text:p>
          </table:table-cell>
          <table:table-cell table:style-name="ce52" office:value-type="float" office:value="4021" calcext:value-type="float">
            <text:p>4,0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2" calcext:value-type="float">
            <text:p>2,772</text:p>
          </table:table-cell>
          <table:table-cell table:style-name="ce40" office:value-type="float" office:value="7786" calcext:value-type="float">
            <text:p>7,786</text:p>
          </table:table-cell>
          <table:table-cell table:style-name="ce40" office:value-type="float" office:value="4180" calcext:value-type="float">
            <text:p>4,180</text:p>
          </table:table-cell>
          <table:table-cell table:style-name="ce52" office:value-type="float" office:value="3606" calcext:value-type="float">
            <text:p>3,6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01" calcext:value-type="float">
            <text:p>1,801</text:p>
          </table:table-cell>
          <table:table-cell table:style-name="ce40" office:value-type="float" office:value="4124" calcext:value-type="float">
            <text:p>4,124</text:p>
          </table:table-cell>
          <table:table-cell table:style-name="ce40" office:value-type="float" office:value="2364" calcext:value-type="float">
            <text:p>2,364</text:p>
          </table:table-cell>
          <table:table-cell table:style-name="ce52" office:value-type="float" office:value="1760" calcext:value-type="float">
            <text:p>1,7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988" calcext:value-type="float">
            <text:p>30,988</text:p>
          </table:table-cell>
          <table:table-cell table:style-name="ce40" office:value-type="float" office:value="77574" calcext:value-type="float">
            <text:p>77,574</text:p>
          </table:table-cell>
          <table:table-cell table:style-name="ce40" office:value-type="float" office:value="38927" calcext:value-type="float">
            <text:p>38,927</text:p>
          </table:table-cell>
          <table:table-cell table:style-name="ce52" office:value-type="float" office:value="38647" calcext:value-type="float">
            <text:p>38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918" calcext:value-type="float">
            <text:p>25,918</text:p>
          </table:table-cell>
          <table:table-cell table:style-name="ce40" office:value-type="float" office:value="69818" calcext:value-type="float">
            <text:p>69,818</text:p>
          </table:table-cell>
          <table:table-cell table:style-name="ce40" office:value-type="float" office:value="35109" calcext:value-type="float">
            <text:p>35,109</text:p>
          </table:table-cell>
          <table:table-cell table:style-name="ce52" office:value-type="float" office:value="34709" calcext:value-type="float">
            <text:p>34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2060" calcext:value-type="float">
            <text:p>12,060</text:p>
          </table:table-cell>
          <table:table-cell table:style-name="ce40" office:value-type="float" office:value="33048" calcext:value-type="float">
            <text:p>33,048</text:p>
          </table:table-cell>
          <table:table-cell table:style-name="ce40" office:value-type="float" office:value="16880" calcext:value-type="float">
            <text:p>16,880</text:p>
          </table:table-cell>
          <table:table-cell table:style-name="ce52" office:value-type="float" office:value="16168" calcext:value-type="float">
            <text:p>16,1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42" calcext:value-type="float">
            <text:p>1,442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1824" calcext:value-type="float">
            <text:p>1,824</text:p>
          </table:table-cell>
          <table:table-cell table:style-name="ce52" office:value-type="float" office:value="1528" calcext:value-type="float">
            <text:p>1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4092" calcext:value-type="float">
            <text:p>94,092</text:p>
          </table:table-cell>
          <table:table-cell table:style-name="ce40" office:value-type="float" office:value="235623" calcext:value-type="float">
            <text:p>235,623</text:p>
          </table:table-cell>
          <table:table-cell table:style-name="ce40" office:value-type="float" office:value="115199" calcext:value-type="float">
            <text:p>115,199</text:p>
          </table:table-cell>
          <table:table-cell table:style-name="ce52" office:value-type="float" office:value="120424" calcext:value-type="float">
            <text:p>120,4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6070" calcext:value-type="float">
            <text:p>76,070</text:p>
          </table:table-cell>
          <table:table-cell table:style-name="ce40" office:value-type="float" office:value="181962" calcext:value-type="float">
            <text:p>181,962</text:p>
          </table:table-cell>
          <table:table-cell table:style-name="ce40" office:value-type="float" office:value="86380" calcext:value-type="float">
            <text:p>86,380</text:p>
          </table:table-cell>
          <table:table-cell table:style-name="ce52" office:value-type="float" office:value="95582" calcext:value-type="float">
            <text:p>95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9088" calcext:value-type="float">
            <text:p>49,088</text:p>
          </table:table-cell>
          <table:table-cell table:style-name="ce40" office:value-type="float" office:value="120323" calcext:value-type="float">
            <text:p>120,323</text:p>
          </table:table-cell>
          <table:table-cell table:style-name="ce40" office:value-type="float" office:value="58975" calcext:value-type="float">
            <text:p>58,975</text:p>
          </table:table-cell>
          <table:table-cell table:style-name="ce52" office:value-type="float" office:value="61348" calcext:value-type="float">
            <text:p>61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3536" calcext:value-type="float">
            <text:p>53,536</text:p>
          </table:table-cell>
          <table:table-cell table:style-name="ce40" office:value-type="float" office:value="125821" calcext:value-type="float">
            <text:p>125,821</text:p>
          </table:table-cell>
          <table:table-cell table:style-name="ce40" office:value-type="float" office:value="60723" calcext:value-type="float">
            <text:p>60,723</text:p>
          </table:table-cell>
          <table:table-cell table:style-name="ce52" office:value-type="float" office:value="65098" calcext:value-type="float">
            <text:p>65,0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4779" calcext:value-type="float">
            <text:p>74,779</text:p>
          </table:table-cell>
          <table:table-cell table:style-name="ce40" office:value-type="float" office:value="203838" calcext:value-type="float">
            <text:p>203,838</text:p>
          </table:table-cell>
          <table:table-cell table:style-name="ce40" office:value-type="float" office:value="101962" calcext:value-type="float">
            <text:p>101,962</text:p>
          </table:table-cell>
          <table:table-cell table:style-name="ce52" office:value-type="float" office:value="101876" calcext:value-type="float">
            <text:p>101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30311" calcext:value-type="float">
            <text:p>30,311</text:p>
          </table:table-cell>
          <table:table-cell table:style-name="ce40" office:value-type="float" office:value="70321" calcext:value-type="float">
            <text:p>70,321</text:p>
          </table:table-cell>
          <table:table-cell table:style-name="ce40" office:value-type="float" office:value="32977" calcext:value-type="float">
            <text:p>32,977</text:p>
          </table:table-cell>
          <table:table-cell table:style-name="ce52" office:value-type="float" office:value="37344" calcext:value-type="float">
            <text:p>37,344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636" calcext:value-type="float">
            <text:p>33,636</text:p>
          </table:table-cell>
          <table:table-cell table:style-name="ce41" office:value-type="float" office:value="77124" calcext:value-type="float">
            <text:p>77,124</text:p>
          </table:table-cell>
          <table:table-cell table:style-name="ce41" office:value-type="float" office:value="37121" calcext:value-type="float">
            <text:p>37,121</text:p>
          </table:table-cell>
          <table:table-cell table:style-name="ce53" office:value-type="float" office:value="40003" calcext:value-type="float">
            <text:p>40,003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74755" calcext:value-type="float">
            <text:p>1,174,755</text:p>
          </table:table-cell>
          <table:table-cell table:style-name="ce39" office:value-type="float" office:value="2731412" calcext:value-type="float">
            <text:p>2,731,412</text:p>
          </table:table-cell>
          <table:table-cell table:style-name="ce54" office:value-type="float" office:value="1337224" calcext:value-type="float">
            <text:p>1,337,224</text:p>
          </table:table-cell>
          <table:table-cell table:style-name="ce71" office:value-type="float" office:value="1394188" calcext:value-type="float">
            <text:p>1,394,1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937" calcext:value-type="float">
            <text:p>10,937</text:p>
          </table:table-cell>
          <table:table-cell table:style-name="ce40" office:value-type="float" office:value="22275" calcext:value-type="float">
            <text:p>22,275</text:p>
          </table:table-cell>
          <table:table-cell table:style-name="ce55" office:value-type="float" office:value="10920" calcext:value-type="float">
            <text:p>10,920</text:p>
          </table:table-cell>
          <table:table-cell table:style-name="ce44" office:value-type="float" office:value="11355" calcext:value-type="float">
            <text:p>11,3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870" calcext:value-type="float">
            <text:p>62,870</text:p>
          </table:table-cell>
          <table:table-cell table:style-name="ce40" office:value-type="float" office:value="141277" calcext:value-type="float">
            <text:p>141,277</text:p>
          </table:table-cell>
          <table:table-cell table:style-name="ce55" office:value-type="float" office:value="67134" calcext:value-type="float">
            <text:p>67,134</text:p>
          </table:table-cell>
          <table:table-cell table:style-name="ce44" office:value-type="float" office:value="74143" calcext:value-type="float">
            <text:p>74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5952" calcext:value-type="float">
            <text:p>85,952</text:p>
          </table:table-cell>
          <table:table-cell table:style-name="ce40" office:value-type="float" office:value="197784" calcext:value-type="float">
            <text:p>197,784</text:p>
          </table:table-cell>
          <table:table-cell table:style-name="ce55" office:value-type="float" office:value="93728" calcext:value-type="float">
            <text:p>93,728</text:p>
          </table:table-cell>
          <table:table-cell table:style-name="ce44" office:value-type="float" office:value="104056" calcext:value-type="float">
            <text:p>104,0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2302" calcext:value-type="float">
            <text:p>82,302</text:p>
          </table:table-cell>
          <table:table-cell table:style-name="ce40" office:value-type="float" office:value="194404" calcext:value-type="float">
            <text:p>194,404</text:p>
          </table:table-cell>
          <table:table-cell table:style-name="ce55" office:value-type="float" office:value="94592" calcext:value-type="float">
            <text:p>94,592</text:p>
          </table:table-cell>
          <table:table-cell table:style-name="ce44" office:value-type="float" office:value="99812" calcext:value-type="float">
            <text:p>99,8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4933" calcext:value-type="float">
            <text:p>144,933</text:p>
          </table:table-cell>
          <table:table-cell table:style-name="ce40" office:value-type="float" office:value="330287" calcext:value-type="float">
            <text:p>330,287</text:p>
          </table:table-cell>
          <table:table-cell table:style-name="ce55" office:value-type="float" office:value="157767" calcext:value-type="float">
            <text:p>157,767</text:p>
          </table:table-cell>
          <table:table-cell table:style-name="ce44" office:value-type="float" office:value="172520" calcext:value-type="float">
            <text:p>172,5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4168" calcext:value-type="float">
            <text:p>24,168</text:p>
          </table:table-cell>
          <table:table-cell table:style-name="ce40" office:value-type="float" office:value="49573" calcext:value-type="float">
            <text:p>49,573</text:p>
          </table:table-cell>
          <table:table-cell table:style-name="ce55" office:value-type="float" office:value="23547" calcext:value-type="float">
            <text:p>23,547</text:p>
          </table:table-cell>
          <table:table-cell table:style-name="ce44" office:value-type="float" office:value="26026" calcext:value-type="float">
            <text:p>26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4290" calcext:value-type="float">
            <text:p>14,290</text:p>
          </table:table-cell>
          <table:table-cell table:style-name="ce40" office:value-type="float" office:value="27199" calcext:value-type="float">
            <text:p>27,199</text:p>
          </table:table-cell>
          <table:table-cell table:style-name="ce55" office:value-type="float" office:value="12664" calcext:value-type="float">
            <text:p>12,664</text:p>
          </table:table-cell>
          <table:table-cell table:style-name="ce44" office:value-type="float" office:value="14535" calcext:value-type="float">
            <text:p>14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684" calcext:value-type="float">
            <text:p>75,684</text:p>
          </table:table-cell>
          <table:table-cell table:style-name="ce40" office:value-type="float" office:value="163295" calcext:value-type="float">
            <text:p>163,295</text:p>
          </table:table-cell>
          <table:table-cell table:style-name="ce55" office:value-type="float" office:value="77270" calcext:value-type="float">
            <text:p>77,270</text:p>
          </table:table-cell>
          <table:table-cell table:style-name="ce44" office:value-type="float" office:value="86025" calcext:value-type="float">
            <text:p>86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769" calcext:value-type="float">
            <text:p>80,769</text:p>
          </table:table-cell>
          <table:table-cell table:style-name="ce40" office:value-type="float" office:value="178290" calcext:value-type="float">
            <text:p>178,290</text:p>
          </table:table-cell>
          <table:table-cell table:style-name="ce55" office:value-type="float" office:value="86815" calcext:value-type="float">
            <text:p>86,815</text:p>
          </table:table-cell>
          <table:table-cell table:style-name="ce44" office:value-type="float" office:value="91475" calcext:value-type="float">
            <text:p>91,4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27" calcext:value-type="float">
            <text:p>10,627</text:p>
          </table:table-cell>
          <table:table-cell table:style-name="ce40" office:value-type="float" office:value="25587" calcext:value-type="float">
            <text:p>25,587</text:p>
          </table:table-cell>
          <table:table-cell table:style-name="ce55" office:value-type="float" office:value="13062" calcext:value-type="float">
            <text:p>13,062</text:p>
          </table:table-cell>
          <table:table-cell table:style-name="ce44" office:value-type="float" office:value="12525" calcext:value-type="float">
            <text:p>12,52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939" calcext:value-type="float">
            <text:p>70,939</text:p>
          </table:table-cell>
          <table:table-cell table:style-name="ce40" office:value-type="float" office:value="154354" calcext:value-type="float">
            <text:p>154,354</text:p>
          </table:table-cell>
          <table:table-cell table:style-name="ce55" office:value-type="float" office:value="75801" calcext:value-type="float">
            <text:p>75,801</text:p>
          </table:table-cell>
          <table:table-cell table:style-name="ce44" office:value-type="float" office:value="78553" calcext:value-type="float">
            <text:p>78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50873" calcext:value-type="float">
            <text:p>150,873</text:p>
          </table:table-cell>
          <table:table-cell table:style-name="ce40" office:value-type="float" office:value="355175" calcext:value-type="float">
            <text:p>355,175</text:p>
          </table:table-cell>
          <table:table-cell table:style-name="ce55" office:value-type="float" office:value="172192" calcext:value-type="float">
            <text:p>172,192</text:p>
          </table:table-cell>
          <table:table-cell table:style-name="ce44" office:value-type="float" office:value="182983" calcext:value-type="float">
            <text:p>182,9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852" calcext:value-type="float">
            <text:p>27,852</text:p>
          </table:table-cell>
          <table:table-cell table:style-name="ce40" office:value-type="float" office:value="67903" calcext:value-type="float">
            <text:p>67,903</text:p>
          </table:table-cell>
          <table:table-cell table:style-name="ce55" office:value-type="float" office:value="33946" calcext:value-type="float">
            <text:p>33,946</text:p>
          </table:table-cell>
          <table:table-cell table:style-name="ce44" office:value-type="float" office:value="33957" calcext:value-type="float">
            <text:p>33,9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6043" calcext:value-type="float">
            <text:p>46,043</text:p>
          </table:table-cell>
          <table:table-cell table:style-name="ce40" office:value-type="float" office:value="112213" calcext:value-type="float">
            <text:p>112,213</text:p>
          </table:table-cell>
          <table:table-cell table:style-name="ce55" office:value-type="float" office:value="56784" calcext:value-type="float">
            <text:p>56,784</text:p>
          </table:table-cell>
          <table:table-cell table:style-name="ce44" office:value-type="float" office:value="55429" calcext:value-type="float">
            <text:p>55,4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534" calcext:value-type="float">
            <text:p>14,534</text:p>
          </table:table-cell>
          <table:table-cell table:style-name="ce40" office:value-type="float" office:value="40163" calcext:value-type="float">
            <text:p>40,163</text:p>
          </table:table-cell>
          <table:table-cell table:style-name="ce55" office:value-type="float" office:value="20447" calcext:value-type="float">
            <text:p>20,447</text:p>
          </table:table-cell>
          <table:table-cell table:style-name="ce44" office:value-type="float" office:value="19716" calcext:value-type="float">
            <text:p>19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4000" calcext:value-type="float">
            <text:p>14,000</text:p>
          </table:table-cell>
          <table:table-cell table:style-name="ce40" office:value-type="float" office:value="33754" calcext:value-type="float">
            <text:p>33,754</text:p>
          </table:table-cell>
          <table:table-cell table:style-name="ce55" office:value-type="float" office:value="17071" calcext:value-type="float">
            <text:p>17,071</text:p>
          </table:table-cell>
          <table:table-cell table:style-name="ce44" office:value-type="float" office:value="16683" calcext:value-type="float">
            <text:p>16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2320" calcext:value-type="float">
            <text:p>42,320</text:p>
          </table:table-cell>
          <table:table-cell table:style-name="ce40" office:value-type="float" office:value="98956" calcext:value-type="float">
            <text:p>98,956</text:p>
          </table:table-cell>
          <table:table-cell table:style-name="ce55" office:value-type="float" office:value="49605" calcext:value-type="float">
            <text:p>49,605</text:p>
          </table:table-cell>
          <table:table-cell table:style-name="ce44" office:value-type="float" office:value="49351" calcext:value-type="float">
            <text:p>49,3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20071" calcext:value-type="float">
            <text:p>20,071</text:p>
          </table:table-cell>
          <table:table-cell table:style-name="ce40" office:value-type="float" office:value="44233" calcext:value-type="float">
            <text:p>44,233</text:p>
          </table:table-cell>
          <table:table-cell table:style-name="ce55" office:value-type="float" office:value="22079" calcext:value-type="float">
            <text:p>22,079</text:p>
          </table:table-cell>
          <table:table-cell table:style-name="ce44" office:value-type="float" office:value="22154" calcext:value-type="float">
            <text:p>22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919" calcext:value-type="float">
            <text:p>36,919</text:p>
          </table:table-cell>
          <table:table-cell table:style-name="ce40" office:value-type="float" office:value="95176" calcext:value-type="float">
            <text:p>95,176</text:p>
          </table:table-cell>
          <table:table-cell table:style-name="ce55" office:value-type="float" office:value="46806" calcext:value-type="float">
            <text:p>46,806</text:p>
          </table:table-cell>
          <table:table-cell table:style-name="ce44" office:value-type="float" office:value="48370" calcext:value-type="float">
            <text:p>48,3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8335" calcext:value-type="float">
            <text:p>18,335</text:p>
          </table:table-cell>
          <table:table-cell table:style-name="ce40" office:value-type="float" office:value="42671" calcext:value-type="float">
            <text:p>42,671</text:p>
          </table:table-cell>
          <table:table-cell table:style-name="ce55" office:value-type="float" office:value="21283" calcext:value-type="float">
            <text:p>21,283</text:p>
          </table:table-cell>
          <table:table-cell table:style-name="ce44" office:value-type="float" office:value="21388" calcext:value-type="float">
            <text:p>21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178" calcext:value-type="float">
            <text:p>11,178</text:p>
          </table:table-cell>
          <table:table-cell table:style-name="ce40" office:value-type="float" office:value="28576" calcext:value-type="float">
            <text:p>28,576</text:p>
          </table:table-cell>
          <table:table-cell table:style-name="ce55" office:value-type="float" office:value="14912" calcext:value-type="float">
            <text:p>14,912</text:p>
          </table:table-cell>
          <table:table-cell table:style-name="ce44" office:value-type="float" office:value="13664" calcext:value-type="float">
            <text:p>13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2" calcext:value-type="float">
            <text:p>2,982</text:p>
          </table:table-cell>
          <table:table-cell table:style-name="ce40" office:value-type="float" office:value="6298" calcext:value-type="float">
            <text:p>6,298</text:p>
          </table:table-cell>
          <table:table-cell table:style-name="ce55" office:value-type="float" office:value="3484" calcext:value-type="float">
            <text:p>3,484</text:p>
          </table:table-cell>
          <table:table-cell table:style-name="ce44" office:value-type="float" office:value="2814" calcext:value-type="float">
            <text:p>2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665" calcext:value-type="float">
            <text:p>9,665</text:p>
          </table:table-cell>
          <table:table-cell table:style-name="ce40" office:value-type="float" office:value="27131" calcext:value-type="float">
            <text:p>27,131</text:p>
          </table:table-cell>
          <table:table-cell table:style-name="ce55" office:value-type="float" office:value="13614" calcext:value-type="float">
            <text:p>13,614</text:p>
          </table:table-cell>
          <table:table-cell table:style-name="ce44" office:value-type="float" office:value="13517" calcext:value-type="float">
            <text:p>13,5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699" calcext:value-type="float">
            <text:p>17,699</text:p>
          </table:table-cell>
          <table:table-cell table:style-name="ce40" office:value-type="float" office:value="49715" calcext:value-type="float">
            <text:p>49,715</text:p>
          </table:table-cell>
          <table:table-cell table:style-name="ce55" office:value-type="float" office:value="25163" calcext:value-type="float">
            <text:p>25,163</text:p>
          </table:table-cell>
          <table:table-cell table:style-name="ce44" office:value-type="float" office:value="24552" calcext:value-type="float">
            <text:p>24,5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696" calcext:value-type="float">
            <text:p>11,696</text:p>
          </table:table-cell>
          <table:table-cell table:style-name="ce40" office:value-type="float" office:value="29396" calcext:value-type="float">
            <text:p>29,396</text:p>
          </table:table-cell>
          <table:table-cell table:style-name="ce55" office:value-type="float" office:value="14893" calcext:value-type="float">
            <text:p>14,893</text:p>
          </table:table-cell>
          <table:table-cell table:style-name="ce44" office:value-type="float" office:value="14503" calcext:value-type="float">
            <text:p>14,5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71" calcext:value-type="float">
            <text:p>10,771</text:p>
          </table:table-cell>
          <table:table-cell table:style-name="ce40" office:value-type="float" office:value="28959" calcext:value-type="float">
            <text:p>28,959</text:p>
          </table:table-cell>
          <table:table-cell table:style-name="ce55" office:value-type="float" office:value="14768" calcext:value-type="float">
            <text:p>14,768</text:p>
          </table:table-cell>
          <table:table-cell table:style-name="ce44" office:value-type="float" office:value="14191" calcext:value-type="float">
            <text:p>14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0" calcext:value-type="float">
            <text:p>5,860</text:p>
          </table:table-cell>
          <table:table-cell table:style-name="ce40" office:value-type="float" office:value="13823" calcext:value-type="float">
            <text:p>13,823</text:p>
          </table:table-cell>
          <table:table-cell table:style-name="ce55" office:value-type="float" office:value="6857" calcext:value-type="float">
            <text:p>6,857</text:p>
          </table:table-cell>
          <table:table-cell table:style-name="ce44" office:value-type="float" office:value="6966" calcext:value-type="float">
            <text:p>6,9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912" calcext:value-type="float">
            <text:p>6,912</text:p>
          </table:table-cell>
          <table:table-cell table:style-name="ce40" office:value-type="float" office:value="18069" calcext:value-type="float">
            <text:p>18,069</text:p>
          </table:table-cell>
          <table:table-cell table:style-name="ce55" office:value-type="float" office:value="9172" calcext:value-type="float">
            <text:p>9,172</text:p>
          </table:table-cell>
          <table:table-cell table:style-name="ce44" office:value-type="float" office:value="8897" calcext:value-type="float">
            <text:p>8,8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577" calcext:value-type="float">
            <text:p>13,577</text:p>
          </table:table-cell>
          <table:table-cell table:style-name="ce40" office:value-type="float" office:value="34792" calcext:value-type="float">
            <text:p>34,792</text:p>
          </table:table-cell>
          <table:table-cell table:style-name="ce55" office:value-type="float" office:value="17795" calcext:value-type="float">
            <text:p>17,795</text:p>
          </table:table-cell>
          <table:table-cell table:style-name="ce44" office:value-type="float" office:value="16997" calcext:value-type="float">
            <text:p>16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950" calcext:value-type="float">
            <text:p>13,950</text:p>
          </table:table-cell>
          <table:table-cell table:style-name="ce40" office:value-type="float" office:value="33818" calcext:value-type="float">
            <text:p>33,818</text:p>
          </table:table-cell>
          <table:table-cell table:style-name="ce55" office:value-type="float" office:value="17282" calcext:value-type="float">
            <text:p>17,282</text:p>
          </table:table-cell>
          <table:table-cell table:style-name="ce44" office:value-type="float" office:value="16536" calcext:value-type="float">
            <text:p>16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524" calcext:value-type="float">
            <text:p>15,524</text:p>
          </table:table-cell>
          <table:table-cell table:style-name="ce40" office:value-type="float" office:value="36545" calcext:value-type="float">
            <text:p>36,545</text:p>
          </table:table-cell>
          <table:table-cell table:style-name="ce55" office:value-type="float" office:value="19238" calcext:value-type="float">
            <text:p>19,238</text:p>
          </table:table-cell>
          <table:table-cell table:style-name="ce44" office:value-type="float" office:value="17307" calcext:value-type="float">
            <text:p>17,3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81" calcext:value-type="float">
            <text:p>5,381</text:p>
          </table:table-cell>
          <table:table-cell table:style-name="ce40" office:value-type="float" office:value="11511" calcext:value-type="float">
            <text:p>11,511</text:p>
          </table:table-cell>
          <table:table-cell table:style-name="ce55" office:value-type="float" office:value="6184" calcext:value-type="float">
            <text:p>6,184</text:p>
          </table:table-cell>
          <table:table-cell table:style-name="ce44" office:value-type="float" office:value="5327" calcext:value-type="float">
            <text:p>5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4" calcext:value-type="float">
            <text:p>2,284</text:p>
          </table:table-cell>
          <table:table-cell table:style-name="ce40" office:value-type="float" office:value="5412" calcext:value-type="float">
            <text:p>5,412</text:p>
          </table:table-cell>
          <table:table-cell table:style-name="ce55" office:value-type="float" office:value="2848" calcext:value-type="float">
            <text:p>2,848</text:p>
          </table:table-cell>
          <table:table-cell table:style-name="ce44" office:value-type="float" office:value="2564" calcext:value-type="float">
            <text:p>2,56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64" calcext:value-type="float">
            <text:p>4,764</text:p>
          </table:table-cell>
          <table:table-cell table:style-name="ce40" office:value-type="float" office:value="10714" calcext:value-type="float">
            <text:p>10,714</text:p>
          </table:table-cell>
          <table:table-cell table:style-name="ce55" office:value-type="float" office:value="5858" calcext:value-type="float">
            <text:p>5,858</text:p>
          </table:table-cell>
          <table:table-cell table:style-name="ce44" office:value-type="float" office:value="4856" calcext:value-type="float">
            <text:p>4,85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63" calcext:value-type="float">
            <text:p>5,163</text:p>
          </table:table-cell>
          <table:table-cell table:style-name="ce40" office:value-type="float" office:value="12893" calcext:value-type="float">
            <text:p>12,893</text:p>
          </table:table-cell>
          <table:table-cell table:style-name="ce55" office:value-type="float" office:value="6950" calcext:value-type="float">
            <text:p>6,950</text:p>
          </table:table-cell>
          <table:table-cell table:style-name="ce44" office:value-type="float" office:value="5943" calcext:value-type="float">
            <text:p>5,94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30" calcext:value-type="float">
            <text:p>630</text:p>
          </table:table-cell>
          <table:table-cell table:style-name="ce40" office:value-type="float" office:value="1869" calcext:value-type="float">
            <text:p>1,869</text:p>
          </table:table-cell>
          <table:table-cell table:style-name="ce55" office:value-type="float" office:value="917" calcext:value-type="float">
            <text:p>917</text:p>
          </table:table-cell>
          <table:table-cell table:style-name="ce44" office:value-type="float" office:value="952" calcext:value-type="float">
            <text:p>95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405" calcext:value-type="float">
            <text:p>1,405</text:p>
          </table:table-cell>
          <table:table-cell table:style-name="ce40" office:value-type="float" office:value="4190" calcext:value-type="float">
            <text:p>4,190</text:p>
          </table:table-cell>
          <table:table-cell table:style-name="ce55" office:value-type="float" office:value="2175" calcext:value-type="float">
            <text:p>2,175</text:p>
          </table:table-cell>
          <table:table-cell table:style-name="ce44" office:value-type="float" office:value="2015" calcext:value-type="float">
            <text:p>2,015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96" calcext:value-type="float">
            <text:p>896</text:p>
          </table:table-cell>
          <table:table-cell table:style-name="ce41" office:value-type="float" office:value="3132" calcext:value-type="float">
            <text:p>3,132</text:p>
          </table:table-cell>
          <table:table-cell table:style-name="ce56" office:value-type="float" office:value="1601" calcext:value-type="float">
            <text:p>1,601</text:p>
          </table:table-cell>
          <table:table-cell table:style-name="ce45" office:value-type="float" office:value="1531" calcext:value-type="float">
            <text:p>1,531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3842" calcext:value-type="float">
            <text:p>183,842</text:p>
          </table:table-cell>
          <table:table-cell table:style-name="ce39" office:value-type="float" office:value="449212" calcext:value-type="float">
            <text:p>449,212</text:p>
          </table:table-cell>
          <table:table-cell table:style-name="ce39" office:value-type="float" office:value="225131" calcext:value-type="float">
            <text:p>225,131</text:p>
          </table:table-cell>
          <table:table-cell table:style-name="ce51" office:value-type="float" office:value="224081" calcext:value-type="float">
            <text:p>224,0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9415" calcext:value-type="float">
            <text:p>39,415</text:p>
          </table:table-cell>
          <table:table-cell table:style-name="ce40" office:value-type="float" office:value="94890" calcext:value-type="float">
            <text:p>94,890</text:p>
          </table:table-cell>
          <table:table-cell table:style-name="ce40" office:value-type="float" office:value="45978" calcext:value-type="float">
            <text:p>45,978</text:p>
          </table:table-cell>
          <table:table-cell table:style-name="ce52" office:value-type="float" office:value="48912" calcext:value-type="float">
            <text:p>48,9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674" calcext:value-type="float">
            <text:p>27,674</text:p>
          </table:table-cell>
          <table:table-cell table:style-name="ce40" office:value-type="float" office:value="69638" calcext:value-type="float">
            <text:p>69,638</text:p>
          </table:table-cell>
          <table:table-cell table:style-name="ce40" office:value-type="float" office:value="32802" calcext:value-type="float">
            <text:p>32,802</text:p>
          </table:table-cell>
          <table:table-cell table:style-name="ce52" office:value-type="float" office:value="36836" calcext:value-type="float">
            <text:p>36,8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736" calcext:value-type="float">
            <text:p>14,736</text:p>
          </table:table-cell>
          <table:table-cell table:style-name="ce40" office:value-type="float" office:value="36882" calcext:value-type="float">
            <text:p>36,882</text:p>
          </table:table-cell>
          <table:table-cell table:style-name="ce40" office:value-type="float" office:value="18677" calcext:value-type="float">
            <text:p>18,677</text:p>
          </table:table-cell>
          <table:table-cell table:style-name="ce52" office:value-type="float" office:value="18205" calcext:value-type="float">
            <text:p>18,2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942" calcext:value-type="float">
            <text:p>10,942</text:p>
          </table:table-cell>
          <table:table-cell table:style-name="ce40" office:value-type="float" office:value="27982" calcext:value-type="float">
            <text:p>27,982</text:p>
          </table:table-cell>
          <table:table-cell table:style-name="ce40" office:value-type="float" office:value="14338" calcext:value-type="float">
            <text:p>14,338</text:p>
          </table:table-cell>
          <table:table-cell table:style-name="ce52" office:value-type="float" office:value="13644" calcext:value-type="float">
            <text:p>13,64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904" calcext:value-type="float">
            <text:p>15,904</text:p>
          </table:table-cell>
          <table:table-cell table:style-name="ce40" office:value-type="float" office:value="35399" calcext:value-type="float">
            <text:p>35,399</text:p>
          </table:table-cell>
          <table:table-cell table:style-name="ce40" office:value-type="float" office:value="18223" calcext:value-type="float">
            <text:p>18,223</text:p>
          </table:table-cell>
          <table:table-cell table:style-name="ce52" office:value-type="float" office:value="17176" calcext:value-type="float">
            <text:p>17,17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880" calcext:value-type="float">
            <text:p>9,880</text:p>
          </table:table-cell>
          <table:table-cell table:style-name="ce40" office:value-type="float" office:value="24469" calcext:value-type="float">
            <text:p>24,469</text:p>
          </table:table-cell>
          <table:table-cell table:style-name="ce40" office:value-type="float" office:value="12760" calcext:value-type="float">
            <text:p>12,760</text:p>
          </table:table-cell>
          <table:table-cell table:style-name="ce52" office:value-type="float" office:value="11709" calcext:value-type="float">
            <text:p>11,70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912" calcext:value-type="float">
            <text:p>12,912</text:p>
          </table:table-cell>
          <table:table-cell table:style-name="ce40" office:value-type="float" office:value="31986" calcext:value-type="float">
            <text:p>31,986</text:p>
          </table:table-cell>
          <table:table-cell table:style-name="ce40" office:value-type="float" office:value="16805" calcext:value-type="float">
            <text:p>16,805</text:p>
          </table:table-cell>
          <table:table-cell table:style-name="ce52" office:value-type="float" office:value="15181" calcext:value-type="float">
            <text:p>15,1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1260" calcext:value-type="float">
            <text:p>21,260</text:p>
          </table:table-cell>
          <table:table-cell table:style-name="ce40" office:value-type="float" office:value="53117" calcext:value-type="float">
            <text:p>53,117</text:p>
          </table:table-cell>
          <table:table-cell table:style-name="ce40" office:value-type="float" office:value="26797" calcext:value-type="float">
            <text:p>26,797</text:p>
          </table:table-cell>
          <table:table-cell table:style-name="ce52" office:value-type="float" office:value="26320" calcext:value-type="float">
            <text:p>26,32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7381" calcext:value-type="float">
            <text:p>17,381</text:p>
          </table:table-cell>
          <table:table-cell table:style-name="ce40" office:value-type="float" office:value="41600" calcext:value-type="float">
            <text:p>41,600</text:p>
          </table:table-cell>
          <table:table-cell table:style-name="ce40" office:value-type="float" office:value="21030" calcext:value-type="float">
            <text:p>21,030</text:p>
          </table:table-cell>
          <table:table-cell table:style-name="ce52" office:value-type="float" office:value="20570" calcext:value-type="float">
            <text:p>20,57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556" calcext:value-type="float">
            <text:p>9,556</text:p>
          </table:table-cell>
          <table:table-cell table:style-name="ce40" office:value-type="float" office:value="21179" calcext:value-type="float">
            <text:p>21,179</text:p>
          </table:table-cell>
          <table:table-cell table:style-name="ce40" office:value-type="float" office:value="11421" calcext:value-type="float">
            <text:p>11,421</text:p>
          </table:table-cell>
          <table:table-cell table:style-name="ce52" office:value-type="float" office:value="9758" calcext:value-type="float">
            <text:p>9,75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3" calcext:value-type="float">
            <text:p>2,043</text:p>
          </table:table-cell>
          <table:table-cell table:style-name="ce40" office:value-type="float" office:value="5980" calcext:value-type="float">
            <text:p>5,980</text:p>
          </table:table-cell>
          <table:table-cell table:style-name="ce40" office:value-type="float" office:value="3214" calcext:value-type="float">
            <text:p>3,214</text:p>
          </table:table-cell>
          <table:table-cell table:style-name="ce52" office:value-type="float" office:value="2766" calcext:value-type="float">
            <text:p>2,766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39" calcext:value-type="float">
            <text:p>2,139</text:p>
          </table:table-cell>
          <table:table-cell table:style-name="ce41" office:value-type="float" office:value="6090" calcext:value-type="float">
            <text:p>6,090</text:p>
          </table:table-cell>
          <table:table-cell table:style-name="ce41" office:value-type="float" office:value="3086" calcext:value-type="float">
            <text:p>3,086</text:p>
          </table:table-cell>
          <table:table-cell table:style-name="ce53" office:value-type="float" office:value="3004" calcext:value-type="float">
            <text:p>3,00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1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30101" calcext:value-type="float">
            <text:p>230,101</text:p>
          </table:table-cell>
          <table:table-cell table:style-name="ce39" office:value-type="float" office:value="594641" calcext:value-type="float">
            <text:p>594,641</text:p>
          </table:table-cell>
          <table:table-cell table:style-name="ce39" office:value-type="float" office:value="302644" calcext:value-type="float">
            <text:p>302,644</text:p>
          </table:table-cell>
          <table:table-cell table:style-name="ce51" office:value-type="float" office:value="291997" calcext:value-type="float">
            <text:p>291,99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6106" calcext:value-type="float">
            <text:p>86,106</text:p>
          </table:table-cell>
          <table:table-cell table:style-name="ce40" office:value-type="float" office:value="219605" calcext:value-type="float">
            <text:p>219,605</text:p>
          </table:table-cell>
          <table:table-cell table:style-name="ce40" office:value-type="float" office:value="109063" calcext:value-type="float">
            <text:p>109,063</text:p>
          </table:table-cell>
          <table:table-cell table:style-name="ce52" office:value-type="float" office:value="110542" calcext:value-type="float">
            <text:p>110,54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588" calcext:value-type="float">
            <text:p>9,588</text:p>
          </table:table-cell>
          <table:table-cell table:style-name="ce40" office:value-type="float" office:value="26388" calcext:value-type="float">
            <text:p>26,388</text:p>
          </table:table-cell>
          <table:table-cell table:style-name="ce40" office:value-type="float" office:value="14175" calcext:value-type="float">
            <text:p>14,175</text:p>
          </table:table-cell>
          <table:table-cell table:style-name="ce52" office:value-type="float" office:value="12213" calcext:value-type="float">
            <text:p>12,21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998" calcext:value-type="float">
            <text:p>12,998</text:p>
          </table:table-cell>
          <table:table-cell table:style-name="ce40" office:value-type="float" office:value="33464" calcext:value-type="float">
            <text:p>33,464</text:p>
          </table:table-cell>
          <table:table-cell table:style-name="ce40" office:value-type="float" office:value="17796" calcext:value-type="float">
            <text:p>17,796</text:p>
          </table:table-cell>
          <table:table-cell table:style-name="ce52" office:value-type="float" office:value="15668" calcext:value-type="float">
            <text:p>15,66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8028" calcext:value-type="float">
            <text:p>38,028</text:p>
          </table:table-cell>
          <table:table-cell table:style-name="ce40" office:value-type="float" office:value="97733" calcext:value-type="float">
            <text:p>97,733</text:p>
          </table:table-cell>
          <table:table-cell table:style-name="ce40" office:value-type="float" office:value="49211" calcext:value-type="float">
            <text:p>49,211</text:p>
          </table:table-cell>
          <table:table-cell table:style-name="ce52" office:value-type="float" office:value="48522" calcext:value-type="float">
            <text:p>48,52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2765" calcext:value-type="float">
            <text:p>32,765</text:p>
          </table:table-cell>
          <table:table-cell table:style-name="ce40" office:value-type="float" office:value="83748" calcext:value-type="float">
            <text:p>83,748</text:p>
          </table:table-cell>
          <table:table-cell table:style-name="ce40" office:value-type="float" office:value="42198" calcext:value-type="float">
            <text:p>42,198</text:p>
          </table:table-cell>
          <table:table-cell table:style-name="ce52" office:value-type="float" office:value="41550" calcext:value-type="float">
            <text:p>41,55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444" calcext:value-type="float">
            <text:p>4,444</text:p>
          </table:table-cell>
          <table:table-cell table:style-name="ce40" office:value-type="float" office:value="11990" calcext:value-type="float">
            <text:p>11,990</text:p>
          </table:table-cell>
          <table:table-cell table:style-name="ce40" office:value-type="float" office:value="6467" calcext:value-type="float">
            <text:p>6,467</text:p>
          </table:table-cell>
          <table:table-cell table:style-name="ce52" office:value-type="float" office:value="5523" calcext:value-type="float">
            <text:p>5,52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983" calcext:value-type="float">
            <text:p>21,983</text:p>
          </table:table-cell>
          <table:table-cell table:style-name="ce40" office:value-type="float" office:value="59336" calcext:value-type="float">
            <text:p>59,336</text:p>
          </table:table-cell>
          <table:table-cell table:style-name="ce40" office:value-type="float" office:value="30344" calcext:value-type="float">
            <text:p>30,344</text:p>
          </table:table-cell>
          <table:table-cell table:style-name="ce52" office:value-type="float" office:value="28992" calcext:value-type="float">
            <text:p>28,99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842" calcext:value-type="float">
            <text:p>7,842</text:p>
          </table:table-cell>
          <table:table-cell table:style-name="ce40" office:value-type="float" office:value="20404" calcext:value-type="float">
            <text:p>20,404</text:p>
          </table:table-cell>
          <table:table-cell table:style-name="ce40" office:value-type="float" office:value="10789" calcext:value-type="float">
            <text:p>10,789</text:p>
          </table:table-cell>
          <table:table-cell table:style-name="ce52" office:value-type="float" office:value="9615" calcext:value-type="float">
            <text:p>9,615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360" calcext:value-type="float">
            <text:p>6,360</text:p>
          </table:table-cell>
          <table:table-cell table:style-name="ce40" office:value-type="float" office:value="14534" calcext:value-type="float">
            <text:p>14,534</text:p>
          </table:table-cell>
          <table:table-cell table:style-name="ce40" office:value-type="float" office:value="7857" calcext:value-type="float">
            <text:p>7,857</text:p>
          </table:table-cell>
          <table:table-cell table:style-name="ce52" office:value-type="float" office:value="6677" calcext:value-type="float">
            <text:p>6,67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26" calcext:value-type="float">
            <text:p>3,126</text:p>
          </table:table-cell>
          <table:table-cell table:style-name="ce40" office:value-type="float" office:value="8396" calcext:value-type="float">
            <text:p>8,396</text:p>
          </table:table-cell>
          <table:table-cell table:style-name="ce40" office:value-type="float" office:value="4602" calcext:value-type="float">
            <text:p>4,602</text:p>
          </table:table-cell>
          <table:table-cell table:style-name="ce52" office:value-type="float" office:value="3794" calcext:value-type="float">
            <text:p>3,79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112" calcext:value-type="float">
            <text:p>2,112</text:p>
          </table:table-cell>
          <table:table-cell table:style-name="ce40" office:value-type="float" office:value="5081" calcext:value-type="float">
            <text:p>5,081</text:p>
          </table:table-cell>
          <table:table-cell table:style-name="ce40" office:value-type="float" office:value="2795" calcext:value-type="float">
            <text:p>2,795</text:p>
          </table:table-cell>
          <table:table-cell table:style-name="ce52" office:value-type="float" office:value="2286" calcext:value-type="float">
            <text:p>2,28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77" calcext:value-type="float">
            <text:p>2,977</text:p>
          </table:table-cell>
          <table:table-cell table:style-name="ce40" office:value-type="float" office:value="9523" calcext:value-type="float">
            <text:p>9,523</text:p>
          </table:table-cell>
          <table:table-cell table:style-name="ce40" office:value-type="float" office:value="4949" calcext:value-type="float">
            <text:p>4,949</text:p>
          </table:table-cell>
          <table:table-cell table:style-name="ce52" office:value-type="float" office:value="4574" calcext:value-type="float">
            <text:p>4,574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72" calcext:value-type="float">
            <text:p>1,772</text:p>
          </table:table-cell>
          <table:table-cell table:style-name="ce41" office:value-type="float" office:value="4439" calcext:value-type="float">
            <text:p>4,439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3" office:value-type="float" office:value="2041" calcext:value-type="float">
            <text:p>2,04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4757" calcext:value-type="float">
            <text:p>204,757</text:p>
          </table:table-cell>
          <table:table-cell table:style-name="ce39" office:value-type="float" office:value="532854" calcext:value-type="float">
            <text:p>532,854</text:p>
          </table:table-cell>
          <table:table-cell table:style-name="ce39" office:value-type="float" office:value="273824" calcext:value-type="float">
            <text:p>273,824</text:p>
          </table:table-cell>
          <table:table-cell table:style-name="ce51" office:value-type="float" office:value="259030" calcext:value-type="float">
            <text:p>259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929" calcext:value-type="float">
            <text:p>33,929</text:p>
          </table:table-cell>
          <table:table-cell table:style-name="ce40" office:value-type="float" office:value="86025" calcext:value-type="float">
            <text:p>86,025</text:p>
          </table:table-cell>
          <table:table-cell table:style-name="ce40" office:value-type="float" office:value="42602" calcext:value-type="float">
            <text:p>42,602</text:p>
          </table:table-cell>
          <table:table-cell table:style-name="ce52" office:value-type="float" office:value="43423" calcext:value-type="float">
            <text:p>43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1216" calcext:value-type="float">
            <text:p>41,216</text:p>
          </table:table-cell>
          <table:table-cell table:style-name="ce40" office:value-type="float" office:value="107478" calcext:value-type="float">
            <text:p>107,478</text:p>
          </table:table-cell>
          <table:table-cell table:style-name="ce40" office:value-type="float" office:value="54081" calcext:value-type="float">
            <text:p>54,081</text:p>
          </table:table-cell>
          <table:table-cell table:style-name="ce52" office:value-type="float" office:value="53397" calcext:value-type="float">
            <text:p>53,3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6060" calcext:value-type="float">
            <text:p>16,060</text:p>
          </table:table-cell>
          <table:table-cell table:style-name="ce40" office:value-type="float" office:value="43446" calcext:value-type="float">
            <text:p>43,446</text:p>
          </table:table-cell>
          <table:table-cell table:style-name="ce40" office:value-type="float" office:value="22626" calcext:value-type="float">
            <text:p>22,626</text:p>
          </table:table-cell>
          <table:table-cell table:style-name="ce52" office:value-type="float" office:value="20820" calcext:value-type="float">
            <text:p>20,8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684" calcext:value-type="float">
            <text:p>11,684</text:p>
          </table:table-cell>
          <table:table-cell table:style-name="ce40" office:value-type="float" office:value="30893" calcext:value-type="float">
            <text:p>30,893</text:p>
          </table:table-cell>
          <table:table-cell table:style-name="ce40" office:value-type="float" office:value="16386" calcext:value-type="float">
            <text:p>16,386</text:p>
          </table:table-cell>
          <table:table-cell table:style-name="ce52" office:value-type="float" office:value="14507" calcext:value-type="float">
            <text:p>14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926" calcext:value-type="float">
            <text:p>34,926</text:p>
          </table:table-cell>
          <table:table-cell table:style-name="ce40" office:value-type="float" office:value="90668" calcext:value-type="float">
            <text:p>90,668</text:p>
          </table:table-cell>
          <table:table-cell table:style-name="ce40" office:value-type="float" office:value="45562" calcext:value-type="float">
            <text:p>45,562</text:p>
          </table:table-cell>
          <table:table-cell table:style-name="ce52" office:value-type="float" office:value="45106" calcext:value-type="float">
            <text:p>45,1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558" calcext:value-type="float">
            <text:p>12,558</text:p>
          </table:table-cell>
          <table:table-cell table:style-name="ce40" office:value-type="float" office:value="33701" calcext:value-type="float">
            <text:p>33,701</text:p>
          </table:table-cell>
          <table:table-cell table:style-name="ce40" office:value-type="float" office:value="17749" calcext:value-type="float">
            <text:p>17,749</text:p>
          </table:table-cell>
          <table:table-cell table:style-name="ce52" office:value-type="float" office:value="15952" calcext:value-type="float">
            <text:p>15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76" calcext:value-type="float">
            <text:p>5,776</text:p>
          </table:table-cell>
          <table:table-cell table:style-name="ce40" office:value-type="float" office:value="14890" calcext:value-type="float">
            <text:p>14,890</text:p>
          </table:table-cell>
          <table:table-cell table:style-name="ce40" office:value-type="float" office:value="7788" calcext:value-type="float">
            <text:p>7,788</text:p>
          </table:table-cell>
          <table:table-cell table:style-name="ce52" office:value-type="float" office:value="7102" calcext:value-type="float">
            <text:p>7,1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0" calcext:value-type="float">
            <text:p>5,130</text:p>
          </table:table-cell>
          <table:table-cell table:style-name="ce40" office:value-type="float" office:value="12641" calcext:value-type="float">
            <text:p>12,641</text:p>
          </table:table-cell>
          <table:table-cell table:style-name="ce40" office:value-type="float" office:value="6776" calcext:value-type="float">
            <text:p>6,776</text:p>
          </table:table-cell>
          <table:table-cell table:style-name="ce52" office:value-type="float" office:value="5865" calcext:value-type="float">
            <text:p>5,8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189" calcext:value-type="float">
            <text:p>11,189</text:p>
          </table:table-cell>
          <table:table-cell table:style-name="ce40" office:value-type="float" office:value="30871" calcext:value-type="float">
            <text:p>30,871</text:p>
          </table:table-cell>
          <table:table-cell table:style-name="ce40" office:value-type="float" office:value="16037" calcext:value-type="float">
            <text:p>16,037</text:p>
          </table:table-cell>
          <table:table-cell table:style-name="ce52" office:value-type="float" office:value="14834" calcext:value-type="float">
            <text:p>14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227" calcext:value-type="float">
            <text:p>6,227</text:p>
          </table:table-cell>
          <table:table-cell table:style-name="ce40" office:value-type="float" office:value="16265" calcext:value-type="float">
            <text:p>16,265</text:p>
          </table:table-cell>
          <table:table-cell table:style-name="ce40" office:value-type="float" office:value="8610" calcext:value-type="float">
            <text:p>8,610</text:p>
          </table:table-cell>
          <table:table-cell table:style-name="ce52" office:value-type="float" office:value="7655" calcext:value-type="float">
            <text:p>7,6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8" calcext:value-type="float">
            <text:p>3,798</text:p>
          </table:table-cell>
          <table:table-cell table:style-name="ce40" office:value-type="float" office:value="8686" calcext:value-type="float">
            <text:p>8,686</text:p>
          </table:table-cell>
          <table:table-cell table:style-name="ce40" office:value-type="float" office:value="4766" calcext:value-type="float">
            <text:p>4,766</text:p>
          </table:table-cell>
          <table:table-cell table:style-name="ce52" office:value-type="float" office:value="3920" calcext:value-type="float">
            <text:p>3,9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78" calcext:value-type="float">
            <text:p>3,678</text:p>
          </table:table-cell>
          <table:table-cell table:style-name="ce40" office:value-type="float" office:value="9627" calcext:value-type="float">
            <text:p>9,627</text:p>
          </table:table-cell>
          <table:table-cell table:style-name="ce40" office:value-type="float" office:value="5105" calcext:value-type="float">
            <text:p>5,105</text:p>
          </table:table-cell>
          <table:table-cell table:style-name="ce52" office:value-type="float" office:value="4522" calcext:value-type="float">
            <text:p>4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711" calcext:value-type="float">
            <text:p>5,711</text:p>
          </table:table-cell>
          <table:table-cell table:style-name="ce40" office:value-type="float" office:value="14713" calcext:value-type="float">
            <text:p>14,713</text:p>
          </table:table-cell>
          <table:table-cell table:style-name="ce40" office:value-type="float" office:value="7798" calcext:value-type="float">
            <text:p>7,798</text:p>
          </table:table-cell>
          <table:table-cell table:style-name="ce52" office:value-type="float" office:value="6915" calcext:value-type="float">
            <text:p>6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9" calcext:value-type="float">
            <text:p>2,559</text:p>
          </table:table-cell>
          <table:table-cell table:style-name="ce40" office:value-type="float" office:value="6035" calcext:value-type="float">
            <text:p>6,035</text:p>
          </table:table-cell>
          <table:table-cell table:style-name="ce40" office:value-type="float" office:value="3401" calcext:value-type="float">
            <text:p>3,401</text:p>
          </table:table-cell>
          <table:table-cell table:style-name="ce52" office:value-type="float" office:value="2634" calcext:value-type="float">
            <text:p>2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321" calcext:value-type="float">
            <text:p>4,321</text:p>
          </table:table-cell>
          <table:table-cell table:style-name="ce40" office:value-type="float" office:value="11582" calcext:value-type="float">
            <text:p>11,582</text:p>
          </table:table-cell>
          <table:table-cell table:style-name="ce40" office:value-type="float" office:value="6163" calcext:value-type="float">
            <text:p>6,163</text:p>
          </table:table-cell>
          <table:table-cell table:style-name="ce52" office:value-type="float" office:value="5419" calcext:value-type="float">
            <text:p>5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0" office:value-type="float" office:value="5814" calcext:value-type="float">
            <text:p>5,814</text:p>
          </table:table-cell>
          <table:table-cell table:style-name="ce40" office:value-type="float" office:value="3205" calcext:value-type="float">
            <text:p>3,205</text:p>
          </table:table-cell>
          <table:table-cell table:style-name="ce52" office:value-type="float" office:value="2609" calcext:value-type="float">
            <text:p>2,6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40" calcext:value-type="float">
            <text:p>1,740</text:p>
          </table:table-cell>
          <table:table-cell table:style-name="ce40" office:value-type="float" office:value="4008" calcext:value-type="float">
            <text:p>4,008</text:p>
          </table:table-cell>
          <table:table-cell table:style-name="ce40" office:value-type="float" office:value="2186" calcext:value-type="float">
            <text:p>2,186</text:p>
          </table:table-cell>
          <table:table-cell table:style-name="ce52" office:value-type="float" office:value="1822" calcext:value-type="float">
            <text:p>1,8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81" calcext:value-type="float">
            <text:p>1,981</text:p>
          </table:table-cell>
          <table:table-cell table:style-name="ce41" office:value-type="float" office:value="5511" calcext:value-type="float">
            <text:p>5,511</text:p>
          </table:table-cell>
          <table:table-cell table:style-name="ce41" office:value-type="float" office:value="2983" calcext:value-type="float">
            <text:p>2,983</text:p>
          </table:table-cell>
          <table:table-cell table:style-name="ce53" office:value-type="float" office:value="2528" calcext:value-type="float">
            <text:p>2,528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20864" calcext:value-type="float">
            <text:p>420,864</text:p>
          </table:table-cell>
          <table:table-cell table:style-name="ce39" office:value-type="float" office:value="1225675" calcext:value-type="float">
            <text:p>1,225,675</text:p>
          </table:table-cell>
          <table:table-cell table:style-name="ce39" office:value-type="float" office:value="621327" calcext:value-type="float">
            <text:p>621,327</text:p>
          </table:table-cell>
          <table:table-cell table:style-name="ce51" office:value-type="float" office:value="604348" calcext:value-type="float">
            <text:p>604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1693" calcext:value-type="float">
            <text:p>81,693</text:p>
          </table:table-cell>
          <table:table-cell table:style-name="ce40" office:value-type="float" office:value="223689" calcext:value-type="float">
            <text:p>223,689</text:p>
          </table:table-cell>
          <table:table-cell table:style-name="ce40" office:value-type="float" office:value="109645" calcext:value-type="float">
            <text:p>109,645</text:p>
          </table:table-cell>
          <table:table-cell table:style-name="ce52" office:value-type="float" office:value="114044" calcext:value-type="float">
            <text:p>114,0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3895" calcext:value-type="float">
            <text:p>43,895</text:p>
          </table:table-cell>
          <table:table-cell table:style-name="ce40" office:value-type="float" office:value="122742" calcext:value-type="float">
            <text:p>122,742</text:p>
          </table:table-cell>
          <table:table-cell table:style-name="ce40" office:value-type="float" office:value="60354" calcext:value-type="float">
            <text:p>60,354</text:p>
          </table:table-cell>
          <table:table-cell table:style-name="ce52" office:value-type="float" office:value="62388" calcext:value-type="float">
            <text:p>62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905" calcext:value-type="float">
            <text:p>26,905</text:p>
          </table:table-cell>
          <table:table-cell table:style-name="ce40" office:value-type="float" office:value="83588" calcext:value-type="float">
            <text:p>83,588</text:p>
          </table:table-cell>
          <table:table-cell table:style-name="ce40" office:value-type="float" office:value="42319" calcext:value-type="float">
            <text:p>42,319</text:p>
          </table:table-cell>
          <table:table-cell table:style-name="ce52" office:value-type="float" office:value="41269" calcext:value-type="float">
            <text:p>41,2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9572" calcext:value-type="float">
            <text:p>29,572</text:p>
          </table:table-cell>
          <table:table-cell table:style-name="ce40" office:value-type="float" office:value="87370" calcext:value-type="float">
            <text:p>87,370</text:p>
          </table:table-cell>
          <table:table-cell table:style-name="ce40" office:value-type="float" office:value="44347" calcext:value-type="float">
            <text:p>44,347</text:p>
          </table:table-cell>
          <table:table-cell table:style-name="ce52" office:value-type="float" office:value="43023" calcext:value-type="float">
            <text:p>43,0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904" calcext:value-type="float">
            <text:p>11,904</text:p>
          </table:table-cell>
          <table:table-cell table:style-name="ce40" office:value-type="float" office:value="33238" calcext:value-type="float">
            <text:p>33,238</text:p>
          </table:table-cell>
          <table:table-cell table:style-name="ce40" office:value-type="float" office:value="16675" calcext:value-type="float">
            <text:p>16,675</text:p>
          </table:table-cell>
          <table:table-cell table:style-name="ce52" office:value-type="float" office:value="16563" calcext:value-type="float">
            <text:p>16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853" calcext:value-type="float">
            <text:p>17,853</text:p>
          </table:table-cell>
          <table:table-cell table:style-name="ce40" office:value-type="float" office:value="53385" calcext:value-type="float">
            <text:p>53,385</text:p>
          </table:table-cell>
          <table:table-cell table:style-name="ce40" office:value-type="float" office:value="26966" calcext:value-type="float">
            <text:p>26,966</text:p>
          </table:table-cell>
          <table:table-cell table:style-name="ce52" office:value-type="float" office:value="26419" calcext:value-type="float">
            <text:p>26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889" calcext:value-type="float">
            <text:p>13,889</text:p>
          </table:table-cell>
          <table:table-cell table:style-name="ce40" office:value-type="float" office:value="38819" calcext:value-type="float">
            <text:p>38,819</text:p>
          </table:table-cell>
          <table:table-cell table:style-name="ce40" office:value-type="float" office:value="19800" calcext:value-type="float">
            <text:p>19,800</text:p>
          </table:table-cell>
          <table:table-cell table:style-name="ce52" office:value-type="float" office:value="19019" calcext:value-type="float">
            <text:p>19,0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6331" calcext:value-type="float">
            <text:p>16,331</text:p>
          </table:table-cell>
          <table:table-cell table:style-name="ce40" office:value-type="float" office:value="47119" calcext:value-type="float">
            <text:p>47,119</text:p>
          </table:table-cell>
          <table:table-cell table:style-name="ce40" office:value-type="float" office:value="24215" calcext:value-type="float">
            <text:p>24,215</text:p>
          </table:table-cell>
          <table:table-cell table:style-name="ce52" office:value-type="float" office:value="22904" calcext:value-type="float">
            <text:p>22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954" calcext:value-type="float">
            <text:p>4,954</text:p>
          </table:table-cell>
          <table:table-cell table:style-name="ce40" office:value-type="float" office:value="16182" calcext:value-type="float">
            <text:p>16,182</text:p>
          </table:table-cell>
          <table:table-cell table:style-name="ce40" office:value-type="float" office:value="8340" calcext:value-type="float">
            <text:p>8,340</text:p>
          </table:table-cell>
          <table:table-cell table:style-name="ce52" office:value-type="float" office:value="7842" calcext:value-type="float">
            <text:p>7,8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883" calcext:value-type="float">
            <text:p>11,883</text:p>
          </table:table-cell>
          <table:table-cell table:style-name="ce40" office:value-type="float" office:value="38422" calcext:value-type="float">
            <text:p>38,422</text:p>
          </table:table-cell>
          <table:table-cell table:style-name="ce40" office:value-type="float" office:value="19240" calcext:value-type="float">
            <text:p>19,240</text:p>
          </table:table-cell>
          <table:table-cell table:style-name="ce52" office:value-type="float" office:value="19182" calcext:value-type="float">
            <text:p>19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4238" calcext:value-type="float">
            <text:p>14,238</text:p>
          </table:table-cell>
          <table:table-cell table:style-name="ce40" office:value-type="float" office:value="44773" calcext:value-type="float">
            <text:p>44,773</text:p>
          </table:table-cell>
          <table:table-cell table:style-name="ce40" office:value-type="float" office:value="23327" calcext:value-type="float">
            <text:p>23,327</text:p>
          </table:table-cell>
          <table:table-cell table:style-name="ce52" office:value-type="float" office:value="21446" calcext:value-type="float">
            <text:p>21,4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2075" calcext:value-type="float">
            <text:p>12,075</text:p>
          </table:table-cell>
          <table:table-cell table:style-name="ce40" office:value-type="float" office:value="37773" calcext:value-type="float">
            <text:p>37,773</text:p>
          </table:table-cell>
          <table:table-cell table:style-name="ce40" office:value-type="float" office:value="19428" calcext:value-type="float">
            <text:p>19,428</text:p>
          </table:table-cell>
          <table:table-cell table:style-name="ce52" office:value-type="float" office:value="18345" calcext:value-type="float">
            <text:p>18,3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5080" calcext:value-type="float">
            <text:p>15,080</text:p>
          </table:table-cell>
          <table:table-cell table:style-name="ce40" office:value-type="float" office:value="43338" calcext:value-type="float">
            <text:p>43,338</text:p>
          </table:table-cell>
          <table:table-cell table:style-name="ce40" office:value-type="float" office:value="22231" calcext:value-type="float">
            <text:p>22,231</text:p>
          </table:table-cell>
          <table:table-cell table:style-name="ce52" office:value-type="float" office:value="21107" calcext:value-type="float">
            <text:p>21,1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7099" calcext:value-type="float">
            <text:p>7,099</text:p>
          </table:table-cell>
          <table:table-cell table:style-name="ce40" office:value-type="float" office:value="21772" calcext:value-type="float">
            <text:p>21,772</text:p>
          </table:table-cell>
          <table:table-cell table:style-name="ce40" office:value-type="float" office:value="11409" calcext:value-type="float">
            <text:p>11,409</text:p>
          </table:table-cell>
          <table:table-cell table:style-name="ce52" office:value-type="float" office:value="10363" calcext:value-type="float">
            <text:p>10,3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3014" calcext:value-type="float">
            <text:p>13,014</text:p>
          </table:table-cell>
          <table:table-cell table:style-name="ce40" office:value-type="float" office:value="39474" calcext:value-type="float">
            <text:p>39,474</text:p>
          </table:table-cell>
          <table:table-cell table:style-name="ce40" office:value-type="float" office:value="20027" calcext:value-type="float">
            <text:p>20,027</text:p>
          </table:table-cell>
          <table:table-cell table:style-name="ce52" office:value-type="float" office:value="19447" calcext:value-type="float">
            <text:p>19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963" calcext:value-type="float">
            <text:p>9,963</text:p>
          </table:table-cell>
          <table:table-cell table:style-name="ce40" office:value-type="float" office:value="30546" calcext:value-type="float">
            <text:p>30,546</text:p>
          </table:table-cell>
          <table:table-cell table:style-name="ce40" office:value-type="float" office:value="16025" calcext:value-type="float">
            <text:p>16,025</text:p>
          </table:table-cell>
          <table:table-cell table:style-name="ce52" office:value-type="float" office:value="14521" calcext:value-type="float">
            <text:p>14,5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688" calcext:value-type="float">
            <text:p>11,688</text:p>
          </table:table-cell>
          <table:table-cell table:style-name="ce40" office:value-type="float" office:value="33366" calcext:value-type="float">
            <text:p>33,366</text:p>
          </table:table-cell>
          <table:table-cell table:style-name="ce40" office:value-type="float" office:value="17171" calcext:value-type="float">
            <text:p>17,171</text:p>
          </table:table-cell>
          <table:table-cell table:style-name="ce52" office:value-type="float" office:value="16195" calcext:value-type="float">
            <text:p>16,1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693" calcext:value-type="float">
            <text:p>11,693</text:p>
          </table:table-cell>
          <table:table-cell table:style-name="ce40" office:value-type="float" office:value="34664" calcext:value-type="float">
            <text:p>34,664</text:p>
          </table:table-cell>
          <table:table-cell table:style-name="ce40" office:value-type="float" office:value="17904" calcext:value-type="float">
            <text:p>17,904</text:p>
          </table:table-cell>
          <table:table-cell table:style-name="ce52" office:value-type="float" office:value="16760" calcext:value-type="float">
            <text:p>16,7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957" calcext:value-type="float">
            <text:p>13,957</text:p>
          </table:table-cell>
          <table:table-cell table:style-name="ce40" office:value-type="float" office:value="40842" calcext:value-type="float">
            <text:p>40,842</text:p>
          </table:table-cell>
          <table:table-cell table:style-name="ce40" office:value-type="float" office:value="20983" calcext:value-type="float">
            <text:p>20,983</text:p>
          </table:table-cell>
          <table:table-cell table:style-name="ce52" office:value-type="float" office:value="19859" calcext:value-type="float">
            <text:p>19,8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21" calcext:value-type="float">
            <text:p>5,321</text:p>
          </table:table-cell>
          <table:table-cell table:style-name="ce40" office:value-type="float" office:value="13547" calcext:value-type="float">
            <text:p>13,547</text:p>
          </table:table-cell>
          <table:table-cell table:style-name="ce40" office:value-type="float" office:value="7136" calcext:value-type="float">
            <text:p>7,136</text:p>
          </table:table-cell>
          <table:table-cell table:style-name="ce52" office:value-type="float" office:value="6411" calcext:value-type="float">
            <text:p>6,4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630" calcext:value-type="float">
            <text:p>8,630</text:p>
          </table:table-cell>
          <table:table-cell table:style-name="ce40" office:value-type="float" office:value="25525" calcext:value-type="float">
            <text:p>25,525</text:p>
          </table:table-cell>
          <table:table-cell table:style-name="ce40" office:value-type="float" office:value="13228" calcext:value-type="float">
            <text:p>13,228</text:p>
          </table:table-cell>
          <table:table-cell table:style-name="ce52" office:value-type="float" office:value="12297" calcext:value-type="float">
            <text:p>12,2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510" calcext:value-type="float">
            <text:p>9,510</text:p>
          </table:table-cell>
          <table:table-cell table:style-name="ce40" office:value-type="float" office:value="28484" calcext:value-type="float">
            <text:p>28,484</text:p>
          </table:table-cell>
          <table:table-cell table:style-name="ce40" office:value-type="float" office:value="14690" calcext:value-type="float">
            <text:p>14,690</text:p>
          </table:table-cell>
          <table:table-cell table:style-name="ce52" office:value-type="float" office:value="13794" calcext:value-type="float">
            <text:p>13,7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464" calcext:value-type="float">
            <text:p>10,464</text:p>
          </table:table-cell>
          <table:table-cell table:style-name="ce40" office:value-type="float" office:value="30614" calcext:value-type="float">
            <text:p>30,614</text:p>
          </table:table-cell>
          <table:table-cell table:style-name="ce40" office:value-type="float" office:value="16198" calcext:value-type="float">
            <text:p>16,198</text:p>
          </table:table-cell>
          <table:table-cell table:style-name="ce52" office:value-type="float" office:value="14416" calcext:value-type="float">
            <text:p>14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15" calcext:value-type="float">
            <text:p>5,115</text:p>
          </table:table-cell>
          <table:table-cell table:style-name="ce40" office:value-type="float" office:value="14548" calcext:value-type="float">
            <text:p>14,548</text:p>
          </table:table-cell>
          <table:table-cell table:style-name="ce40" office:value-type="float" office:value="7857" calcext:value-type="float">
            <text:p>7,857</text:p>
          </table:table-cell>
          <table:table-cell table:style-name="ce52" office:value-type="float" office:value="6691" calcext:value-type="float">
            <text:p>6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729" calcext:value-type="float">
            <text:p>4,729</text:p>
          </table:table-cell>
          <table:table-cell table:style-name="ce40" office:value-type="float" office:value="14160" calcext:value-type="float">
            <text:p>14,160</text:p>
          </table:table-cell>
          <table:table-cell table:style-name="ce40" office:value-type="float" office:value="7410" calcext:value-type="float">
            <text:p>7,410</text:p>
          </table:table-cell>
          <table:table-cell table:style-name="ce52" office:value-type="float" office:value="6750" calcext:value-type="float">
            <text:p>6,7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409" calcext:value-type="float">
            <text:p>9,409</text:p>
          </table:table-cell>
          <table:table-cell table:style-name="ce41" office:value-type="float" office:value="27695" calcext:value-type="float">
            <text:p>27,695</text:p>
          </table:table-cell>
          <table:table-cell table:style-name="ce41" office:value-type="float" office:value="14402" calcext:value-type="float">
            <text:p>14,402</text:p>
          </table:table-cell>
          <table:table-cell table:style-name="ce53" office:value-type="float" office:value="13293" calcext:value-type="float">
            <text:p>13,293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4093" calcext:value-type="float">
            <text:p>184,093</text:p>
          </table:table-cell>
          <table:table-cell table:style-name="ce39" office:value-type="float" office:value="472299" calcext:value-type="float">
            <text:p>472,299</text:p>
          </table:table-cell>
          <table:table-cell table:style-name="ce39" office:value-type="float" office:value="240207" calcext:value-type="float">
            <text:p>240,207</text:p>
          </table:table-cell>
          <table:table-cell table:style-name="ce51" office:value-type="float" office:value="232092" calcext:value-type="float">
            <text:p>232,0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7045" calcext:value-type="float">
            <text:p>37,045</text:p>
          </table:table-cell>
          <table:table-cell table:style-name="ce40" office:value-type="float" office:value="97042" calcext:value-type="float">
            <text:p>97,042</text:p>
          </table:table-cell>
          <table:table-cell table:style-name="ce40" office:value-type="float" office:value="48203" calcext:value-type="float">
            <text:p>48,203</text:p>
          </table:table-cell>
          <table:table-cell table:style-name="ce52" office:value-type="float" office:value="48839" calcext:value-type="float">
            <text:p>48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864" calcext:value-type="float">
            <text:p>29,864</text:p>
          </table:table-cell>
          <table:table-cell table:style-name="ce40" office:value-type="float" office:value="76303" calcext:value-type="float">
            <text:p>76,303</text:p>
          </table:table-cell>
          <table:table-cell table:style-name="ce40" office:value-type="float" office:value="37667" calcext:value-type="float">
            <text:p>37,667</text:p>
          </table:table-cell>
          <table:table-cell table:style-name="ce52" office:value-type="float" office:value="38636" calcext:value-type="float">
            <text:p>38,6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6084" calcext:value-type="float">
            <text:p>36,084</text:p>
          </table:table-cell>
          <table:table-cell table:style-name="ce40" office:value-type="float" office:value="97147" calcext:value-type="float">
            <text:p>97,147</text:p>
          </table:table-cell>
          <table:table-cell table:style-name="ce40" office:value-type="float" office:value="48561" calcext:value-type="float">
            <text:p>48,561</text:p>
          </table:table-cell>
          <table:table-cell table:style-name="ce52" office:value-type="float" office:value="48586" calcext:value-type="float">
            <text:p>48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588" calcext:value-type="float">
            <text:p>20,588</text:p>
          </table:table-cell>
          <table:table-cell table:style-name="ce40" office:value-type="float" office:value="50625" calcext:value-type="float">
            <text:p>50,625</text:p>
          </table:table-cell>
          <table:table-cell table:style-name="ce40" office:value-type="float" office:value="25745" calcext:value-type="float">
            <text:p>25,745</text:p>
          </table:table-cell>
          <table:table-cell table:style-name="ce52" office:value-type="float" office:value="24880" calcext:value-type="float">
            <text:p>24,8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37" calcext:value-type="float">
            <text:p>4,237</text:p>
          </table:table-cell>
          <table:table-cell table:style-name="ce40" office:value-type="float" office:value="9776" calcext:value-type="float">
            <text:p>9,776</text:p>
          </table:table-cell>
          <table:table-cell table:style-name="ce40" office:value-type="float" office:value="5094" calcext:value-type="float">
            <text:p>5,094</text:p>
          </table:table-cell>
          <table:table-cell table:style-name="ce52" office:value-type="float" office:value="4682" calcext:value-type="float">
            <text:p>4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3011" calcext:value-type="float">
            <text:p>13,011</text:p>
          </table:table-cell>
          <table:table-cell table:style-name="ce40" office:value-type="float" office:value="35133" calcext:value-type="float">
            <text:p>35,133</text:p>
          </table:table-cell>
          <table:table-cell table:style-name="ce40" office:value-type="float" office:value="18516" calcext:value-type="float">
            <text:p>18,516</text:p>
          </table:table-cell>
          <table:table-cell table:style-name="ce52" office:value-type="float" office:value="16617" calcext:value-type="float">
            <text:p>16,6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81" calcext:value-type="float">
            <text:p>7,781</text:p>
          </table:table-cell>
          <table:table-cell table:style-name="ce40" office:value-type="float" office:value="15832" calcext:value-type="float">
            <text:p>15,832</text:p>
          </table:table-cell>
          <table:table-cell table:style-name="ce40" office:value-type="float" office:value="8443" calcext:value-type="float">
            <text:p>8,443</text:p>
          </table:table-cell>
          <table:table-cell table:style-name="ce52" office:value-type="float" office:value="7389" calcext:value-type="float">
            <text:p>7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40" calcext:value-type="float">
            <text:p>5,540</text:p>
          </table:table-cell>
          <table:table-cell table:style-name="ce40" office:value-type="float" office:value="13194" calcext:value-type="float">
            <text:p>13,194</text:p>
          </table:table-cell>
          <table:table-cell table:style-name="ce40" office:value-type="float" office:value="7223" calcext:value-type="float">
            <text:p>7,223</text:p>
          </table:table-cell>
          <table:table-cell table:style-name="ce52" office:value-type="float" office:value="5971" calcext:value-type="float">
            <text:p>5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73" calcext:value-type="float">
            <text:p>5,673</text:p>
          </table:table-cell>
          <table:table-cell table:style-name="ce40" office:value-type="float" office:value="14414" calcext:value-type="float">
            <text:p>14,414</text:p>
          </table:table-cell>
          <table:table-cell table:style-name="ce40" office:value-type="float" office:value="7593" calcext:value-type="float">
            <text:p>7,593</text:p>
          </table:table-cell>
          <table:table-cell table:style-name="ce52" office:value-type="float" office:value="6821" calcext:value-type="float">
            <text:p>6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45" calcext:value-type="float">
            <text:p>7,045</text:p>
          </table:table-cell>
          <table:table-cell table:style-name="ce40" office:value-type="float" office:value="16454" calcext:value-type="float">
            <text:p>16,454</text:p>
          </table:table-cell>
          <table:table-cell table:style-name="ce40" office:value-type="float" office:value="8903" calcext:value-type="float">
            <text:p>8,903</text:p>
          </table:table-cell>
          <table:table-cell table:style-name="ce52" office:value-type="float" office:value="7551" calcext:value-type="float">
            <text:p>7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70" calcext:value-type="float">
            <text:p>7,070</text:p>
          </table:table-cell>
          <table:table-cell table:style-name="ce40" office:value-type="float" office:value="15800" calcext:value-type="float">
            <text:p>15,800</text:p>
          </table:table-cell>
          <table:table-cell table:style-name="ce40" office:value-type="float" office:value="8260" calcext:value-type="float">
            <text:p>8,260</text:p>
          </table:table-cell>
          <table:table-cell table:style-name="ce52" office:value-type="float" office:value="7540" calcext:value-type="float">
            <text:p>7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9" calcext:value-type="float">
            <text:p>5,259</text:p>
          </table:table-cell>
          <table:table-cell table:style-name="ce40" office:value-type="float" office:value="15169" calcext:value-type="float">
            <text:p>15,169</text:p>
          </table:table-cell>
          <table:table-cell table:style-name="ce40" office:value-type="float" office:value="8087" calcext:value-type="float">
            <text:p>8,087</text:p>
          </table:table-cell>
          <table:table-cell table:style-name="ce52" office:value-type="float" office:value="7082" calcext:value-type="float">
            <text:p>7,08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96" calcext:value-type="float">
            <text:p>4,896</text:p>
          </table:table-cell>
          <table:table-cell table:style-name="ce41" office:value-type="float" office:value="15410" calcext:value-type="float">
            <text:p>15,410</text:p>
          </table:table-cell>
          <table:table-cell table:style-name="ce41" office:value-type="float" office:value="7912" calcext:value-type="float">
            <text:p>7,912</text:p>
          </table:table-cell>
          <table:table-cell table:style-name="ce53" office:value-type="float" office:value="7498" calcext:value-type="float">
            <text:p>7,49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53144" calcext:value-type="float">
            <text:p>253,144</text:p>
          </table:table-cell>
          <table:table-cell table:style-name="ce39" office:value-type="float" office:value="658427" calcext:value-type="float">
            <text:p>658,427</text:p>
          </table:table-cell>
          <table:table-cell table:style-name="ce39" office:value-type="float" office:value="338587" calcext:value-type="float">
            <text:p>338,587</text:p>
          </table:table-cell>
          <table:table-cell table:style-name="ce51" office:value-type="float" office:value="319840" calcext:value-type="float">
            <text:p>319,8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2376" calcext:value-type="float">
            <text:p>42,376</text:p>
          </table:table-cell>
          <table:table-cell table:style-name="ce40" office:value-type="float" office:value="109082" calcext:value-type="float">
            <text:p>109,082</text:p>
          </table:table-cell>
          <table:table-cell table:style-name="ce40" office:value-type="float" office:value="53663" calcext:value-type="float">
            <text:p>53,663</text:p>
          </table:table-cell>
          <table:table-cell table:style-name="ce52" office:value-type="float" office:value="55419" calcext:value-type="float">
            <text:p>55,4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7155" calcext:value-type="float">
            <text:p>17,155</text:p>
          </table:table-cell>
          <table:table-cell table:style-name="ce40" office:value-type="float" office:value="43509" calcext:value-type="float">
            <text:p>43,509</text:p>
          </table:table-cell>
          <table:table-cell table:style-name="ce40" office:value-type="float" office:value="21973" calcext:value-type="float">
            <text:p>21,973</text:p>
          </table:table-cell>
          <table:table-cell table:style-name="ce52" office:value-type="float" office:value="21536" calcext:value-type="float">
            <text:p>21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989" calcext:value-type="float">
            <text:p>27,989</text:p>
          </table:table-cell>
          <table:table-cell table:style-name="ce40" office:value-type="float" office:value="70904" calcext:value-type="float">
            <text:p>70,904</text:p>
          </table:table-cell>
          <table:table-cell table:style-name="ce40" office:value-type="float" office:value="35519" calcext:value-type="float">
            <text:p>35,519</text:p>
          </table:table-cell>
          <table:table-cell table:style-name="ce52" office:value-type="float" office:value="35385" calcext:value-type="float">
            <text:p>35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918" calcext:value-type="float">
            <text:p>15,918</text:p>
          </table:table-cell>
          <table:table-cell table:style-name="ce40" office:value-type="float" office:value="44313" calcext:value-type="float">
            <text:p>44,313</text:p>
          </table:table-cell>
          <table:table-cell table:style-name="ce40" office:value-type="float" office:value="22213" calcext:value-type="float">
            <text:p>22,213</text:p>
          </table:table-cell>
          <table:table-cell table:style-name="ce52" office:value-type="float" office:value="22100" calcext:value-type="float">
            <text:p>22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10012" calcext:value-type="float">
            <text:p>10,012</text:p>
          </table:table-cell>
          <table:table-cell table:style-name="ce40" office:value-type="float" office:value="27361" calcext:value-type="float">
            <text:p>27,361</text:p>
          </table:table-cell>
          <table:table-cell table:style-name="ce40" office:value-type="float" office:value="14225" calcext:value-type="float">
            <text:p>14,225</text:p>
          </table:table-cell>
          <table:table-cell table:style-name="ce52" office:value-type="float" office:value="13136" calcext:value-type="float">
            <text:p>13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322" calcext:value-type="float">
            <text:p>16,322</text:p>
          </table:table-cell>
          <table:table-cell table:style-name="ce40" office:value-type="float" office:value="37512" calcext:value-type="float">
            <text:p>37,512</text:p>
          </table:table-cell>
          <table:table-cell table:style-name="ce40" office:value-type="float" office:value="19286" calcext:value-type="float">
            <text:p>19,286</text:p>
          </table:table-cell>
          <table:table-cell table:style-name="ce52" office:value-type="float" office:value="18226" calcext:value-type="float">
            <text:p>18,2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783" calcext:value-type="float">
            <text:p>11,783</text:p>
          </table:table-cell>
          <table:table-cell table:style-name="ce40" office:value-type="float" office:value="29554" calcext:value-type="float">
            <text:p>29,554</text:p>
          </table:table-cell>
          <table:table-cell table:style-name="ce40" office:value-type="float" office:value="15388" calcext:value-type="float">
            <text:p>15,388</text:p>
          </table:table-cell>
          <table:table-cell table:style-name="ce52" office:value-type="float" office:value="14166" calcext:value-type="float">
            <text:p>14,1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780" calcext:value-type="float">
            <text:p>6,780</text:p>
          </table:table-cell>
          <table:table-cell table:style-name="ce40" office:value-type="float" office:value="17794" calcext:value-type="float">
            <text:p>17,794</text:p>
          </table:table-cell>
          <table:table-cell table:style-name="ce40" office:value-type="float" office:value="9413" calcext:value-type="float">
            <text:p>9,413</text:p>
          </table:table-cell>
          <table:table-cell table:style-name="ce52" office:value-type="float" office:value="8381" calcext:value-type="float">
            <text:p>8,3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760" calcext:value-type="float">
            <text:p>9,760</text:p>
          </table:table-cell>
          <table:table-cell table:style-name="ce40" office:value-type="float" office:value="27450" calcext:value-type="float">
            <text:p>27,450</text:p>
          </table:table-cell>
          <table:table-cell table:style-name="ce40" office:value-type="float" office:value="14234" calcext:value-type="float">
            <text:p>14,234</text:p>
          </table:table-cell>
          <table:table-cell table:style-name="ce52" office:value-type="float" office:value="13216" calcext:value-type="float">
            <text:p>13,2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180" calcext:value-type="float">
            <text:p>6,180</text:p>
          </table:table-cell>
          <table:table-cell table:style-name="ce40" office:value-type="float" office:value="16572" calcext:value-type="float">
            <text:p>16,572</text:p>
          </table:table-cell>
          <table:table-cell table:style-name="ce40" office:value-type="float" office:value="8674" calcext:value-type="float">
            <text:p>8,674</text:p>
          </table:table-cell>
          <table:table-cell table:style-name="ce52" office:value-type="float" office:value="7898" calcext:value-type="float">
            <text:p>7,8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9181" calcext:value-type="float">
            <text:p>9,181</text:p>
          </table:table-cell>
          <table:table-cell table:style-name="ce40" office:value-type="float" office:value="24642" calcext:value-type="float">
            <text:p>24,642</text:p>
          </table:table-cell>
          <table:table-cell table:style-name="ce40" office:value-type="float" office:value="13120" calcext:value-type="float">
            <text:p>13,120</text:p>
          </table:table-cell>
          <table:table-cell table:style-name="ce52" office:value-type="float" office:value="11522" calcext:value-type="float">
            <text:p>11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861" calcext:value-type="float">
            <text:p>8,861</text:p>
          </table:table-cell>
          <table:table-cell table:style-name="ce40" office:value-type="float" office:value="22599" calcext:value-type="float">
            <text:p>22,599</text:p>
          </table:table-cell>
          <table:table-cell table:style-name="ce40" office:value-type="float" office:value="11926" calcext:value-type="float">
            <text:p>11,926</text:p>
          </table:table-cell>
          <table:table-cell table:style-name="ce52" office:value-type="float" office:value="10673" calcext:value-type="float">
            <text:p>10,6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921" calcext:value-type="float">
            <text:p>15,921</text:p>
          </table:table-cell>
          <table:table-cell table:style-name="ce40" office:value-type="float" office:value="50001" calcext:value-type="float">
            <text:p>50,001</text:p>
          </table:table-cell>
          <table:table-cell table:style-name="ce40" office:value-type="float" office:value="24651" calcext:value-type="float">
            <text:p>24,651</text:p>
          </table:table-cell>
          <table:table-cell table:style-name="ce52" office:value-type="float" office:value="25350" calcext:value-type="float">
            <text:p>25,3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71" calcext:value-type="float">
            <text:p>5,771</text:p>
          </table:table-cell>
          <table:table-cell table:style-name="ce40" office:value-type="float" office:value="13197" calcext:value-type="float">
            <text:p>13,197</text:p>
          </table:table-cell>
          <table:table-cell table:style-name="ce40" office:value-type="float" office:value="7315" calcext:value-type="float">
            <text:p>7,315</text:p>
          </table:table-cell>
          <table:table-cell table:style-name="ce52" office:value-type="float" office:value="5882" calcext:value-type="float">
            <text:p>5,8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0" office:value-type="float" office:value="11777" calcext:value-type="float">
            <text:p>11,777</text:p>
          </table:table-cell>
          <table:table-cell table:style-name="ce40" office:value-type="float" office:value="6308" calcext:value-type="float">
            <text:p>6,308</text:p>
          </table:table-cell>
          <table:table-cell table:style-name="ce52" office:value-type="float" office:value="5469" calcext:value-type="float">
            <text:p>5,4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67" calcext:value-type="float">
            <text:p>8,367</text:p>
          </table:table-cell>
          <table:table-cell table:style-name="ce40" office:value-type="float" office:value="21424" calcext:value-type="float">
            <text:p>21,424</text:p>
          </table:table-cell>
          <table:table-cell table:style-name="ce40" office:value-type="float" office:value="11428" calcext:value-type="float">
            <text:p>11,428</text:p>
          </table:table-cell>
          <table:table-cell table:style-name="ce52" office:value-type="float" office:value="9996" calcext:value-type="float">
            <text:p>9,9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130" calcext:value-type="float">
            <text:p>9,130</text:p>
          </table:table-cell>
          <table:table-cell table:style-name="ce40" office:value-type="float" office:value="23020" calcext:value-type="float">
            <text:p>23,020</text:p>
          </table:table-cell>
          <table:table-cell table:style-name="ce40" office:value-type="float" office:value="12554" calcext:value-type="float">
            <text:p>12,554</text:p>
          </table:table-cell>
          <table:table-cell table:style-name="ce52" office:value-type="float" office:value="10466" calcext:value-type="float">
            <text:p>10,4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76" calcext:value-type="float">
            <text:p>8,476</text:p>
          </table:table-cell>
          <table:table-cell table:style-name="ce40" office:value-type="float" office:value="20698" calcext:value-type="float">
            <text:p>20,698</text:p>
          </table:table-cell>
          <table:table-cell table:style-name="ce40" office:value-type="float" office:value="11313" calcext:value-type="float">
            <text:p>11,313</text:p>
          </table:table-cell>
          <table:table-cell table:style-name="ce52" office:value-type="float" office:value="9385" calcext:value-type="float">
            <text:p>9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51" calcext:value-type="float">
            <text:p>9,151</text:p>
          </table:table-cell>
          <table:table-cell table:style-name="ce40" office:value-type="float" office:value="24592" calcext:value-type="float">
            <text:p>24,592</text:p>
          </table:table-cell>
          <table:table-cell table:style-name="ce40" office:value-type="float" office:value="13100" calcext:value-type="float">
            <text:p>13,100</text:p>
          </table:table-cell>
          <table:table-cell table:style-name="ce52" office:value-type="float" office:value="11492" calcext:value-type="float">
            <text:p>11,49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83" calcext:value-type="float">
            <text:p>9,483</text:p>
          </table:table-cell>
          <table:table-cell table:style-name="ce41" office:value-type="float" office:value="22426" calcext:value-type="float">
            <text:p>22,426</text:p>
          </table:table-cell>
          <table:table-cell table:style-name="ce41" office:value-type="float" office:value="12284" calcext:value-type="float">
            <text:p>12,284</text:p>
          </table:table-cell>
          <table:table-cell table:style-name="ce53" office:value-type="float" office:value="10142" calcext:value-type="float">
            <text:p>10,142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9096" calcext:value-type="float">
            <text:p>189,096</text:p>
          </table:table-cell>
          <table:table-cell table:style-name="ce39" office:value-type="float" office:value="478786" calcext:value-type="float">
            <text:p>478,786</text:p>
          </table:table-cell>
          <table:table-cell table:style-name="ce39" office:value-type="float" office:value="247718" calcext:value-type="float">
            <text:p>247,718</text:p>
          </table:table-cell>
          <table:table-cell table:style-name="ce51" office:value-type="float" office:value="231068" calcext:value-type="float">
            <text:p>231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950" calcext:value-type="float">
            <text:p>14,950</text:p>
          </table:table-cell>
          <table:table-cell table:style-name="ce40" office:value-type="float" office:value="39342" calcext:value-type="float">
            <text:p>39,342</text:p>
          </table:table-cell>
          <table:table-cell table:style-name="ce40" office:value-type="float" office:value="19885" calcext:value-type="float">
            <text:p>19,885</text:p>
          </table:table-cell>
          <table:table-cell table:style-name="ce52" office:value-type="float" office:value="19457" calcext:value-type="float">
            <text:p>19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519" calcext:value-type="float">
            <text:p>16,519</text:p>
          </table:table-cell>
          <table:table-cell table:style-name="ce40" office:value-type="float" office:value="40409" calcext:value-type="float">
            <text:p>40,409</text:p>
          </table:table-cell>
          <table:table-cell table:style-name="ce40" office:value-type="float" office:value="20230" calcext:value-type="float">
            <text:p>20,230</text:p>
          </table:table-cell>
          <table:table-cell table:style-name="ce52" office:value-type="float" office:value="20179" calcext:value-type="float">
            <text:p>20,1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43" calcext:value-type="float">
            <text:p>9,643</text:p>
          </table:table-cell>
          <table:table-cell table:style-name="ce40" office:value-type="float" office:value="24121" calcext:value-type="float">
            <text:p>24,121</text:p>
          </table:table-cell>
          <table:table-cell table:style-name="ce40" office:value-type="float" office:value="12285" calcext:value-type="float">
            <text:p>12,285</text:p>
          </table:table-cell>
          <table:table-cell table:style-name="ce52" office:value-type="float" office:value="11836" calcext:value-type="float">
            <text:p>11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862" calcext:value-type="float">
            <text:p>11,862</text:p>
          </table:table-cell>
          <table:table-cell table:style-name="ce40" office:value-type="float" office:value="29610" calcext:value-type="float">
            <text:p>29,610</text:p>
          </table:table-cell>
          <table:table-cell table:style-name="ce40" office:value-type="float" office:value="14976" calcext:value-type="float">
            <text:p>14,976</text:p>
          </table:table-cell>
          <table:table-cell table:style-name="ce52" office:value-type="float" office:value="14634" calcext:value-type="float">
            <text:p>14,6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7208" calcext:value-type="float">
            <text:p>27,208</text:p>
          </table:table-cell>
          <table:table-cell table:style-name="ce40" office:value-type="float" office:value="69923" calcext:value-type="float">
            <text:p>69,923</text:p>
          </table:table-cell>
          <table:table-cell table:style-name="ce40" office:value-type="float" office:value="35590" calcext:value-type="float">
            <text:p>35,590</text:p>
          </table:table-cell>
          <table:table-cell table:style-name="ce52" office:value-type="float" office:value="34333" calcext:value-type="float">
            <text:p>34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42" calcext:value-type="float">
            <text:p>5,242</text:p>
          </table:table-cell>
          <table:table-cell table:style-name="ce40" office:value-type="float" office:value="12944" calcext:value-type="float">
            <text:p>12,944</text:p>
          </table:table-cell>
          <table:table-cell table:style-name="ce40" office:value-type="float" office:value="6943" calcext:value-type="float">
            <text:p>6,943</text:p>
          </table:table-cell>
          <table:table-cell table:style-name="ce52" office:value-type="float" office:value="6001" calcext:value-type="float">
            <text:p>6,0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1047" calcext:value-type="float">
            <text:p>11,047</text:p>
          </table:table-cell>
          <table:table-cell table:style-name="ce40" office:value-type="float" office:value="29617" calcext:value-type="float">
            <text:p>29,617</text:p>
          </table:table-cell>
          <table:table-cell table:style-name="ce40" office:value-type="float" office:value="15617" calcext:value-type="float">
            <text:p>15,617</text:p>
          </table:table-cell>
          <table:table-cell table:style-name="ce52" office:value-type="float" office:value="14000" calcext:value-type="float">
            <text:p>14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32" calcext:value-type="float">
            <text:p>8,632</text:p>
          </table:table-cell>
          <table:table-cell table:style-name="ce40" office:value-type="float" office:value="20497" calcext:value-type="float">
            <text:p>20,497</text:p>
          </table:table-cell>
          <table:table-cell table:style-name="ce40" office:value-type="float" office:value="10926" calcext:value-type="float">
            <text:p>10,926</text:p>
          </table:table-cell>
          <table:table-cell table:style-name="ce52" office:value-type="float" office:value="9571" calcext:value-type="float">
            <text:p>9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55" calcext:value-type="float">
            <text:p>8,855</text:p>
          </table:table-cell>
          <table:table-cell table:style-name="ce40" office:value-type="float" office:value="22201" calcext:value-type="float">
            <text:p>22,201</text:p>
          </table:table-cell>
          <table:table-cell table:style-name="ce40" office:value-type="float" office:value="11766" calcext:value-type="float">
            <text:p>11,766</text:p>
          </table:table-cell>
          <table:table-cell table:style-name="ce52" office:value-type="float" office:value="10435" calcext:value-type="float">
            <text:p>10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88" calcext:value-type="float">
            <text:p>6,988</text:p>
          </table:table-cell>
          <table:table-cell table:style-name="ce40" office:value-type="float" office:value="16163" calcext:value-type="float">
            <text:p>16,163</text:p>
          </table:table-cell>
          <table:table-cell table:style-name="ce40" office:value-type="float" office:value="8437" calcext:value-type="float">
            <text:p>8,437</text:p>
          </table:table-cell>
          <table:table-cell table:style-name="ce52" office:value-type="float" office:value="7726" calcext:value-type="float">
            <text:p>7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804" calcext:value-type="float">
            <text:p>5,804</text:p>
          </table:table-cell>
          <table:table-cell table:style-name="ce40" office:value-type="float" office:value="13891" calcext:value-type="float">
            <text:p>13,891</text:p>
          </table:table-cell>
          <table:table-cell table:style-name="ce40" office:value-type="float" office:value="7531" calcext:value-type="float">
            <text:p>7,531</text:p>
          </table:table-cell>
          <table:table-cell table:style-name="ce52" office:value-type="float" office:value="6360" calcext:value-type="float">
            <text:p>6,3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9155" calcext:value-type="float">
            <text:p>19,155</text:p>
          </table:table-cell>
          <table:table-cell table:style-name="ce40" office:value-type="float" office:value="47366" calcext:value-type="float">
            <text:p>47,366</text:p>
          </table:table-cell>
          <table:table-cell table:style-name="ce40" office:value-type="float" office:value="24426" calcext:value-type="float">
            <text:p>24,426</text:p>
          </table:table-cell>
          <table:table-cell table:style-name="ce52" office:value-type="float" office:value="22940" calcext:value-type="float">
            <text:p>22,9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463" calcext:value-type="float">
            <text:p>16,463</text:p>
          </table:table-cell>
          <table:table-cell table:style-name="ce40" office:value-type="float" office:value="42190" calcext:value-type="float">
            <text:p>42,190</text:p>
          </table:table-cell>
          <table:table-cell table:style-name="ce40" office:value-type="float" office:value="21825" calcext:value-type="float">
            <text:p>21,825</text:p>
          </table:table-cell>
          <table:table-cell table:style-name="ce52" office:value-type="float" office:value="20365" calcext:value-type="float">
            <text:p>20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870" calcext:value-type="float">
            <text:p>11,870</text:p>
          </table:table-cell>
          <table:table-cell table:style-name="ce40" office:value-type="float" office:value="32759" calcext:value-type="float">
            <text:p>32,759</text:p>
          </table:table-cell>
          <table:table-cell table:style-name="ce40" office:value-type="float" office:value="17382" calcext:value-type="float">
            <text:p>17,382</text:p>
          </table:table-cell>
          <table:table-cell table:style-name="ce52" office:value-type="float" office:value="15377" calcext:value-type="float">
            <text:p>15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810" calcext:value-type="float">
            <text:p>6,810</text:p>
          </table:table-cell>
          <table:table-cell table:style-name="ce40" office:value-type="float" office:value="17497" calcext:value-type="float">
            <text:p>17,497</text:p>
          </table:table-cell>
          <table:table-cell table:style-name="ce40" office:value-type="float" office:value="9275" calcext:value-type="float">
            <text:p>9,275</text:p>
          </table:table-cell>
          <table:table-cell table:style-name="ce52" office:value-type="float" office:value="8222" calcext:value-type="float">
            <text:p>8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320" calcext:value-type="float">
            <text:p>4,320</text:p>
          </table:table-cell>
          <table:table-cell table:style-name="ce40" office:value-type="float" office:value="10697" calcext:value-type="float">
            <text:p>10,697</text:p>
          </table:table-cell>
          <table:table-cell table:style-name="ce40" office:value-type="float" office:value="5721" calcext:value-type="float">
            <text:p>5,721</text:p>
          </table:table-cell>
          <table:table-cell table:style-name="ce52" office:value-type="float" office:value="4976" calcext:value-type="float">
            <text:p>4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85" calcext:value-type="float">
            <text:p>1,885</text:p>
          </table:table-cell>
          <table:table-cell table:style-name="ce40" office:value-type="float" office:value="4323" calcext:value-type="float">
            <text:p>4,323</text:p>
          </table:table-cell>
          <table:table-cell table:style-name="ce40" office:value-type="float" office:value="2190" calcext:value-type="float">
            <text:p>2,190</text:p>
          </table:table-cell>
          <table:table-cell table:style-name="ce52" office:value-type="float" office:value="2133" calcext:value-type="float">
            <text:p>2,13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3" calcext:value-type="float">
            <text:p>1,843</text:p>
          </table:table-cell>
          <table:table-cell table:style-name="ce41" office:value-type="float" office:value="5236" calcext:value-type="float">
            <text:p>5,236</text:p>
          </table:table-cell>
          <table:table-cell table:style-name="ce41" office:value-type="float" office:value="2713" calcext:value-type="float">
            <text:p>2,713</text:p>
          </table:table-cell>
          <table:table-cell table:style-name="ce53" office:value-type="float" office:value="2523" calcext:value-type="float">
            <text:p>2,52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303781" calcext:value-type="float">
            <text:p>303,781</text:p>
          </table:table-cell>
          <table:table-cell table:style-name="ce39" office:value-type="float" office:value="789239" calcext:value-type="float">
            <text:p>789,239</text:p>
          </table:table-cell>
          <table:table-cell table:style-name="ce39" office:value-type="float" office:value="399227" calcext:value-type="float">
            <text:p>399,227</text:p>
          </table:table-cell>
          <table:table-cell table:style-name="ce51" office:value-type="float" office:value="390012" calcext:value-type="float">
            <text:p>390,0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7890" calcext:value-type="float">
            <text:p>77,890</text:p>
          </table:table-cell>
          <table:table-cell table:style-name="ce40" office:value-type="float" office:value="192657" calcext:value-type="float">
            <text:p>192,657</text:p>
          </table:table-cell>
          <table:table-cell table:style-name="ce40" office:value-type="float" office:value="94132" calcext:value-type="float">
            <text:p>94,132</text:p>
          </table:table-cell>
          <table:table-cell table:style-name="ce52" office:value-type="float" office:value="98525" calcext:value-type="float">
            <text:p>98,5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591" calcext:value-type="float">
            <text:p>21,591</text:p>
          </table:table-cell>
          <table:table-cell table:style-name="ce40" office:value-type="float" office:value="53575" calcext:value-type="float">
            <text:p>53,575</text:p>
          </table:table-cell>
          <table:table-cell table:style-name="ce40" office:value-type="float" office:value="26401" calcext:value-type="float">
            <text:p>26,401</text:p>
          </table:table-cell>
          <table:table-cell table:style-name="ce52" office:value-type="float" office:value="27174" calcext:value-type="float">
            <text:p>27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8120" calcext:value-type="float">
            <text:p>18,120</text:p>
          </table:table-cell>
          <table:table-cell table:style-name="ce40" office:value-type="float" office:value="45936" calcext:value-type="float">
            <text:p>45,936</text:p>
          </table:table-cell>
          <table:table-cell table:style-name="ce40" office:value-type="float" office:value="22999" calcext:value-type="float">
            <text:p>22,999</text:p>
          </table:table-cell>
          <table:table-cell table:style-name="ce52" office:value-type="float" office:value="22937" calcext:value-type="float">
            <text:p>22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158" calcext:value-type="float">
            <text:p>12,158</text:p>
          </table:table-cell>
          <table:table-cell table:style-name="ce40" office:value-type="float" office:value="29375" calcext:value-type="float">
            <text:p>29,375</text:p>
          </table:table-cell>
          <table:table-cell table:style-name="ce40" office:value-type="float" office:value="14877" calcext:value-type="float">
            <text:p>14,877</text:p>
          </table:table-cell>
          <table:table-cell table:style-name="ce52" office:value-type="float" office:value="14498" calcext:value-type="float">
            <text:p>14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650" calcext:value-type="float">
            <text:p>16,650</text:p>
          </table:table-cell>
          <table:table-cell table:style-name="ce40" office:value-type="float" office:value="48946" calcext:value-type="float">
            <text:p>48,946</text:p>
          </table:table-cell>
          <table:table-cell table:style-name="ce40" office:value-type="float" office:value="25208" calcext:value-type="float">
            <text:p>25,208</text:p>
          </table:table-cell>
          <table:table-cell table:style-name="ce52" office:value-type="float" office:value="23738" calcext:value-type="float">
            <text:p>23,7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1181" calcext:value-type="float">
            <text:p>11,181</text:p>
          </table:table-cell>
          <table:table-cell table:style-name="ce40" office:value-type="float" office:value="29229" calcext:value-type="float">
            <text:p>29,229</text:p>
          </table:table-cell>
          <table:table-cell table:style-name="ce40" office:value-type="float" office:value="15007" calcext:value-type="float">
            <text:p>15,007</text:p>
          </table:table-cell>
          <table:table-cell table:style-name="ce52" office:value-type="float" office:value="14222" calcext:value-type="float">
            <text:p>14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206" calcext:value-type="float">
            <text:p>4,206</text:p>
          </table:table-cell>
          <table:table-cell table:style-name="ce40" office:value-type="float" office:value="10483" calcext:value-type="float">
            <text:p>10,483</text:p>
          </table:table-cell>
          <table:table-cell table:style-name="ce40" office:value-type="float" office:value="5371" calcext:value-type="float">
            <text:p>5,371</text:p>
          </table:table-cell>
          <table:table-cell table:style-name="ce52" office:value-type="float" office:value="5112" calcext:value-type="float">
            <text:p>5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810" calcext:value-type="float">
            <text:p>7,810</text:p>
          </table:table-cell>
          <table:table-cell table:style-name="ce40" office:value-type="float" office:value="21552" calcext:value-type="float">
            <text:p>21,552</text:p>
          </table:table-cell>
          <table:table-cell table:style-name="ce40" office:value-type="float" office:value="11013" calcext:value-type="float">
            <text:p>11,013</text:p>
          </table:table-cell>
          <table:table-cell table:style-name="ce52" office:value-type="float" office:value="10539" calcext:value-type="float">
            <text:p>10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723" calcext:value-type="float">
            <text:p>8,723</text:p>
          </table:table-cell>
          <table:table-cell table:style-name="ce40" office:value-type="float" office:value="25347" calcext:value-type="float">
            <text:p>25,347</text:p>
          </table:table-cell>
          <table:table-cell table:style-name="ce40" office:value-type="float" office:value="12767" calcext:value-type="float">
            <text:p>12,767</text:p>
          </table:table-cell>
          <table:table-cell table:style-name="ce52" office:value-type="float" office:value="12580" calcext:value-type="float">
            <text:p>12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242" calcext:value-type="float">
            <text:p>8,242</text:p>
          </table:table-cell>
          <table:table-cell table:style-name="ce40" office:value-type="float" office:value="23529" calcext:value-type="float">
            <text:p>23,529</text:p>
          </table:table-cell>
          <table:table-cell table:style-name="ce40" office:value-type="float" office:value="12193" calcext:value-type="float">
            <text:p>12,193</text:p>
          </table:table-cell>
          <table:table-cell table:style-name="ce52" office:value-type="float" office:value="11336" calcext:value-type="float">
            <text:p>11,3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49" calcext:value-type="float">
            <text:p>9,149</text:p>
          </table:table-cell>
          <table:table-cell table:style-name="ce40" office:value-type="float" office:value="22336" calcext:value-type="float">
            <text:p>22,336</text:p>
          </table:table-cell>
          <table:table-cell table:style-name="ce40" office:value-type="float" office:value="11764" calcext:value-type="float">
            <text:p>11,764</text:p>
          </table:table-cell>
          <table:table-cell table:style-name="ce52" office:value-type="float" office:value="10572" calcext:value-type="float">
            <text:p>10,5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805" calcext:value-type="float">
            <text:p>6,805</text:p>
          </table:table-cell>
          <table:table-cell table:style-name="ce40" office:value-type="float" office:value="19010" calcext:value-type="float">
            <text:p>19,010</text:p>
          </table:table-cell>
          <table:table-cell table:style-name="ce40" office:value-type="float" office:value="9932" calcext:value-type="float">
            <text:p>9,932</text:p>
          </table:table-cell>
          <table:table-cell table:style-name="ce52" office:value-type="float" office:value="9078" calcext:value-type="float">
            <text:p>9,0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20270" calcext:value-type="float">
            <text:p>20,270</text:p>
          </table:table-cell>
          <table:table-cell table:style-name="ce40" office:value-type="float" office:value="52646" calcext:value-type="float">
            <text:p>52,646</text:p>
          </table:table-cell>
          <table:table-cell table:style-name="ce40" office:value-type="float" office:value="26864" calcext:value-type="float">
            <text:p>26,864</text:p>
          </table:table-cell>
          <table:table-cell table:style-name="ce52" office:value-type="float" office:value="25782" calcext:value-type="float">
            <text:p>25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817" calcext:value-type="float">
            <text:p>5,817</text:p>
          </table:table-cell>
          <table:table-cell table:style-name="ce40" office:value-type="float" office:value="15581" calcext:value-type="float">
            <text:p>15,581</text:p>
          </table:table-cell>
          <table:table-cell table:style-name="ce40" office:value-type="float" office:value="8269" calcext:value-type="float">
            <text:p>8,269</text:p>
          </table:table-cell>
          <table:table-cell table:style-name="ce52" office:value-type="float" office:value="7312" calcext:value-type="float">
            <text:p>7,3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98" calcext:value-type="float">
            <text:p>3,498</text:p>
          </table:table-cell>
          <table:table-cell table:style-name="ce40" office:value-type="float" office:value="9177" calcext:value-type="float">
            <text:p>9,177</text:p>
          </table:table-cell>
          <table:table-cell table:style-name="ce40" office:value-type="float" office:value="4825" calcext:value-type="float">
            <text:p>4,825</text:p>
          </table:table-cell>
          <table:table-cell table:style-name="ce52" office:value-type="float" office:value="4352" calcext:value-type="float">
            <text:p>4,3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818" calcext:value-type="float">
            <text:p>8,818</text:p>
          </table:table-cell>
          <table:table-cell table:style-name="ce40" office:value-type="float" office:value="22593" calcext:value-type="float">
            <text:p>22,593</text:p>
          </table:table-cell>
          <table:table-cell table:style-name="ce40" office:value-type="float" office:value="11659" calcext:value-type="float">
            <text:p>11,659</text:p>
          </table:table-cell>
          <table:table-cell table:style-name="ce52" office:value-type="float" office:value="10934" calcext:value-type="float">
            <text:p>10,9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186" calcext:value-type="float">
            <text:p>12,186</text:p>
          </table:table-cell>
          <table:table-cell table:style-name="ce40" office:value-type="float" office:value="32198" calcext:value-type="float">
            <text:p>32,198</text:p>
          </table:table-cell>
          <table:table-cell table:style-name="ce40" office:value-type="float" office:value="16655" calcext:value-type="float">
            <text:p>16,655</text:p>
          </table:table-cell>
          <table:table-cell table:style-name="ce52" office:value-type="float" office:value="15543" calcext:value-type="float">
            <text:p>15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705" calcext:value-type="float">
            <text:p>4,705</text:p>
          </table:table-cell>
          <table:table-cell table:style-name="ce40" office:value-type="float" office:value="14932" calcext:value-type="float">
            <text:p>14,932</text:p>
          </table:table-cell>
          <table:table-cell table:style-name="ce40" office:value-type="float" office:value="7489" calcext:value-type="float">
            <text:p>7,489</text:p>
          </table:table-cell>
          <table:table-cell table:style-name="ce52" office:value-type="float" office:value="7443" calcext:value-type="float">
            <text:p>7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85" calcext:value-type="float">
            <text:p>6,585</text:p>
          </table:table-cell>
          <table:table-cell table:style-name="ce40" office:value-type="float" office:value="16087" calcext:value-type="float">
            <text:p>16,087</text:p>
          </table:table-cell>
          <table:table-cell table:style-name="ce40" office:value-type="float" office:value="8145" calcext:value-type="float">
            <text:p>8,145</text:p>
          </table:table-cell>
          <table:table-cell table:style-name="ce52" office:value-type="float" office:value="7942" calcext:value-type="float">
            <text:p>7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77" calcext:value-type="float">
            <text:p>3,877</text:p>
          </table:table-cell>
          <table:table-cell table:style-name="ce40" office:value-type="float" office:value="9698" calcext:value-type="float">
            <text:p>9,698</text:p>
          </table:table-cell>
          <table:table-cell table:style-name="ce40" office:value-type="float" office:value="4941" calcext:value-type="float">
            <text:p>4,941</text:p>
          </table:table-cell>
          <table:table-cell table:style-name="ce52" office:value-type="float" office:value="4757" calcext:value-type="float">
            <text:p>4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7006" calcext:value-type="float">
            <text:p>7,006</text:p>
          </table:table-cell>
          <table:table-cell table:style-name="ce40" office:value-type="float" office:value="17591" calcext:value-type="float">
            <text:p>17,591</text:p>
          </table:table-cell>
          <table:table-cell table:style-name="ce40" office:value-type="float" office:value="9054" calcext:value-type="float">
            <text:p>9,054</text:p>
          </table:table-cell>
          <table:table-cell table:style-name="ce52" office:value-type="float" office:value="8537" calcext:value-type="float">
            <text:p>8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94" calcext:value-type="float">
            <text:p>5,094</text:p>
          </table:table-cell>
          <table:table-cell table:style-name="ce40" office:value-type="float" office:value="12190" calcext:value-type="float">
            <text:p>12,190</text:p>
          </table:table-cell>
          <table:table-cell table:style-name="ce40" office:value-type="float" office:value="6576" calcext:value-type="float">
            <text:p>6,576</text:p>
          </table:table-cell>
          <table:table-cell table:style-name="ce52" office:value-type="float" office:value="5614" calcext:value-type="float">
            <text:p>5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0" calcext:value-type="float">
            <text:p>3,520</text:p>
          </table:table-cell>
          <table:table-cell table:style-name="ce40" office:value-type="float" office:value="7842" calcext:value-type="float">
            <text:p>7,842</text:p>
          </table:table-cell>
          <table:table-cell table:style-name="ce40" office:value-type="float" office:value="4193" calcext:value-type="float">
            <text:p>4,193</text:p>
          </table:table-cell>
          <table:table-cell table:style-name="ce52" office:value-type="float" office:value="3649" calcext:value-type="float">
            <text:p>3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063" calcext:value-type="float">
            <text:p>7,063</text:p>
          </table:table-cell>
          <table:table-cell table:style-name="ce40" office:value-type="float" office:value="3831" calcext:value-type="float">
            <text:p>3,831</text:p>
          </table:table-cell>
          <table:table-cell table:style-name="ce52" office:value-type="float" office:value="3232" calcext:value-type="float">
            <text:p>3,2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2" calcext:value-type="float">
            <text:p>2,022</text:p>
          </table:table-cell>
          <table:table-cell table:style-name="ce40" office:value-type="float" office:value="4966" calcext:value-type="float">
            <text:p>4,966</text:p>
          </table:table-cell>
          <table:table-cell table:style-name="ce40" office:value-type="float" office:value="2578" calcext:value-type="float">
            <text:p>2,578</text:p>
          </table:table-cell>
          <table:table-cell table:style-name="ce52" office:value-type="float" office:value="2388" calcext:value-type="float">
            <text:p>2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6" calcext:value-type="float">
            <text:p>2,446</text:p>
          </table:table-cell>
          <table:table-cell table:style-name="ce40" office:value-type="float" office:value="7683" calcext:value-type="float">
            <text:p>7,683</text:p>
          </table:table-cell>
          <table:table-cell table:style-name="ce40" office:value-type="float" office:value="3823" calcext:value-type="float">
            <text:p>3,823</text:p>
          </table:table-cell>
          <table:table-cell table:style-name="ce52" office:value-type="float" office:value="3860" calcext:value-type="float">
            <text:p>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5" calcext:value-type="float">
            <text:p>1,115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1647" calcext:value-type="float">
            <text:p>1,647</text:p>
          </table:table-cell>
          <table:table-cell table:style-name="ce52" office:value-type="float" office:value="1588" calcext:value-type="float">
            <text:p>1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0" office:value-type="float" office:value="6696" calcext:value-type="float">
            <text:p>6,696</text:p>
          </table:table-cell>
          <table:table-cell table:style-name="ce40" office:value-type="float" office:value="3363" calcext:value-type="float">
            <text:p>3,363</text:p>
          </table:table-cell>
          <table:table-cell table:style-name="ce52" office:value-type="float" office:value="3333" calcext:value-type="float">
            <text:p>3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11" calcext:value-type="float">
            <text:p>1,511</text:p>
          </table:table-cell>
          <table:table-cell table:style-name="ce40" office:value-type="float" office:value="5259" calcext:value-type="float">
            <text:p>5,259</text:p>
          </table:table-cell>
          <table:table-cell table:style-name="ce40" office:value-type="float" office:value="2690" calcext:value-type="float">
            <text:p>2,690</text:p>
          </table:table-cell>
          <table:table-cell table:style-name="ce52" office:value-type="float" office:value="2569" calcext:value-type="float">
            <text:p>2,5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35" calcext:value-type="float">
            <text:p>2,335</text:p>
          </table:table-cell>
          <table:table-cell table:style-name="ce40" office:value-type="float" office:value="7355" calcext:value-type="float">
            <text:p>7,355</text:p>
          </table:table-cell>
          <table:table-cell table:style-name="ce40" office:value-type="float" office:value="3654" calcext:value-type="float">
            <text:p>3,654</text:p>
          </table:table-cell>
          <table:table-cell table:style-name="ce52" office:value-type="float" office:value="3701" calcext:value-type="float">
            <text:p>3,7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2460" calcext:value-type="float">
            <text:p>2,460</text:p>
          </table:table-cell>
          <table:table-cell table:style-name="ce52" office:value-type="float" office:value="2400" calcext:value-type="float">
            <text:p>2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66" calcext:value-type="float">
            <text:p>1,666</text:p>
          </table:table-cell>
          <table:table-cell table:style-name="ce40" office:value-type="float" office:value="4905" calcext:value-type="float">
            <text:p>4,905</text:p>
          </table:table-cell>
          <table:table-cell table:style-name="ce40" office:value-type="float" office:value="2512" calcext:value-type="float">
            <text:p>2,512</text:p>
          </table:table-cell>
          <table:table-cell table:style-name="ce52" office:value-type="float" office:value="2393" calcext:value-type="float">
            <text:p>2,39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61" calcext:value-type="float">
            <text:p>2,061</text:p>
          </table:table-cell>
          <table:table-cell table:style-name="ce41" office:value-type="float" office:value="4707" calcext:value-type="float">
            <text:p>4,707</text:p>
          </table:table-cell>
          <table:table-cell table:style-name="ce41" office:value-type="float" office:value="2335" calcext:value-type="float">
            <text:p>2,335</text:p>
          </table:table-cell>
          <table:table-cell table:style-name="ce53" office:value-type="float" office:value="2372" calcext:value-type="float">
            <text:p>2,372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885" calcext:value-type="float">
            <text:p>85,885</text:p>
          </table:table-cell>
          <table:table-cell table:style-name="ce39" office:value-type="float" office:value="210219" calcext:value-type="float">
            <text:p>210,219</text:p>
          </table:table-cell>
          <table:table-cell table:style-name="ce39" office:value-type="float" office:value="107085" calcext:value-type="float">
            <text:p>107,085</text:p>
          </table:table-cell>
          <table:table-cell table:style-name="ce51" office:value-type="float" office:value="103134" calcext:value-type="float">
            <text:p>103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2101" calcext:value-type="float">
            <text:p>42,101</text:p>
          </table:table-cell>
          <table:table-cell table:style-name="ce40" office:value-type="float" office:value="103115" calcext:value-type="float">
            <text:p>103,115</text:p>
          </table:table-cell>
          <table:table-cell table:style-name="ce40" office:value-type="float" office:value="50854" calcext:value-type="float">
            <text:p>50,854</text:p>
          </table:table-cell>
          <table:table-cell table:style-name="ce52" office:value-type="float" office:value="52261" calcext:value-type="float">
            <text:p>52,2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448" calcext:value-type="float">
            <text:p>5,448</text:p>
          </table:table-cell>
          <table:table-cell table:style-name="ce40" office:value-type="float" office:value="12926" calcext:value-type="float">
            <text:p>12,926</text:p>
          </table:table-cell>
          <table:table-cell table:style-name="ce40" office:value-type="float" office:value="6785" calcext:value-type="float">
            <text:p>6,785</text:p>
          </table:table-cell>
          <table:table-cell table:style-name="ce52" office:value-type="float" office:value="6141" calcext:value-type="float">
            <text:p>6,1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94" calcext:value-type="float">
            <text:p>3,194</text:p>
          </table:table-cell>
          <table:table-cell table:style-name="ce40" office:value-type="float" office:value="7954" calcext:value-type="float">
            <text:p>7,954</text:p>
          </table:table-cell>
          <table:table-cell table:style-name="ce40" office:value-type="float" office:value="4097" calcext:value-type="float">
            <text:p>4,097</text:p>
          </table:table-cell>
          <table:table-cell table:style-name="ce52" office:value-type="float" office:value="3857" calcext:value-type="float">
            <text:p>3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944" calcext:value-type="float">
            <text:p>6,944</text:p>
          </table:table-cell>
          <table:table-cell table:style-name="ce40" office:value-type="float" office:value="16472" calcext:value-type="float">
            <text:p>16,472</text:p>
          </table:table-cell>
          <table:table-cell table:style-name="ce40" office:value-type="float" office:value="8595" calcext:value-type="float">
            <text:p>8,595</text:p>
          </table:table-cell>
          <table:table-cell table:style-name="ce52" office:value-type="float" office:value="7877" calcext:value-type="float">
            <text:p>7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0" office:value-type="float" office:value="5465" calcext:value-type="float">
            <text:p>5,465</text:p>
          </table:table-cell>
          <table:table-cell table:style-name="ce40" office:value-type="float" office:value="2879" calcext:value-type="float">
            <text:p>2,879</text:p>
          </table:table-cell>
          <table:table-cell table:style-name="ce52" office:value-type="float" office:value="2586" calcext:value-type="float">
            <text:p>2,5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83" calcext:value-type="float">
            <text:p>4,883</text:p>
          </table:table-cell>
          <table:table-cell table:style-name="ce40" office:value-type="float" office:value="10569" calcext:value-type="float">
            <text:p>10,569</text:p>
          </table:table-cell>
          <table:table-cell table:style-name="ce40" office:value-type="float" office:value="5581" calcext:value-type="float">
            <text:p>5,581</text:p>
          </table:table-cell>
          <table:table-cell table:style-name="ce52" office:value-type="float" office:value="4988" calcext:value-type="float">
            <text:p>4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54" calcext:value-type="float">
            <text:p>3,654</text:p>
          </table:table-cell>
          <table:table-cell table:style-name="ce40" office:value-type="float" office:value="7822" calcext:value-type="float">
            <text:p>7,822</text:p>
          </table:table-cell>
          <table:table-cell table:style-name="ce40" office:value-type="float" office:value="4252" calcext:value-type="float">
            <text:p>4,252</text:p>
          </table:table-cell>
          <table:table-cell table:style-name="ce52" office:value-type="float" office:value="3570" calcext:value-type="float">
            <text:p>3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900" calcext:value-type="float">
            <text:p>2,900</text:p>
          </table:table-cell>
          <table:table-cell table:style-name="ce40" office:value-type="float" office:value="6538" calcext:value-type="float">
            <text:p>6,538</text:p>
          </table:table-cell>
          <table:table-cell table:style-name="ce40" office:value-type="float" office:value="3619" calcext:value-type="float">
            <text:p>3,619</text:p>
          </table:table-cell>
          <table:table-cell table:style-name="ce52" office:value-type="float" office:value="2919" calcext:value-type="float">
            <text:p>2,9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3023" calcext:value-type="float">
            <text:p>3,023</text:p>
          </table:table-cell>
          <table:table-cell table:style-name="ce40" office:value-type="float" office:value="7047" calcext:value-type="float">
            <text:p>7,047</text:p>
          </table:table-cell>
          <table:table-cell table:style-name="ce40" office:value-type="float" office:value="3713" calcext:value-type="float">
            <text:p>3,713</text:p>
          </table:table-cell>
          <table:table-cell table:style-name="ce52" office:value-type="float" office:value="3334" calcext:value-type="float">
            <text:p>3,3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7" calcext:value-type="float">
            <text:p>3,147</text:p>
          </table:table-cell>
          <table:table-cell table:style-name="ce40" office:value-type="float" office:value="7696" calcext:value-type="float">
            <text:p>7,696</text:p>
          </table:table-cell>
          <table:table-cell table:style-name="ce40" office:value-type="float" office:value="3941" calcext:value-type="float">
            <text:p>3,941</text:p>
          </table:table-cell>
          <table:table-cell table:style-name="ce52" office:value-type="float" office:value="3755" calcext:value-type="float">
            <text:p>3,7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0" office:value-type="float" office:value="4385" calcext:value-type="float">
            <text:p>4,385</text:p>
          </table:table-cell>
          <table:table-cell table:style-name="ce40" office:value-type="float" office:value="2353" calcext:value-type="float">
            <text:p>2,353</text:p>
          </table:table-cell>
          <table:table-cell table:style-name="ce52" office:value-type="float" office:value="2032" calcext:value-type="float">
            <text:p>2,0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8" calcext:value-type="float">
            <text:p>1,078</text:p>
          </table:table-cell>
          <table:table-cell table:style-name="ce40" office:value-type="float" office:value="3557" calcext:value-type="float">
            <text:p>3,557</text:p>
          </table:table-cell>
          <table:table-cell table:style-name="ce40" office:value-type="float" office:value="1843" calcext:value-type="float">
            <text:p>1,843</text:p>
          </table:table-cell>
          <table:table-cell table:style-name="ce52" office:value-type="float" office:value="1714" calcext:value-type="float">
            <text:p>1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9" calcext:value-type="float">
            <text:p>1,109</text:p>
          </table:table-cell>
          <table:table-cell table:style-name="ce40" office:value-type="float" office:value="4300" calcext:value-type="float">
            <text:p>4,300</text:p>
          </table:table-cell>
          <table:table-cell table:style-name="ce40" office:value-type="float" office:value="2247" calcext:value-type="float">
            <text:p>2,247</text:p>
          </table:table-cell>
          <table:table-cell table:style-name="ce52" office:value-type="float" office:value="2053" calcext:value-type="float">
            <text:p>2,0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0" office:value-type="float" office:value="3409" calcext:value-type="float">
            <text:p>3,409</text:p>
          </table:table-cell>
          <table:table-cell table:style-name="ce40" office:value-type="float" office:value="1830" calcext:value-type="float">
            <text:p>1,830</text:p>
          </table:table-cell>
          <table:table-cell table:style-name="ce52" office:value-type="float" office:value="1579" calcext:value-type="float">
            <text:p>1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0" office:value-type="float" office:value="3687" calcext:value-type="float">
            <text:p>3,687</text:p>
          </table:table-cell>
          <table:table-cell table:style-name="ce40" office:value-type="float" office:value="1850" calcext:value-type="float">
            <text:p>1,850</text:p>
          </table:table-cell>
          <table:table-cell table:style-name="ce52" office:value-type="float" office:value="1837" calcext:value-type="float">
            <text:p>1,83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09" calcext:value-type="float">
            <text:p>2,009</text:p>
          </table:table-cell>
          <table:table-cell table:style-name="ce41" office:value-type="float" office:value="5277" calcext:value-type="float">
            <text:p>5,277</text:p>
          </table:table-cell>
          <table:table-cell table:style-name="ce41" office:value-type="float" office:value="2646" calcext:value-type="float">
            <text:p>2,646</text:p>
          </table:table-cell>
          <table:table-cell table:style-name="ce53" office:value-type="float" office:value="2631" calcext:value-type="float">
            <text:p>2,631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30490" calcext:value-type="float">
            <text:p>130,490</text:p>
          </table:table-cell>
          <table:table-cell table:style-name="ce39" office:value-type="float" office:value="315374" calcext:value-type="float">
            <text:p>315,374</text:p>
          </table:table-cell>
          <table:table-cell table:style-name="ce39" office:value-type="float" office:value="158193" calcext:value-type="float">
            <text:p>158,193</text:p>
          </table:table-cell>
          <table:table-cell table:style-name="ce51" office:value-type="float" office:value="157181" calcext:value-type="float">
            <text:p>157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440" calcext:value-type="float">
            <text:p>42,440</text:p>
          </table:table-cell>
          <table:table-cell table:style-name="ce40" office:value-type="float" office:value="98324" calcext:value-type="float">
            <text:p>98,324</text:p>
          </table:table-cell>
          <table:table-cell table:style-name="ce40" office:value-type="float" office:value="46962" calcext:value-type="float">
            <text:p>46,962</text:p>
          </table:table-cell>
          <table:table-cell table:style-name="ce52" office:value-type="float" office:value="51362" calcext:value-type="float">
            <text:p>51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61" calcext:value-type="float">
            <text:p>4,361</text:p>
          </table:table-cell>
          <table:table-cell table:style-name="ce40" office:value-type="float" office:value="10306" calcext:value-type="float">
            <text:p>10,306</text:p>
          </table:table-cell>
          <table:table-cell table:style-name="ce40" office:value-type="float" office:value="5336" calcext:value-type="float">
            <text:p>5,336</text:p>
          </table:table-cell>
          <table:table-cell table:style-name="ce52" office:value-type="float" office:value="4970" calcext:value-type="float">
            <text:p>4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942" calcext:value-type="float">
            <text:p>8,942</text:p>
          </table:table-cell>
          <table:table-cell table:style-name="ce40" office:value-type="float" office:value="21670" calcext:value-type="float">
            <text:p>21,670</text:p>
          </table:table-cell>
          <table:table-cell table:style-name="ce40" office:value-type="float" office:value="11340" calcext:value-type="float">
            <text:p>11,340</text:p>
          </table:table-cell>
          <table:table-cell table:style-name="ce52" office:value-type="float" office:value="10330" calcext:value-type="float">
            <text:p>10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547" calcext:value-type="float">
            <text:p>8,547</text:p>
          </table:table-cell>
          <table:table-cell table:style-name="ce40" office:value-type="float" office:value="20323" calcext:value-type="float">
            <text:p>20,323</text:p>
          </table:table-cell>
          <table:table-cell table:style-name="ce40" office:value-type="float" office:value="10240" calcext:value-type="float">
            <text:p>10,240</text:p>
          </table:table-cell>
          <table:table-cell table:style-name="ce52" office:value-type="float" office:value="10083" calcext:value-type="float">
            <text:p>10,0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4141" calcext:value-type="float">
            <text:p>34,141</text:p>
          </table:table-cell>
          <table:table-cell table:style-name="ce40" office:value-type="float" office:value="83135" calcext:value-type="float">
            <text:p>83,135</text:p>
          </table:table-cell>
          <table:table-cell table:style-name="ce40" office:value-type="float" office:value="41260" calcext:value-type="float">
            <text:p>41,260</text:p>
          </table:table-cell>
          <table:table-cell table:style-name="ce52" office:value-type="float" office:value="41875" calcext:value-type="float">
            <text:p>41,8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61" calcext:value-type="float">
            <text:p>7,461</text:p>
          </table:table-cell>
          <table:table-cell table:style-name="ce40" office:value-type="float" office:value="16737" calcext:value-type="float">
            <text:p>16,737</text:p>
          </table:table-cell>
          <table:table-cell table:style-name="ce40" office:value-type="float" office:value="8861" calcext:value-type="float">
            <text:p>8,861</text:p>
          </table:table-cell>
          <table:table-cell table:style-name="ce52" office:value-type="float" office:value="7876" calcext:value-type="float">
            <text:p>7,8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0" calcext:value-type="float">
            <text:p>4,950</text:p>
          </table:table-cell>
          <table:table-cell table:style-name="ce40" office:value-type="float" office:value="11534" calcext:value-type="float">
            <text:p>11,534</text:p>
          </table:table-cell>
          <table:table-cell table:style-name="ce40" office:value-type="float" office:value="6091" calcext:value-type="float">
            <text:p>6,091</text:p>
          </table:table-cell>
          <table:table-cell table:style-name="ce52" office:value-type="float" office:value="5443" calcext:value-type="float">
            <text:p>5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97" calcext:value-type="float">
            <text:p>1,697</text:p>
          </table:table-cell>
          <table:table-cell table:style-name="ce40" office:value-type="float" office:value="4147" calcext:value-type="float">
            <text:p>4,147</text:p>
          </table:table-cell>
          <table:table-cell table:style-name="ce40" office:value-type="float" office:value="2326" calcext:value-type="float">
            <text:p>2,326</text:p>
          </table:table-cell>
          <table:table-cell table:style-name="ce52" office:value-type="float" office:value="1821" calcext:value-type="float">
            <text:p>1,8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44" calcext:value-type="float">
            <text:p>4,744</text:p>
          </table:table-cell>
          <table:table-cell table:style-name="ce40" office:value-type="float" office:value="10584" calcext:value-type="float">
            <text:p>10,584</text:p>
          </table:table-cell>
          <table:table-cell table:style-name="ce40" office:value-type="float" office:value="5642" calcext:value-type="float">
            <text:p>5,642</text:p>
          </table:table-cell>
          <table:table-cell table:style-name="ce52" office:value-type="float" office:value="4942" calcext:value-type="float">
            <text:p>4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27" calcext:value-type="float">
            <text:p>4,027</text:p>
          </table:table-cell>
          <table:table-cell table:style-name="ce40" office:value-type="float" office:value="9530" calcext:value-type="float">
            <text:p>9,530</text:p>
          </table:table-cell>
          <table:table-cell table:style-name="ce40" office:value-type="float" office:value="5081" calcext:value-type="float">
            <text:p>5,081</text:p>
          </table:table-cell>
          <table:table-cell table:style-name="ce52" office:value-type="float" office:value="4449" calcext:value-type="float">
            <text:p>4,4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99" calcext:value-type="float">
            <text:p>5,299</text:p>
          </table:table-cell>
          <table:table-cell table:style-name="ce40" office:value-type="float" office:value="17095" calcext:value-type="float">
            <text:p>17,095</text:p>
          </table:table-cell>
          <table:table-cell table:style-name="ce40" office:value-type="float" office:value="8695" calcext:value-type="float">
            <text:p>8,695</text:p>
          </table:table-cell>
          <table:table-cell table:style-name="ce52" office:value-type="float" office:value="8400" calcext:value-type="float">
            <text:p>8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0" office:value-type="float" office:value="6070" calcext:value-type="float">
            <text:p>6,070</text:p>
          </table:table-cell>
          <table:table-cell table:style-name="ce40" office:value-type="float" office:value="3160" calcext:value-type="float">
            <text:p>3,160</text:p>
          </table:table-cell>
          <table:table-cell table:style-name="ce52" office:value-type="float" office:value="2910" calcext:value-type="float">
            <text:p>2,91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6" calcext:value-type="float">
            <text:p>1,736</text:p>
          </table:table-cell>
          <table:table-cell table:style-name="ce41" office:value-type="float" office:value="5919" calcext:value-type="float">
            <text:p>5,919</text:p>
          </table:table-cell>
          <table:table-cell table:style-name="ce41" office:value-type="float" office:value="3199" calcext:value-type="float">
            <text:p>3,199</text:p>
          </table:table-cell>
          <table:table-cell table:style-name="ce53" office:value-type="float" office:value="2720" calcext:value-type="float">
            <text:p>2,72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918" calcext:value-type="float">
            <text:p>43,918</text:p>
          </table:table-cell>
          <table:table-cell table:style-name="ce39" office:value-type="float" office:value="107901" calcext:value-type="float">
            <text:p>107,901</text:p>
          </table:table-cell>
          <table:table-cell table:style-name="ce39" office:value-type="float" office:value="55167" calcext:value-type="float">
            <text:p>55,167</text:p>
          </table:table-cell>
          <table:table-cell table:style-name="ce51" office:value-type="float" office:value="52734" calcext:value-type="float">
            <text:p>52,7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885" calcext:value-type="float">
            <text:p>26,885</text:p>
          </table:table-cell>
          <table:table-cell table:style-name="ce40" office:value-type="float" office:value="64078" calcext:value-type="float">
            <text:p>64,078</text:p>
          </table:table-cell>
          <table:table-cell table:style-name="ce40" office:value-type="float" office:value="32466" calcext:value-type="float">
            <text:p>32,466</text:p>
          </table:table-cell>
          <table:table-cell table:style-name="ce52" office:value-type="float" office:value="31612" calcext:value-type="float">
            <text:p>31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99" calcext:value-type="float">
            <text:p>6,599</text:p>
          </table:table-cell>
          <table:table-cell table:style-name="ce40" office:value-type="float" office:value="16124" calcext:value-type="float">
            <text:p>16,124</text:p>
          </table:table-cell>
          <table:table-cell table:style-name="ce40" office:value-type="float" office:value="8401" calcext:value-type="float">
            <text:p>8,401</text:p>
          </table:table-cell>
          <table:table-cell table:style-name="ce52" office:value-type="float" office:value="7723" calcext:value-type="float">
            <text:p>7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712" calcext:value-type="float">
            <text:p>3,712</text:p>
          </table:table-cell>
          <table:table-cell table:style-name="ce40" office:value-type="float" office:value="10137" calcext:value-type="float">
            <text:p>10,137</text:p>
          </table:table-cell>
          <table:table-cell table:style-name="ce40" office:value-type="float" office:value="5195" calcext:value-type="float">
            <text:p>5,195</text:p>
          </table:table-cell>
          <table:table-cell table:style-name="ce52" office:value-type="float" office:value="4942" calcext:value-type="float">
            <text:p>4,9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4" calcext:value-type="float">
            <text:p>3,154</text:p>
          </table:table-cell>
          <table:table-cell table:style-name="ce40" office:value-type="float" office:value="8207" calcext:value-type="float">
            <text:p>8,207</text:p>
          </table:table-cell>
          <table:table-cell table:style-name="ce40" office:value-type="float" office:value="4192" calcext:value-type="float">
            <text:p>4,192</text:p>
          </table:table-cell>
          <table:table-cell table:style-name="ce52" office:value-type="float" office:value="4015" calcext:value-type="float">
            <text:p>4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6" calcext:value-type="float">
            <text:p>2,036</text:p>
          </table:table-cell>
          <table:table-cell table:style-name="ce40" office:value-type="float" office:value="5424" calcext:value-type="float">
            <text:p>5,424</text:p>
          </table:table-cell>
          <table:table-cell table:style-name="ce40" office:value-type="float" office:value="2913" calcext:value-type="float">
            <text:p>2,913</text:p>
          </table:table-cell>
          <table:table-cell table:style-name="ce52" office:value-type="float" office:value="2511" calcext:value-type="float">
            <text:p>2,51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2" calcext:value-type="float">
            <text:p>1,532</text:p>
          </table:table-cell>
          <table:table-cell table:style-name="ce41" office:value-type="float" office:value="3931" calcext:value-type="float">
            <text:p>3,931</text:p>
          </table:table-cell>
          <table:table-cell table:style-name="ce41" office:value-type="float" office:value="2000" calcext:value-type="float">
            <text:p>2,000</text:p>
          </table:table-cell>
          <table:table-cell table:style-name="ce53" office:value-type="float" office:value="1931" calcext:value-type="float">
            <text:p>1,93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1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2896" calcext:value-type="float">
            <text:p>162,896</text:p>
          </table:table-cell>
          <table:table-cell table:style-name="ce39" office:value-type="float" office:value="361441" calcext:value-type="float">
            <text:p>361,441</text:p>
          </table:table-cell>
          <table:table-cell table:style-name="ce39" office:value-type="float" office:value="179315" calcext:value-type="float">
            <text:p>179,315</text:p>
          </table:table-cell>
          <table:table-cell table:style-name="ce51" office:value-type="float" office:value="182126" calcext:value-type="float">
            <text:p>182,1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470" calcext:value-type="float">
            <text:p>24,470</text:p>
          </table:table-cell>
          <table:table-cell table:style-name="ce40" office:value-type="float" office:value="50950" calcext:value-type="float">
            <text:p>50,950</text:p>
          </table:table-cell>
          <table:table-cell table:style-name="ce40" office:value-type="float" office:value="25623" calcext:value-type="float">
            <text:p>25,623</text:p>
          </table:table-cell>
          <table:table-cell table:style-name="ce52" office:value-type="float" office:value="25327" calcext:value-type="float">
            <text:p>25,32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727" calcext:value-type="float">
            <text:p>22,727</text:p>
          </table:table-cell>
          <table:table-cell table:style-name="ce40" office:value-type="float" office:value="52528" calcext:value-type="float">
            <text:p>52,528</text:p>
          </table:table-cell>
          <table:table-cell table:style-name="ce40" office:value-type="float" office:value="26202" calcext:value-type="float">
            <text:p>26,202</text:p>
          </table:table-cell>
          <table:table-cell table:style-name="ce52" office:value-type="float" office:value="26326" calcext:value-type="float">
            <text:p>26,3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768" calcext:value-type="float">
            <text:p>16,768</text:p>
          </table:table-cell>
          <table:table-cell table:style-name="ce40" office:value-type="float" office:value="38334" calcext:value-type="float">
            <text:p>38,334</text:p>
          </table:table-cell>
          <table:table-cell table:style-name="ce40" office:value-type="float" office:value="19074" calcext:value-type="float">
            <text:p>19,074</text:p>
          </table:table-cell>
          <table:table-cell table:style-name="ce52" office:value-type="float" office:value="19260" calcext:value-type="float">
            <text:p>19,26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9032" calcext:value-type="float">
            <text:p>19,032</text:p>
          </table:table-cell>
          <table:table-cell table:style-name="ce40" office:value-type="float" office:value="40515" calcext:value-type="float">
            <text:p>40,515</text:p>
          </table:table-cell>
          <table:table-cell table:style-name="ce40" office:value-type="float" office:value="19865" calcext:value-type="float">
            <text:p>19,865</text:p>
          </table:table-cell>
          <table:table-cell table:style-name="ce52" office:value-type="float" office:value="20650" calcext:value-type="float">
            <text:p>20,65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698" calcext:value-type="float">
            <text:p>20,698</text:p>
          </table:table-cell>
          <table:table-cell table:style-name="ce40" office:value-type="float" office:value="45859" calcext:value-type="float">
            <text:p>45,859</text:p>
          </table:table-cell>
          <table:table-cell table:style-name="ce40" office:value-type="float" office:value="23133" calcext:value-type="float">
            <text:p>23,133</text:p>
          </table:table-cell>
          <table:table-cell table:style-name="ce52" office:value-type="float" office:value="22726" calcext:value-type="float">
            <text:p>22,7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5351" calcext:value-type="float">
            <text:p>35,351</text:p>
          </table:table-cell>
          <table:table-cell table:style-name="ce40" office:value-type="float" office:value="80060" calcext:value-type="float">
            <text:p>80,060</text:p>
          </table:table-cell>
          <table:table-cell table:style-name="ce40" office:value-type="float" office:value="39279" calcext:value-type="float">
            <text:p>39,279</text:p>
          </table:table-cell>
          <table:table-cell table:style-name="ce52" office:value-type="float" office:value="40781" calcext:value-type="float">
            <text:p>40,78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850" calcext:value-type="float">
            <text:p>23,850</text:p>
          </table:table-cell>
          <table:table-cell table:style-name="ce41" office:value-type="float" office:value="53195" calcext:value-type="float">
            <text:p>53,195</text:p>
          </table:table-cell>
          <table:table-cell table:style-name="ce41" office:value-type="float" office:value="26139" calcext:value-type="float">
            <text:p>26,139</text:p>
          </table:table-cell>
          <table:table-cell table:style-name="ce53" office:value-type="float" office:value="27056" calcext:value-type="float">
            <text:p>27,056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3977" calcext:value-type="float">
            <text:p>183,977</text:p>
          </table:table-cell>
          <table:table-cell table:style-name="ce39" office:value-type="float" office:value="457242" calcext:value-type="float">
            <text:p>457,242</text:p>
          </table:table-cell>
          <table:table-cell table:style-name="ce39" office:value-type="float" office:value="225641" calcext:value-type="float">
            <text:p>225,641</text:p>
          </table:table-cell>
          <table:table-cell table:style-name="ce51" office:value-type="float" office:value="231601" calcext:value-type="float">
            <text:p>231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9905" calcext:value-type="float">
            <text:p>89,905</text:p>
          </table:table-cell>
          <table:table-cell table:style-name="ce40" office:value-type="float" office:value="224043" calcext:value-type="float">
            <text:p>224,043</text:p>
          </table:table-cell>
          <table:table-cell table:style-name="ce40" office:value-type="float" office:value="110482" calcext:value-type="float">
            <text:p>110,482</text:p>
          </table:table-cell>
          <table:table-cell table:style-name="ce52" office:value-type="float" office:value="113561" calcext:value-type="float">
            <text:p>113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3634" calcext:value-type="float">
            <text:p>63,634</text:p>
          </table:table-cell>
          <table:table-cell table:style-name="ce40" office:value-type="float" office:value="153897" calcext:value-type="float">
            <text:p>153,897</text:p>
          </table:table-cell>
          <table:table-cell table:style-name="ce40" office:value-type="float" office:value="75038" calcext:value-type="float">
            <text:p>75,038</text:p>
          </table:table-cell>
          <table:table-cell table:style-name="ce52" office:value-type="float" office:value="78859" calcext:value-type="float">
            <text:p>78,85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30438" calcext:value-type="float">
            <text:p>30,438</text:p>
          </table:table-cell>
          <table:table-cell table:style-name="ce41" office:value-type="float" office:value="79302" calcext:value-type="float">
            <text:p>79,302</text:p>
          </table:table-cell>
          <table:table-cell table:style-name="ce41" office:value-type="float" office:value="40121" calcext:value-type="float">
            <text:p>40,121</text:p>
          </table:table-cell>
          <table:table-cell table:style-name="ce53" office:value-type="float" office:value="39181" calcext:value-type="float">
            <text:p>39,181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5407" calcext:value-type="float">
            <text:p>105,407</text:p>
          </table:table-cell>
          <table:table-cell table:style-name="ce39" office:value-type="float" office:value="262177" calcext:value-type="float">
            <text:p>262,177</text:p>
          </table:table-cell>
          <table:table-cell table:style-name="ce39" office:value-type="float" office:value="125664" calcext:value-type="float">
            <text:p>125,664</text:p>
          </table:table-cell>
          <table:table-cell table:style-name="ce51" office:value-type="float" office:value="136513" calcext:value-type="float">
            <text:p>136,5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7439" calcext:value-type="float">
            <text:p>47,439</text:p>
          </table:table-cell>
          <table:table-cell table:style-name="ce40" office:value-type="float" office:value="117300" calcext:value-type="float">
            <text:p>117,300</text:p>
          </table:table-cell>
          <table:table-cell table:style-name="ce40" office:value-type="float" office:value="55643" calcext:value-type="float">
            <text:p>55,643</text:p>
          </table:table-cell>
          <table:table-cell table:style-name="ce52" office:value-type="float" office:value="61657" calcext:value-type="float">
            <text:p>61,6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968" calcext:value-type="float">
            <text:p>57,968</text:p>
          </table:table-cell>
          <table:table-cell table:style-name="ce41" office:value-type="float" office:value="144877" calcext:value-type="float">
            <text:p>144,877</text:p>
          </table:table-cell>
          <table:table-cell table:style-name="ce41" office:value-type="float" office:value="70021" calcext:value-type="float">
            <text:p>70,021</text:p>
          </table:table-cell>
          <table:table-cell table:style-name="ce53" office:value-type="float" office:value="74856" calcext:value-type="float">
            <text:p>74,856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975" calcext:value-type="float">
            <text:p>44,975</text:p>
          </table:table-cell>
          <table:table-cell table:style-name="ce39" office:value-type="float" office:value="143601" calcext:value-type="float">
            <text:p>143,601</text:p>
          </table:table-cell>
          <table:table-cell table:style-name="ce39" office:value-type="float" office:value="71254" calcext:value-type="float">
            <text:p>71,254</text:p>
          </table:table-cell>
          <table:table-cell table:style-name="ce51" office:value-type="float" office:value="72347" calcext:value-type="float">
            <text:p>72,3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586" calcext:value-type="float">
            <text:p>13,586</text:p>
          </table:table-cell>
          <table:table-cell table:style-name="ce40" office:value-type="float" office:value="42719" calcext:value-type="float">
            <text:p>42,719</text:p>
          </table:table-cell>
          <table:table-cell table:style-name="ce40" office:value-type="float" office:value="21188" calcext:value-type="float">
            <text:p>21,188</text:p>
          </table:table-cell>
          <table:table-cell table:style-name="ce52" office:value-type="float" office:value="21531" calcext:value-type="float">
            <text:p>21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10122" calcext:value-type="float">
            <text:p>10,122</text:p>
          </table:table-cell>
          <table:table-cell table:style-name="ce40" office:value-type="float" office:value="31209" calcext:value-type="float">
            <text:p>31,209</text:p>
          </table:table-cell>
          <table:table-cell table:style-name="ce40" office:value-type="float" office:value="15515" calcext:value-type="float">
            <text:p>15,515</text:p>
          </table:table-cell>
          <table:table-cell table:style-name="ce52" office:value-type="float" office:value="15694" calcext:value-type="float">
            <text:p>15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93" calcext:value-type="float">
            <text:p>6,793</text:p>
          </table:table-cell>
          <table:table-cell table:style-name="ce40" office:value-type="float" office:value="20680" calcext:value-type="float">
            <text:p>20,680</text:p>
          </table:table-cell>
          <table:table-cell table:style-name="ce40" office:value-type="float" office:value="10166" calcext:value-type="float">
            <text:p>10,166</text:p>
          </table:table-cell>
          <table:table-cell table:style-name="ce52" office:value-type="float" office:value="10514" calcext:value-type="float">
            <text:p>10,5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966" calcext:value-type="float">
            <text:p>10,966</text:p>
          </table:table-cell>
          <table:table-cell table:style-name="ce40" office:value-type="float" office:value="35809" calcext:value-type="float">
            <text:p>35,809</text:p>
          </table:table-cell>
          <table:table-cell table:style-name="ce40" office:value-type="float" office:value="17862" calcext:value-type="float">
            <text:p>17,862</text:p>
          </table:table-cell>
          <table:table-cell table:style-name="ce52" office:value-type="float" office:value="17947" calcext:value-type="float">
            <text:p>17,9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77" calcext:value-type="float">
            <text:p>3,377</text:p>
          </table:table-cell>
          <table:table-cell table:style-name="ce40" office:value-type="float" office:value="12538" calcext:value-type="float">
            <text:p>12,538</text:p>
          </table:table-cell>
          <table:table-cell table:style-name="ce40" office:value-type="float" office:value="6184" calcext:value-type="float">
            <text:p>6,184</text:p>
          </table:table-cell>
          <table:table-cell table:style-name="ce52" office:value-type="float" office:value="6354" calcext:value-type="float">
            <text:p>6,35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46" calcext:value-type="float">
            <text:p>646</text:p>
          </table:table-cell>
          <table:table-cell table:style-name="ce41" office:value-type="float" office:value="339" calcext:value-type="float">
            <text:p>339</text:p>
          </table:table-cell>
          <table:table-cell table:style-name="ce53" office:value-type="float" office:value="307" calcext:value-type="float">
            <text:p>307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1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896" calcext:value-type="float">
            <text:p>3,896</text:p>
          </table:table-cell>
          <table:table-cell table:style-name="ce39" office:value-type="float" office:value="13950" calcext:value-type="float">
            <text:p>13,950</text:p>
          </table:table-cell>
          <table:table-cell table:style-name="ce39" office:value-type="float" office:value="8054" calcext:value-type="float">
            <text:p>8,054</text:p>
          </table:table-cell>
          <table:table-cell table:style-name="ce51" office:value-type="float" office:value="5896" calcext:value-type="float">
            <text:p>5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224" calcext:value-type="float">
            <text:p>2,224</text:p>
          </table:table-cell>
          <table:table-cell table:style-name="ce40" office:value-type="float" office:value="7815" calcext:value-type="float">
            <text:p>7,815</text:p>
          </table:table-cell>
          <table:table-cell table:style-name="ce40" office:value-type="float" office:value="4379" calcext:value-type="float">
            <text:p>4,379</text:p>
          </table:table-cell>
          <table:table-cell table:style-name="ce52" office:value-type="float" office:value="3436" calcext:value-type="float">
            <text:p>3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48" calcext:value-type="float">
            <text:p>948</text:p>
          </table:table-cell>
          <table:table-cell table:style-name="ce40" office:value-type="float" office:value="3062" calcext:value-type="float">
            <text:p>3,062</text:p>
          </table:table-cell>
          <table:table-cell table:style-name="ce40" office:value-type="float" office:value="1756" calcext:value-type="float">
            <text:p>1,756</text:p>
          </table:table-cell>
          <table:table-cell table:style-name="ce52" office:value-type="float" office:value="1306" calcext:value-type="float">
            <text:p>1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4" calcext:value-type="float">
            <text:p>354</text:p>
          </table:table-cell>
          <table:table-cell table:style-name="ce40" office:value-type="float" office:value="1518" calcext:value-type="float">
            <text:p>1,518</text:p>
          </table:table-cell>
          <table:table-cell table:style-name="ce40" office:value-type="float" office:value="951" calcext:value-type="float">
            <text:p>951</text:p>
          </table:table-cell>
          <table:table-cell table:style-name="ce52" office:value-type="float" office:value="567" calcext:value-type="float">
            <text:p>56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70" calcext:value-type="float">
            <text:p>370</text:p>
          </table:table-cell>
          <table:table-cell table:style-name="ce41" office:value-type="float" office:value="1555" calcext:value-type="float">
            <text:p>1,555</text:p>
          </table:table-cell>
          <table:table-cell table:style-name="ce41" office:value-type="float" office:value="968" calcext:value-type="float">
            <text:p>968</text:p>
          </table:table-cell>
          <table:table-cell table:style-name="ce53" office:value-type="float" office:value="587" calcext:value-type="float">
            <text:p>587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